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18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1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ff6d6d"/>
    </style:style>
    <style:style style:name="ce5" style:family="table-cell" style:parent-style-name="Default">
      <style:table-cell-properties fo:background-color="transparent"/>
      <style:text-properties fo:color="#ff0000"/>
    </style:style>
    <style:style style:name="ce6" style:family="table-cell" style:parent-style-name="Default">
      <style:text-properties fo:color="#3faf46"/>
    </style:style>
    <style:style style:name="ce7" style:family="table-cell" style:parent-style-name="Default">
      <style:table-cell-properties fo:background-color="#f6f9d4"/>
      <style:text-properties fo:color="#3faf46"/>
    </style:style>
    <style:style style:name="ce8" style:family="table-cell" style:parent-style-name="Default">
      <style:text-properties fo:color="#b2b2b2"/>
    </style:style>
    <style:style style:name="ce9" style:family="table-cell" style:parent-style-name="Default">
      <style:text-properties fo:color="#3faf4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/>
      <style:text-properties fo:color="#3faf4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f2a1"/>
      <style:text-properties fo:color="#3faf46"/>
    </style:style>
    <style:style style:name="ce12" style:family="table-cell" style:parent-style-name="Default">
      <style:table-cell-properties fo:background-color="#ffd8ce"/>
      <style:text-properties fo:color="#3faf46"/>
    </style:style>
    <style:style style:name="ce13" style:family="table-cell" style:parent-style-name="Default">
      <style:table-cell-properties fo:background-color="transparent"/>
      <style:text-properties fo:color="#3faf46"/>
    </style:style>
    <style:style style:name="ce14" style:family="table-cell" style:parent-style-name="Default">
      <style:text-properties style:use-window-font-color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3faf4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1" table:number-columns-repeated="1014" table:default-cell-style-name="Default"/>
        <table:table-row table:style-name="ro1" table:number-rows-repeated="7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Row nr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string" calcext:value-type="string">
            <text:p>i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9]+1" office:value-type="float" office:value="1" calcext:value-type="float">
            <text:p>1</text:p>
          </table:table-cell>
          <table:table-cell table:style-name="ce3" office:value-type="string" calcext:value-type="string">
            <text:p>mul x 0</text:p>
          </table:table-cell>
          <table:table-cell table:formula="of:=[.F9]" office:value-type="string" office:string-value="i0" calcext:value-type="string">
            <text:p>i0</text:p>
          </table:table-cell>
          <table:table-cell table:style-name="ce6" table:formula="of:=[.G9]" office:value-type="float" office:value="0" calcext:value-type="float">
            <text:p>0</text:p>
          </table:table-cell>
          <table:table-cell table:style-name="ce6" table:formula="of:=[.H9]" office:value-type="float" office:value="0" calcext:value-type="float">
            <text:p>0</text:p>
          </table:table-cell>
          <table:table-cell table:style-name="ce6" table:formula="of:=[.I9]" office:value-type="float" office:value="0" calcext:value-type="float">
            <text:p>0</text:p>
          </table:table-cell>
          <table:table-cell/>
          <table:table-cell office:value-type="string" calcext:value-type="string">
            <text:p>Does nothin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0]+1" office:value-type="float" office:value="2" calcext:value-type="float">
            <text:p>2</text:p>
          </table:table-cell>
          <table:table-cell table:style-name="ce3" office:value-type="string" calcext:value-type="string">
            <text:p>add x z</text:p>
          </table:table-cell>
          <table:table-cell table:formula="of:=[.F10]" office:value-type="string" office:string-value="i0" calcext:value-type="string">
            <text:p>i0</text:p>
          </table:table-cell>
          <table:table-cell table:style-name="ce6" table:formula="of:=[.G10]" office:value-type="float" office:value="0" calcext:value-type="float">
            <text:p>0</text:p>
          </table:table-cell>
          <table:table-cell table:style-name="ce6" table:formula="of:=[.H10]" office:value-type="float" office:value="0" calcext:value-type="float">
            <text:p>0</text:p>
          </table:table-cell>
          <table:table-cell table:style-name="ce6" table:formula="of:=[.I10]" office:value-type="float" office:value="0" calcext:value-type="float">
            <text:p>0</text:p>
          </table:table-cell>
          <table:table-cell/>
          <table:table-cell office:value-type="string" calcext:value-type="string">
            <text:p>Does noth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en font=Known value</text:p>
          </table:table-cell>
          <table:table-cell/>
          <table:table-cell table:formula="of:=[.D11]+1" office:value-type="float" office:value="3" calcext:value-type="float">
            <text:p>3</text:p>
          </table:table-cell>
          <table:table-cell office:value-type="string" calcext:value-type="string">
            <text:p>mod x 26</text:p>
          </table:table-cell>
          <table:table-cell table:formula="of:=[.F11]" office:value-type="string" office:string-value="i0" calcext:value-type="string">
            <text:p>i0</text:p>
          </table:table-cell>
          <table:table-cell table:style-name="ce6" table:formula="of:=[.G11]" office:value-type="float" office:value="0" calcext:value-type="float">
            <text:p>0</text:p>
          </table:table-cell>
          <table:table-cell table:style-name="ce6" table:formula="of:=[.H11]" office:value-type="float" office:value="0" calcext:value-type="float">
            <text:p>0</text:p>
          </table:table-cell>
          <table:table-cell table:style-name="ce6" table:formula="of:=[.I11]" office:value-type="float" office:value="0" calcext:value-type="float">
            <text:p>0</text:p>
          </table:table-cell>
          <table:table-cell/>
          <table:table-cell office:value-type="string" calcext:value-type="string">
            <text:p>Does noth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en BG=Cell written with known value</text:p>
          </table:table-cell>
          <table:table-cell/>
          <table:table-cell table:formula="of:=[.D12]+1" office:value-type="float" office:value="4" calcext:value-type="float">
            <text:p>4</text:p>
          </table:table-cell>
          <table:table-cell table:style-name="ce4" office:value-type="string" calcext:value-type="string">
            <text:p>div z 1</text:p>
          </table:table-cell>
          <table:table-cell table:formula="of:=[.F12]" office:value-type="string" office:string-value="i0" calcext:value-type="string">
            <text:p>i0</text:p>
          </table:table-cell>
          <table:table-cell table:style-name="ce6" table:formula="of:=[.G12]" office:value-type="float" office:value="0" calcext:value-type="float">
            <text:p>0</text:p>
          </table:table-cell>
          <table:table-cell table:style-name="ce6" table:formula="of:=[.H12]" office:value-type="float" office:value="0" calcext:value-type="float">
            <text:p>0</text:p>
          </table:table-cell>
          <table:table-cell table:style-name="ce6" table:formula="of:=[.I12]" office:value-type="float" office:value="0" calcext:value-type="float">
            <text:p>0</text:p>
          </table:table-cell>
          <table:table-cell/>
          <table:table-cell office:value-type="string" calcext:value-type="string">
            <text:p>Does noth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ink BG=Cell written with ?</text:p>
          </table:table-cell>
          <table:table-cell/>
          <table:table-cell table:formula="of:=[.D13]+1" office:value-type="float" office:value="5" calcext:value-type="float">
            <text:p>5</text:p>
          </table:table-cell>
          <table:table-cell table:style-name="ce3" office:value-type="string" calcext:value-type="string">
            <text:p>add x 12</text:p>
          </table:table-cell>
          <table:table-cell table:formula="of:=[.F13]" office:value-type="string" office:string-value="i0" calcext:value-type="string">
            <text:p>i0</text:p>
          </table:table-cell>
          <table:table-cell table:style-name="ce6" table:formula="of:=[.G13]" office:value-type="float" office:value="0" calcext:value-type="float">
            <text:p>0</text:p>
          </table:table-cell>
          <table:table-cell table:style-name="ce6" table:formula="of:=[.H13]" office:value-type="float" office:value="0" calcext:value-type="float">
            <text:p>0</text:p>
          </table:table-cell>
          <table:table-cell table:style-name="ce6" table:formula="of:=[.I13]" office:value-type="float" office:value="0" calcext:value-type="float">
            <text:p>0</text:p>
          </table:table-cell>
          <table:table-cell/>
          <table:table-cell office:value-type="string" calcext:value-type="string">
            <text:p>Does nothin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4]+1" office:value-type="float" office:value="6" calcext:value-type="float">
            <text:p>6</text:p>
          </table:table-cell>
          <table:table-cell office:value-type="string" calcext:value-type="string">
            <text:p>eql x w</text:p>
          </table:table-cell>
          <table:table-cell table:formula="of:=[.F14]" office:value-type="string" office:string-value="i0" calcext:value-type="string">
            <text:p>i0</text:p>
          </table:table-cell>
          <table:table-cell table:style-name="ce6" table:formula="of:=[.G14]" office:value-type="float" office:value="0" calcext:value-type="float">
            <text:p>0</text:p>
          </table:table-cell>
          <table:table-cell table:style-name="ce6" table:formula="of:=[.H14]" office:value-type="float" office:value="0" calcext:value-type="float">
            <text:p>0</text:p>
          </table:table-cell>
          <table:table-cell table:style-name="ce6" table:formula="of:=[.I14]" office:value-type="float" office:value="0" calcext:value-type="float">
            <text:p>0</text:p>
          </table:table-cell>
          <table:table-cell/>
          <table:table-cell office:value-type="string" calcext:value-type="string">
            <text:p>Does nothin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5]+1" office:value-type="float" office:value="7" calcext:value-type="float">
            <text:p>7</text:p>
          </table:table-cell>
          <table:table-cell office:value-type="string" calcext:value-type="string">
            <text:p>eql x 0</text:p>
          </table:table-cell>
          <table:table-cell table:formula="of:=[.F15]" office:value-type="string" office:string-value="i0" calcext:value-type="string">
            <text:p>i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H15]" office:value-type="float" office:value="0" calcext:value-type="float">
            <text:p>0</text:p>
          </table:table-cell>
          <table:table-cell table:style-name="ce6" table:formula="of:=[.I15]" office:value-type="float" office:value="0" calcext:value-type="float">
            <text:p>0</text:p>
          </table:table-cell>
          <table:table-cell office:value-type="string" calcext:value-type="string">
            <text:p>x==0 -&gt; ye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6]+1" office:value-type="float" office:value="8" calcext:value-type="float">
            <text:p>8</text:p>
          </table:table-cell>
          <table:table-cell table:style-name="ce3" office:value-type="string" calcext:value-type="string">
            <text:p>mul y 0</text:p>
          </table:table-cell>
          <table:table-cell table:formula="of:=[.F16]" office:value-type="string" office:string-value="i0" calcext:value-type="string">
            <text:p>i0</text:p>
          </table:table-cell>
          <table:table-cell table:style-name="ce6" table:formula="of:=[.G16]" office:value-type="float" office:value="1" calcext:value-type="float">
            <text:p>1</text:p>
          </table:table-cell>
          <table:table-cell table:style-name="ce6" table:formula="of:=[.H16]" office:value-type="float" office:value="0" calcext:value-type="float">
            <text:p>0</text:p>
          </table:table-cell>
          <table:table-cell table:style-name="ce6" table:formula="of:=[.I16]" office:value-type="float" office:value="0" calcext:value-type="float">
            <text:p>0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7]+1" office:value-type="float" office:value="9" calcext:value-type="float">
            <text:p>9</text:p>
          </table:table-cell>
          <table:table-cell office:value-type="string" calcext:value-type="string">
            <text:p>add y 25</text:p>
          </table:table-cell>
          <table:table-cell table:formula="of:=[.F17]" office:value-type="string" office:string-value="i0" calcext:value-type="string">
            <text:p>i0</text:p>
          </table:table-cell>
          <table:table-cell table:style-name="ce6" table:formula="of:=[.G17]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I17]" office:value-type="float" office:value="0" calcext:value-type="float">
            <text:p>0</text:p>
          </table:table-cell>
          <table:table-cell office:value-type="string" calcext:value-type="string">
            <text:p>y=2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8]+1" office:value-type="float" office:value="10" calcext:value-type="float">
            <text:p>10</text:p>
          </table:table-cell>
          <table:table-cell office:value-type="string" calcext:value-type="string">
            <text:p>mul y x</text:p>
          </table:table-cell>
          <table:table-cell table:formula="of:=[.F18]" office:value-type="string" office:string-value="i0" calcext:value-type="string">
            <text:p>i0</text:p>
          </table:table-cell>
          <table:table-cell table:style-name="ce6" table:formula="of:=[.G18]" office:value-type="float" office:value="1" calcext:value-type="float">
            <text:p>1</text:p>
          </table:table-cell>
          <table:table-cell table:style-name="ce6" table:formula="of:=[.H18]" office:value-type="float" office:value="25" calcext:value-type="float">
            <text:p>25</text:p>
          </table:table-cell>
          <table:table-cell table:style-name="ce6" table:formula="of:=[.I18]" office:value-type="float" office:value="0" calcext:value-type="float">
            <text:p>0</text:p>
          </table:table-cell>
          <table:table-cell office:value-type="string" calcext:value-type="string">
            <text:p>y = y*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9]+1" office:value-type="float" office:value="11" calcext:value-type="float">
            <text:p>11</text:p>
          </table:table-cell>
          <table:table-cell office:value-type="string" calcext:value-type="string">
            <text:p>add y 1</text:p>
          </table:table-cell>
          <table:table-cell table:formula="of:=[.F19]" office:value-type="string" office:string-value="i0" calcext:value-type="string">
            <text:p>i0</text:p>
          </table:table-cell>
          <table:table-cell table:style-name="ce6" table:formula="of:=[.G19]" office:value-type="float" office:value="1" calcext:value-type="float">
            <text:p>1</text:p>
          </table:table-cell>
          <table:table-cell table:style-name="ce6" table:formula="of:=[.H19]+1" office:value-type="float" office:value="26" calcext:value-type="float">
            <text:p>26</text:p>
          </table:table-cell>
          <table:table-cell table:style-name="ce6" table:formula="of:=[.I19]" office:value-type="float" office:value="0" calcext:value-type="float">
            <text:p>0</text:p>
          </table:table-cell>
          <table:table-cell office:value-type="string" calcext:value-type="string">
            <text:p>y=2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0]+1" office:value-type="float" office:value="12" calcext:value-type="float">
            <text:p>12</text:p>
          </table:table-cell>
          <table:table-cell table:style-name="ce3" office:value-type="string" calcext:value-type="string">
            <text:p>mul z y</text:p>
          </table:table-cell>
          <table:table-cell table:formula="of:=[.F20]" office:value-type="string" office:string-value="i0" calcext:value-type="string">
            <text:p>i0</text:p>
          </table:table-cell>
          <table:table-cell table:style-name="ce6" table:formula="of:=[.G20]" office:value-type="float" office:value="1" calcext:value-type="float">
            <text:p>1</text:p>
          </table:table-cell>
          <table:table-cell table:style-name="ce6" table:formula="of:=[.H20]" office:value-type="float" office:value="26" calcext:value-type="float">
            <text:p>26</text:p>
          </table:table-cell>
          <table:table-cell table:style-name="ce6" table:formula="of:=[.I20]" office:value-type="float" office:value="0" calcext:value-type="float">
            <text:p>0</text:p>
          </table:table-cell>
          <table:table-cell office:value-type="string" calcext:value-type="string">
            <text:p>z = 0*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1]+1" office:value-type="float" office:value="13" calcext:value-type="float">
            <text:p>13</text:p>
          </table:table-cell>
          <table:table-cell table:style-name="ce3" office:value-type="string" calcext:value-type="string">
            <text:p>mul y 0</text:p>
          </table:table-cell>
          <table:table-cell table:formula="of:=[.F21]" office:value-type="string" office:string-value="i0" calcext:value-type="string">
            <text:p>i0</text:p>
          </table:table-cell>
          <table:table-cell table:style-name="ce6" table:formula="of:=[.G21]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I21]" office:value-type="float" office:value="0" calcext:value-type="float">
            <text:p>0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2]+1" office:value-type="float" office:value="14" calcext:value-type="float">
            <text:p>14</text:p>
          </table:table-cell>
          <table:table-cell table:style-name="ce3" office:value-type="string" calcext:value-type="string">
            <text:p>add y w</text:p>
          </table:table-cell>
          <table:table-cell table:formula="of:=[.F22]" office:value-type="string" office:string-value="i0" calcext:value-type="string">
            <text:p>i0</text:p>
          </table:table-cell>
          <table:table-cell table:style-name="ce6" table:formula="of:=[.G22]" office:value-type="float" office:value="1" calcext:value-type="float">
            <text:p>1</text:p>
          </table:table-cell>
          <table:table-cell table:style-name="ce6" table:formula="of:=[.F23]" office:value-type="string" office:string-value="i0" calcext:value-type="string">
            <text:p>i0</text:p>
          </table:table-cell>
          <table:table-cell table:style-name="ce6" table:formula="of:=[.I22]" office:value-type="float" office:value="0" calcext:value-type="float">
            <text:p>0</text:p>
          </table:table-cell>
          <table:table-cell office:value-type="string" calcext:value-type="string">
            <text:p>y=i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3]+1" office:value-type="float" office:value="15" calcext:value-type="float">
            <text:p>15</text:p>
          </table:table-cell>
          <table:table-cell office:value-type="string" calcext:value-type="string">
            <text:p>add y 4</text:p>
          </table:table-cell>
          <table:table-cell table:formula="of:=[.F23]" office:value-type="string" office:string-value="i0" calcext:value-type="string">
            <text:p>i0</text:p>
          </table:table-cell>
          <table:table-cell table:style-name="ce6" table:formula="of:=[.G23]" office:value-type="float" office:value="1" calcext:value-type="float">
            <text:p>1</text:p>
          </table:table-cell>
          <table:table-cell table:style-name="ce7" table:formula="of:=COM.MICROSOFT.CONCAT([.H23]; &quot;+4&quot;)" office:value-type="string" office:string-value="i0+4" calcext:value-type="string">
            <text:p>i0+4</text:p>
          </table:table-cell>
          <table:table-cell table:formula="of:=[.I23]" office:value-type="float" office:value="0" calcext:value-type="float">
            <text:p>0</text:p>
          </table:table-cell>
          <table:table-cell office:value-type="string" calcext:value-type="string">
            <text:p>y=i0+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4]+1" office:value-type="float" office:value="16" calcext:value-type="float">
            <text:p>16</text:p>
          </table:table-cell>
          <table:table-cell office:value-type="string" calcext:value-type="string">
            <text:p>mul y x</text:p>
          </table:table-cell>
          <table:table-cell table:formula="of:=[.F24]" office:value-type="string" office:string-value="i0" calcext:value-type="string">
            <text:p>i0</text:p>
          </table:table-cell>
          <table:table-cell table:style-name="ce6" table:formula="of:=[.G24]" office:value-type="float" office:value="1" calcext:value-type="float">
            <text:p>1</text:p>
          </table:table-cell>
          <table:table-cell table:style-name="ce7" table:formula="of:=[.H24]" office:value-type="string" office:string-value="i0+4" calcext:value-type="string">
            <text:p>i0+4</text:p>
          </table:table-cell>
          <table:table-cell table:formula="of:=[.I24]" office:value-type="float" office:value="0" calcext:value-type="float">
            <text:p>0</text:p>
          </table:table-cell>
          <table:table-cell office:value-type="string" calcext:value-type="string">
            <text:p>y=i0+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5]+1" office:value-type="float" office:value="17" calcext:value-type="float">
            <text:p>17</text:p>
          </table:table-cell>
          <table:table-cell office:value-type="string" calcext:value-type="string">
            <text:p>add z y</text:p>
          </table:table-cell>
          <table:table-cell table:formula="of:=[.F25]" office:value-type="string" office:string-value="i0" calcext:value-type="string">
            <text:p>i0</text:p>
          </table:table-cell>
          <table:table-cell table:style-name="ce6" table:formula="of:=[.G25]" office:value-type="float" office:value="1" calcext:value-type="float">
            <text:p>1</text:p>
          </table:table-cell>
          <table:table-cell table:formula="of:=[.H25]" office:value-type="string" office:string-value="i0+4" calcext:value-type="string">
            <text:p>i0+4</text:p>
          </table:table-cell>
          <table:table-cell table:style-name="ce7" table:formula="of:=[.H26]" office:value-type="string" office:string-value="i0+4" calcext:value-type="string">
            <text:p>i0+4</text:p>
          </table:table-cell>
          <table:table-cell office:value-type="string" calcext:value-type="string">
            <text:p>z=i0+4</text:p>
          </table:table-cell>
          <table:table-cell/>
          <table:table-cell office:value-type="string" calcext:value-type="string">
            <text:p>&lt;- Done processing i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/>
          <table:table-cell table:style-name="ce7"/>
          <table:table-cell table:number-columns-repeated="1015"/>
        </table:table-row>
        <table:table-row table:style-name="ro1">
          <table:table-cell table:number-columns-repeated="3"/>
          <table:table-cell table:formula="of:=[.D26]+1" office:value-type="float" office:value="18" calcext:value-type="float">
            <text:p>18</text:p>
          </table:table-cell>
          <table:table-cell table:style-name="ce2" office:value-type="string" calcext:value-type="string">
            <text:p>inp w</text:p>
          </table:table-cell>
          <table:table-cell table:style-name="ce7" office:value-type="string" calcext:value-type="string">
            <text:p>i1</text:p>
          </table:table-cell>
          <table:table-cell table:style-name="ce6" table:formula="of:=[.G26]" office:value-type="float" office:value="1" calcext:value-type="float">
            <text:p>1</text:p>
          </table:table-cell>
          <table:table-cell table:formula="of:=[.H26]" office:value-type="string" office:string-value="i0+4" calcext:value-type="string">
            <text:p>i0+4</text:p>
          </table:table-cell>
          <table:table-cell table:style-name="ce6" table:formula="of:=[.I26]" office:value-type="string" office:string-value="i0+4" calcext:value-type="string">
            <text:p>i0+4</text:p>
          </table:table-cell>
          <table:table-cell office:value-type="string" calcext:value-type="string">
            <text:p>w=i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8]+1" office:value-type="float" office:value="19" calcext:value-type="float">
            <text:p>19</text:p>
          </table:table-cell>
          <table:table-cell table:style-name="ce3" office:value-type="string" calcext:value-type="string">
            <text:p>mul x 0</text:p>
          </table:table-cell>
          <table:table-cell table:formula="of:=[.F28]" office:value-type="string" office:string-value="i1" calcext:value-type="string">
            <text:p>i1</text:p>
          </table:table-cell>
          <table:table-cell table:style-name="ce7" office:value-type="float" office:value="0" calcext:value-type="float">
            <text:p>0</text:p>
          </table:table-cell>
          <table:table-cell table:formula="of:=[.H28]" office:value-type="string" office:string-value="i0+4" calcext:value-type="string">
            <text:p>i0+4</text:p>
          </table:table-cell>
          <table:table-cell table:style-name="ce6" table:formula="of:=[.I28]" office:value-type="string" office:string-value="i0+4" calcext:value-type="string">
            <text:p>i0+4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9]+1" office:value-type="float" office:value="20" calcext:value-type="float">
            <text:p>20</text:p>
          </table:table-cell>
          <table:table-cell table:style-name="ce3" office:value-type="string" calcext:value-type="string">
            <text:p>add x z</text:p>
          </table:table-cell>
          <table:table-cell table:formula="of:=[.F29]" office:value-type="string" office:string-value="i1" calcext:value-type="string">
            <text:p>i1</text:p>
          </table:table-cell>
          <table:table-cell table:style-name="ce7" table:formula="of:=[.I30]" office:value-type="string" office:string-value="i0+4" calcext:value-type="string">
            <text:p>i0+4</text:p>
          </table:table-cell>
          <table:table-cell table:formula="of:=[.H29]" office:value-type="string" office:string-value="i0+4" calcext:value-type="string">
            <text:p>i0+4</text:p>
          </table:table-cell>
          <table:table-cell table:style-name="ce6" table:formula="of:=[.I29]" office:value-type="string" office:string-value="i0+4" calcext:value-type="string">
            <text:p>i0+4</text:p>
          </table:table-cell>
          <table:table-cell office:value-type="string" calcext:value-type="string">
            <text:p>x=z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30]+1" office:value-type="float" office:value="21" calcext:value-type="float">
            <text:p>21</text:p>
          </table:table-cell>
          <table:table-cell office:value-type="string" calcext:value-type="string">
            <text:p>mod x 26</text:p>
          </table:table-cell>
          <table:table-cell table:formula="of:=[.F30]" office:value-type="string" office:string-value="i1" calcext:value-type="string">
            <text:p>i1</text:p>
          </table:table-cell>
          <table:table-cell table:style-name="ce7" table:formula="of:=[.G30]" office:value-type="string" office:string-value="i0+4" calcext:value-type="string">
            <text:p>i0+4</text:p>
          </table:table-cell>
          <table:table-cell table:formula="of:=[.H30]" office:value-type="string" office:string-value="i0+4" calcext:value-type="string">
            <text:p>i0+4</text:p>
          </table:table-cell>
          <table:table-cell table:style-name="ce6" table:formula="of:=[.I30]" office:value-type="string" office:string-value="i0+4" calcext:value-type="string">
            <text:p>i0+4</text:p>
          </table:table-cell>
          <table:table-cell office:value-type="string" calcext:value-type="string">
            <text:p>x=(i0+4)%26 -&gt; x</text:p>
          </table:table-cell>
          <table:table-cell office:value-type="string" calcext:value-type="string">
            <text:p>Valid values for x at this point are 5...13. No chang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31]+1" office:value-type="float" office:value="22" calcext:value-type="float">
            <text:p>22</text:p>
          </table:table-cell>
          <table:table-cell table:style-name="ce4" office:value-type="string" calcext:value-type="string">
            <text:p>div z 1</text:p>
          </table:table-cell>
          <table:table-cell table:formula="of:=[.F31]" office:value-type="string" office:string-value="i1" calcext:value-type="string">
            <text:p>i1</text:p>
          </table:table-cell>
          <table:table-cell table:style-name="ce6" table:formula="of:=[.G31]" office:value-type="string" office:string-value="i0+4" calcext:value-type="string">
            <text:p>i0+4</text:p>
          </table:table-cell>
          <table:table-cell table:formula="of:=[.H31]" office:value-type="string" office:string-value="i0+4" calcext:value-type="string">
            <text:p>i0+4</text:p>
          </table:table-cell>
          <table:table-cell table:style-name="ce7" table:formula="of:=[.I31]" office:value-type="string" office:string-value="i0+4" calcext:value-type="string">
            <text:p>i0+4</text:p>
          </table:table-cell>
          <table:table-cell office:value-type="string" calcext:value-type="string">
            <text:p>z=z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32]+1" office:value-type="float" office:value="23" calcext:value-type="float">
            <text:p>23</text:p>
          </table:table-cell>
          <table:table-cell table:style-name="ce3" office:value-type="string" calcext:value-type="string">
            <text:p>add x 11</text:p>
          </table:table-cell>
          <table:table-cell table:formula="of:=[.F32]" office:value-type="string" office:string-value="i1" calcext:value-type="string">
            <text:p>i1</text:p>
          </table:table-cell>
          <table:table-cell table:style-name="ce7" office:value-type="string" calcext:value-type="string">
            <text:p>i0+15</text:p>
          </table:table-cell>
          <table:table-cell table:formula="of:=[.H32]" office:value-type="string" office:string-value="i0+4" calcext:value-type="string">
            <text:p>i0+4</text:p>
          </table:table-cell>
          <table:table-cell table:formula="of:=[.I32]" office:value-type="string" office:string-value="i0+4" calcext:value-type="string">
            <text:p>i0+4</text:p>
          </table:table-cell>
          <table:table-cell office:value-type="string" calcext:value-type="string">
            <text:p>x=z%26 + 1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33]+1" office:value-type="float" office:value="24" calcext:value-type="float">
            <text:p>24</text:p>
          </table:table-cell>
          <table:table-cell office:value-type="string" calcext:value-type="string">
            <text:p>eql x w</text:p>
          </table:table-cell>
          <table:table-cell table:formula="of:=[.F33]" office:value-type="string" office:string-value="i1" calcext:value-type="string">
            <text:p>i1</text:p>
          </table:table-cell>
          <table:table-cell table:style-name="ce7" office:value-type="float" office:value="0" calcext:value-type="float">
            <text:p>0</text:p>
          </table:table-cell>
          <table:table-cell table:formula="of:=[.H33]" office:value-type="string" office:string-value="i0+4" calcext:value-type="string">
            <text:p>i0+4</text:p>
          </table:table-cell>
          <table:table-cell table:formula="of:=[.I33]" office:value-type="string" office:string-value="i0+4" calcext:value-type="string">
            <text:p>i0+4</text:p>
          </table:table-cell>
          <table:table-cell office:value-type="string" calcext:value-type="string">
            <text:p>x= (??+11) == i1</text:p>
          </table:table-cell>
          <table:table-cell office:value-type="string" calcext:value-type="string">
            <text:p>Can never be true. i1 can never be equal to a numer that is greater than 11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34]+1" office:value-type="float" office:value="25" calcext:value-type="float">
            <text:p>25</text:p>
          </table:table-cell>
          <table:table-cell office:value-type="string" calcext:value-type="string">
            <text:p>eql x 0</text:p>
          </table:table-cell>
          <table:table-cell table:formula="of:=[.F34]" office:value-type="string" office:string-value="i1" calcext:value-type="string">
            <text:p>i1</text:p>
          </table:table-cell>
          <table:table-cell table:style-name="ce7" office:value-type="float" office:value="1" calcext:value-type="float">
            <text:p>1</text:p>
          </table:table-cell>
          <table:table-cell table:formula="of:=[.H34]" office:value-type="string" office:string-value="i0+4" calcext:value-type="string">
            <text:p>i0+4</text:p>
          </table:table-cell>
          <table:table-cell table:formula="of:=[.I34]" office:value-type="string" office:string-value="i0+4" calcext:value-type="string">
            <text:p>i0+4</text:p>
          </table:table-cell>
          <table:table-cell office:value-type="string" calcext:value-type="string">
            <text:p>x= 0=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35]+1" office:value-type="float" office:value="26" calcext:value-type="float">
            <text:p>26</text:p>
          </table:table-cell>
          <table:table-cell table:style-name="ce3" office:value-type="string" calcext:value-type="string">
            <text:p>mul y 0</text:p>
          </table:table-cell>
          <table:table-cell table:formula="of:=[.F35]" office:value-type="string" office:string-value="i1" calcext:value-type="string">
            <text:p>i1</text:p>
          </table:table-cell>
          <table:table-cell table:style-name="ce6" table:formula="of:=[.G35]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I35]" office:value-type="string" office:string-value="i0+4" calcext:value-type="string">
            <text:p>i0+4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36]+1" office:value-type="float" office:value="27" calcext:value-type="float">
            <text:p>27</text:p>
          </table:table-cell>
          <table:table-cell office:value-type="string" calcext:value-type="string">
            <text:p>add y 25</text:p>
          </table:table-cell>
          <table:table-cell table:formula="of:=[.F36]" office:value-type="string" office:string-value="i1" calcext:value-type="string">
            <text:p>i1</text:p>
          </table:table-cell>
          <table:table-cell table:style-name="ce6" table:formula="of:=[.G36]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formula="of:=[.I36]" office:value-type="string" office:string-value="i0+4" calcext:value-type="string">
            <text:p>i0+4</text:p>
          </table:table-cell>
          <table:table-cell office:value-type="string" calcext:value-type="string">
            <text:p>y=2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37]+1" office:value-type="float" office:value="28" calcext:value-type="float">
            <text:p>28</text:p>
          </table:table-cell>
          <table:table-cell office:value-type="string" calcext:value-type="string">
            <text:p>mul y x</text:p>
          </table:table-cell>
          <table:table-cell table:formula="of:=[.F37]" office:value-type="string" office:string-value="i1" calcext:value-type="string">
            <text:p>i1</text:p>
          </table:table-cell>
          <table:table-cell table:style-name="ce6" table:formula="of:=[.G37]" office:value-type="float" office:value="1" calcext:value-type="float">
            <text:p>1</text:p>
          </table:table-cell>
          <table:table-cell table:style-name="ce7" table:formula="of:=[.H37]" office:value-type="float" office:value="25" calcext:value-type="float">
            <text:p>25</text:p>
          </table:table-cell>
          <table:table-cell table:formula="of:=[.I37]" office:value-type="string" office:string-value="i0+4" calcext:value-type="string">
            <text:p>i0+4</text:p>
          </table:table-cell>
          <table:table-cell office:value-type="string" calcext:value-type="string">
            <text:p>y=25*x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38]+1" office:value-type="float" office:value="29" calcext:value-type="float">
            <text:p>29</text:p>
          </table:table-cell>
          <table:table-cell office:value-type="string" calcext:value-type="string">
            <text:p>add y 1</text:p>
          </table:table-cell>
          <table:table-cell table:formula="of:=[.F38]" office:value-type="string" office:string-value="i1" calcext:value-type="string">
            <text:p>i1</text:p>
          </table:table-cell>
          <table:table-cell table:style-name="ce6" table:formula="of:=[.G38]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formula="of:=[.I38]" office:value-type="string" office:string-value="i0+4" calcext:value-type="string">
            <text:p>i0+4</text:p>
          </table:table-cell>
          <table:table-cell office:value-type="string" calcext:value-type="string">
            <text:p>y=25*x+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39]+1" office:value-type="float" office:value="30" calcext:value-type="float">
            <text:p>30</text:p>
          </table:table-cell>
          <table:table-cell table:style-name="ce3" office:value-type="string" calcext:value-type="string">
            <text:p>mul z y</text:p>
          </table:table-cell>
          <table:table-cell table:formula="of:=[.F39]" office:value-type="string" office:string-value="i1" calcext:value-type="string">
            <text:p>i1</text:p>
          </table:table-cell>
          <table:table-cell table:style-name="ce6" table:formula="of:=[.G39]" office:value-type="float" office:value="1" calcext:value-type="float">
            <text:p>1</text:p>
          </table:table-cell>
          <table:table-cell table:formula="of:=[.H39]" office:value-type="float" office:value="26" calcext:value-type="float">
            <text:p>26</text:p>
          </table:table-cell>
          <table:table-cell table:style-name="ce12" office:value-type="string" calcext:value-type="string">
            <text:p>26*i0 + 104</text:p>
          </table:table-cell>
          <table:table-cell office:value-type="string" calcext:value-type="string">
            <text:p>z=26(i0+4) -&gt; 26*i0 + 10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40]+1" office:value-type="float" office:value="31" calcext:value-type="float">
            <text:p>31</text:p>
          </table:table-cell>
          <table:table-cell table:style-name="ce3" office:value-type="string" calcext:value-type="string">
            <text:p>mul y 0</text:p>
          </table:table-cell>
          <table:table-cell table:formula="of:=[.F40]" office:value-type="string" office:string-value="i1" calcext:value-type="string">
            <text:p>i1</text:p>
          </table:table-cell>
          <table:table-cell table:style-name="ce6" table:formula="of:=[.G40]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formula="of:=[.I40]" office:value-type="string" office:string-value="26*i0 + 104" calcext:value-type="string">
            <text:p>26*i0 + 104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41]+1" office:value-type="float" office:value="32" calcext:value-type="float">
            <text:p>32</text:p>
          </table:table-cell>
          <table:table-cell table:style-name="ce3" office:value-type="string" calcext:value-type="string">
            <text:p>add y w</text:p>
          </table:table-cell>
          <table:table-cell table:formula="of:=[.F41]" office:value-type="string" office:string-value="i1" calcext:value-type="string">
            <text:p>i1</text:p>
          </table:table-cell>
          <table:table-cell table:style-name="ce6" table:formula="of:=[.G41]" office:value-type="float" office:value="1" calcext:value-type="float">
            <text:p>1</text:p>
          </table:table-cell>
          <table:table-cell table:style-name="ce7" office:value-type="string" calcext:value-type="string">
            <text:p>i1</text:p>
          </table:table-cell>
          <table:table-cell table:style-name="ce6" table:formula="of:=[.I41]" office:value-type="string" office:string-value="26*i0 + 104" calcext:value-type="string">
            <text:p>26*i0 + 104</text:p>
          </table:table-cell>
          <table:table-cell office:value-type="string" calcext:value-type="string">
            <text:p>y=i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42]+1" office:value-type="float" office:value="33" calcext:value-type="float">
            <text:p>33</text:p>
          </table:table-cell>
          <table:table-cell office:value-type="string" calcext:value-type="string">
            <text:p>add y 11</text:p>
          </table:table-cell>
          <table:table-cell table:formula="of:=[.F42]" office:value-type="string" office:string-value="i1" calcext:value-type="string">
            <text:p>i1</text:p>
          </table:table-cell>
          <table:table-cell table:style-name="ce6" table:formula="of:=[.G42]" office:value-type="float" office:value="1" calcext:value-type="float">
            <text:p>1</text:p>
          </table:table-cell>
          <table:table-cell table:style-name="ce7" office:value-type="string" calcext:value-type="string">
            <text:p>i1+11</text:p>
          </table:table-cell>
          <table:table-cell table:style-name="ce6" table:formula="of:=[.I42]" office:value-type="string" office:string-value="26*i0 + 104" calcext:value-type="string">
            <text:p>26*i0 + 104</text:p>
          </table:table-cell>
          <table:table-cell office:value-type="string" calcext:value-type="string">
            <text:p>y=y+1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43]+1" office:value-type="float" office:value="34" calcext:value-type="float">
            <text:p>34</text:p>
          </table:table-cell>
          <table:table-cell office:value-type="string" calcext:value-type="string">
            <text:p>mul y x</text:p>
          </table:table-cell>
          <table:table-cell table:formula="of:=[.F43]" office:value-type="string" office:string-value="i1" calcext:value-type="string">
            <text:p>i1</text:p>
          </table:table-cell>
          <table:table-cell table:style-name="ce6" table:formula="of:=[.G43]" office:value-type="float" office:value="1" calcext:value-type="float">
            <text:p>1</text:p>
          </table:table-cell>
          <table:table-cell table:style-name="ce7" table:formula="of:=[.H43]" office:value-type="string" office:string-value="i1+11" calcext:value-type="string">
            <text:p>i1+11</text:p>
          </table:table-cell>
          <table:table-cell table:style-name="ce6" table:formula="of:=[.I43]" office:value-type="string" office:string-value="26*i0 + 104" calcext:value-type="string">
            <text:p>26*i0 + 104</text:p>
          </table:table-cell>
          <table:table-cell office:value-type="string" calcext:value-type="string">
            <text:p>y=1*(y+11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44]+1" office:value-type="float" office:value="35" calcext:value-type="float">
            <text:p>35</text:p>
          </table:table-cell>
          <table:table-cell office:value-type="string" calcext:value-type="string">
            <text:p>add z y</text:p>
          </table:table-cell>
          <table:table-cell table:formula="of:=[.F44]" office:value-type="string" office:string-value="i1" calcext:value-type="string">
            <text:p>i1</text:p>
          </table:table-cell>
          <table:table-cell table:style-name="ce6" table:formula="of:=[.G44]" office:value-type="float" office:value="1" calcext:value-type="float">
            <text:p>1</text:p>
          </table:table-cell>
          <table:table-cell table:formula="of:=[.H44]" office:value-type="string" office:string-value="i1+11" calcext:value-type="string">
            <text:p>i1+11</text:p>
          </table:table-cell>
          <table:table-cell table:style-name="ce7" office:value-type="string" calcext:value-type="string">
            <text:p>26*i0 + i1 + 115</text:p>
          </table:table-cell>
          <table:table-cell office:value-type="string" calcext:value-type="string">
            <text:p>z = 26*i0 + 104 + i1 + 11 -&gt; 26*i0 + i1 + 115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6"/>
          <table:table-cell/>
          <table:table-cell table:style-name="ce7"/>
          <table:table-cell table:number-columns-repeated="1015"/>
        </table:table-row>
        <table:table-row table:style-name="ro1">
          <table:table-cell table:number-columns-repeated="3"/>
          <table:table-cell table:formula="of:=[.D45]+1" office:value-type="float" office:value="36" calcext:value-type="float">
            <text:p>36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2</text:p>
          </table:table-cell>
          <table:table-cell table:formula="of:=[.G45]" office:value-type="float" office:value="1" calcext:value-type="float">
            <text:p>1</text:p>
          </table:table-cell>
          <table:table-cell table:formula="of:=[.H45]" office:value-type="string" office:string-value="i1+11" calcext:value-type="string">
            <text:p>i1+11</text:p>
          </table:table-cell>
          <table:table-cell table:formula="of:=[.I45]" office:value-type="string" office:string-value="26*i0 + i1 + 115" calcext:value-type="string">
            <text:p>26*i0 + i1 + 115</text:p>
          </table:table-cell>
          <table:table-cell office:value-type="string" calcext:value-type="string">
            <text:p>w=i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47]+1" office:value-type="float" office:value="37" calcext:value-type="float">
            <text:p>37</text:p>
          </table:table-cell>
          <table:table-cell table:style-name="ce3" office:value-type="string" calcext:value-type="string">
            <text:p>mul x 0</text:p>
          </table:table-cell>
          <table:table-cell table:formula="of:=[.F47]" office:value-type="string" office:string-value="i2" calcext:value-type="string">
            <text:p>i2</text:p>
          </table:table-cell>
          <table:table-cell table:style-name="ce7" office:value-type="float" office:value="0" calcext:value-type="float">
            <text:p>0</text:p>
          </table:table-cell>
          <table:table-cell table:formula="of:=[.H47]" office:value-type="string" office:string-value="i1+11" calcext:value-type="string">
            <text:p>i1+11</text:p>
          </table:table-cell>
          <table:table-cell table:formula="of:=[.I47]" office:value-type="string" office:string-value="26*i0 + i1 + 115" calcext:value-type="string">
            <text:p>26*i0 + i1 + 115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48]+1" office:value-type="float" office:value="38" calcext:value-type="float">
            <text:p>38</text:p>
          </table:table-cell>
          <table:table-cell table:style-name="ce3" office:value-type="string" calcext:value-type="string">
            <text:p>add x z</text:p>
          </table:table-cell>
          <table:table-cell table:formula="of:=[.F48]" office:value-type="string" office:string-value="i2" calcext:value-type="string">
            <text:p>i2</text:p>
          </table:table-cell>
          <table:table-cell table:style-name="ce7" office:value-type="string" calcext:value-type="string">
            <text:p>z@36</text:p>
          </table:table-cell>
          <table:table-cell table:formula="of:=[.H48]" office:value-type="string" office:string-value="i1+11" calcext:value-type="string">
            <text:p>i1+11</text:p>
          </table:table-cell>
          <table:table-cell table:formula="of:=[.I48]" office:value-type="string" office:string-value="26*i0 + i1 + 115" calcext:value-type="string">
            <text:p>26*i0 + i1 + 115</text:p>
          </table:table-cell>
          <table:table-cell office:value-type="string" calcext:value-type="string">
            <text:p>x=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49]+1" office:value-type="float" office:value="39" calcext:value-type="float">
            <text:p>39</text:p>
          </table:table-cell>
          <table:table-cell office:value-type="string" calcext:value-type="string">
            <text:p>mod x 26</text:p>
          </table:table-cell>
          <table:table-cell table:formula="of:=[.F49]" office:value-type="string" office:string-value="i2" calcext:value-type="string">
            <text:p>i2</text:p>
          </table:table-cell>
          <table:table-cell table:style-name="ce7" office:value-type="string" calcext:value-type="string">
            <text:p>z@36 % 26</text:p>
          </table:table-cell>
          <table:table-cell table:formula="of:=[.H49]" office:value-type="string" office:string-value="i1+11" calcext:value-type="string">
            <text:p>i1+11</text:p>
          </table:table-cell>
          <table:table-cell table:formula="of:=[.I49]" office:value-type="string" office:string-value="26*i0 + i1 + 115" calcext:value-type="string">
            <text:p>26*i0 + i1 + 11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50]+1" office:value-type="float" office:value="40" calcext:value-type="float">
            <text:p>40</text:p>
          </table:table-cell>
          <table:table-cell table:style-name="ce4" office:value-type="string" calcext:value-type="string">
            <text:p>div z 1</text:p>
          </table:table-cell>
          <table:table-cell table:formula="of:=[.F50]" office:value-type="string" office:string-value="i2" calcext:value-type="string">
            <text:p>i2</text:p>
          </table:table-cell>
          <table:table-cell table:formula="of:=[.G50]" office:value-type="string" office:string-value="z@36 % 26" calcext:value-type="string">
            <text:p>z@36 % 26</text:p>
          </table:table-cell>
          <table:table-cell table:formula="of:=[.H50]" office:value-type="string" office:string-value="i1+11" calcext:value-type="string">
            <text:p>i1+11</text:p>
          </table:table-cell>
          <table:table-cell table:style-name="ce7" office:value-type="string" calcext:value-type="string">
            <text:p>z@36</text:p>
          </table:table-cell>
          <table:table-cell office:value-type="string" calcext:value-type="string">
            <text:p>Does nothin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51]+1" office:value-type="float" office:value="41" calcext:value-type="float">
            <text:p>41</text:p>
          </table:table-cell>
          <table:table-cell table:style-name="ce3" office:value-type="string" calcext:value-type="string">
            <text:p>add x 13</text:p>
          </table:table-cell>
          <table:table-cell table:formula="of:=[.F51]" office:value-type="string" office:string-value="i2" calcext:value-type="string">
            <text:p>i2</text:p>
          </table:table-cell>
          <table:table-cell table:style-name="ce7" office:value-type="string" calcext:value-type="string">
            <text:p>z@36 % 26 + 13</text:p>
          </table:table-cell>
          <table:table-cell table:formula="of:=[.H51]" office:value-type="string" office:string-value="i1+11" calcext:value-type="string">
            <text:p>i1+11</text:p>
          </table:table-cell>
          <table:table-cell table:formula="of:=[.I51]" office:value-type="string" office:string-value="z@36" calcext:value-type="string">
            <text:p>z@3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52]+1" office:value-type="float" office:value="42" calcext:value-type="float">
            <text:p>42</text:p>
          </table:table-cell>
          <table:table-cell office:value-type="string" calcext:value-type="string">
            <text:p>eql x w</text:p>
          </table:table-cell>
          <table:table-cell table:formula="of:=[.F52]" office:value-type="string" office:string-value="i2" calcext:value-type="string">
            <text:p>i2</text:p>
          </table:table-cell>
          <table:table-cell table:style-name="ce7" office:value-type="float" office:value="0" calcext:value-type="float">
            <text:p>0</text:p>
          </table:table-cell>
          <table:table-cell table:formula="of:=[.H52]" office:value-type="string" office:string-value="i1+11" calcext:value-type="string">
            <text:p>i1+11</text:p>
          </table:table-cell>
          <table:table-cell table:formula="of:=[.I52]" office:value-type="string" office:string-value="z@36" calcext:value-type="string">
            <text:p>z@36</text:p>
          </table:table-cell>
          <table:table-cell office:value-type="string" calcext:value-type="string">
            <text:p>i2 == z@36 % 26 + 13 -&gt; i2 -13 == z@36 % 26 . Can never be tru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53]+1" office:value-type="float" office:value="43" calcext:value-type="float">
            <text:p>43</text:p>
          </table:table-cell>
          <table:table-cell office:value-type="string" calcext:value-type="string">
            <text:p>eql x 0</text:p>
          </table:table-cell>
          <table:table-cell table:formula="of:=[.F53]" office:value-type="string" office:string-value="i2" calcext:value-type="string">
            <text:p>i2</text:p>
          </table:table-cell>
          <table:table-cell table:style-name="ce7" office:value-type="float" office:value="1" calcext:value-type="float">
            <text:p>1</text:p>
          </table:table-cell>
          <table:table-cell table:formula="of:=[.H53]" office:value-type="string" office:string-value="i1+11" calcext:value-type="string">
            <text:p>i1+11</text:p>
          </table:table-cell>
          <table:table-cell table:formula="of:=[.I53]" office:value-type="string" office:string-value="z@36" calcext:value-type="string">
            <text:p>z@36</text:p>
          </table:table-cell>
          <table:table-cell office:value-type="string" calcext:value-type="string">
            <text:p>x = !x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54]+1" office:value-type="float" office:value="44" calcext:value-type="float">
            <text:p>44</text:p>
          </table:table-cell>
          <table:table-cell table:style-name="ce3" office:value-type="string" calcext:value-type="string">
            <text:p>mul y 0</text:p>
          </table:table-cell>
          <table:table-cell table:formula="of:=[.F54]" office:value-type="string" office:string-value="i2" calcext:value-type="string">
            <text:p>i2</text:p>
          </table:table-cell>
          <table:table-cell table:style-name="ce6" table:formula="of:=[.G54]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I54]" office:value-type="string" office:string-value="z@36" calcext:value-type="string">
            <text:p>z@3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55]+1" office:value-type="float" office:value="45" calcext:value-type="float">
            <text:p>45</text:p>
          </table:table-cell>
          <table:table-cell office:value-type="string" calcext:value-type="string">
            <text:p>add y 25</text:p>
          </table:table-cell>
          <table:table-cell table:formula="of:=[.F55]" office:value-type="string" office:string-value="i2" calcext:value-type="string">
            <text:p>i2</text:p>
          </table:table-cell>
          <table:table-cell table:style-name="ce6" table:formula="of:=[.G55]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formula="of:=[.I55]" office:value-type="string" office:string-value="z@36" calcext:value-type="string">
            <text:p>z@36</text:p>
          </table:table-cell>
          <table:table-cell office:value-type="string" calcext:value-type="string">
            <text:p>y=2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56]+1" office:value-type="float" office:value="46" calcext:value-type="float">
            <text:p>46</text:p>
          </table:table-cell>
          <table:table-cell office:value-type="string" calcext:value-type="string">
            <text:p>mul y x</text:p>
          </table:table-cell>
          <table:table-cell table:formula="of:=[.F56]" office:value-type="string" office:string-value="i2" calcext:value-type="string">
            <text:p>i2</text:p>
          </table:table-cell>
          <table:table-cell table:style-name="ce6" table:formula="of:=[.G56]" office:value-type="float" office:value="1" calcext:value-type="float">
            <text:p>1</text:p>
          </table:table-cell>
          <table:table-cell table:style-name="ce7" table:formula="of:=[.H56]" office:value-type="float" office:value="25" calcext:value-type="float">
            <text:p>25</text:p>
          </table:table-cell>
          <table:table-cell table:formula="of:=[.I56]" office:value-type="string" office:string-value="z@36" calcext:value-type="string">
            <text:p>z@36</text:p>
          </table:table-cell>
          <table:table-cell office:value-type="string" calcext:value-type="string">
            <text:p>y=1*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57]+1" office:value-type="float" office:value="47" calcext:value-type="float">
            <text:p>47</text:p>
          </table:table-cell>
          <table:table-cell office:value-type="string" calcext:value-type="string">
            <text:p>add y 1</text:p>
          </table:table-cell>
          <table:table-cell table:formula="of:=[.F57]" office:value-type="string" office:string-value="i2" calcext:value-type="string">
            <text:p>i2</text:p>
          </table:table-cell>
          <table:table-cell table:style-name="ce6" table:formula="of:=[.G57]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formula="of:=[.I57]" office:value-type="string" office:string-value="z@36" calcext:value-type="string">
            <text:p>z@36</text:p>
          </table:table-cell>
          <table:table-cell office:value-type="string" calcext:value-type="string">
            <text:p>y=2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58]+1" office:value-type="float" office:value="48" calcext:value-type="float">
            <text:p>48</text:p>
          </table:table-cell>
          <table:table-cell table:style-name="ce3" office:value-type="string" calcext:value-type="string">
            <text:p>mul z y</text:p>
          </table:table-cell>
          <table:table-cell table:formula="of:=[.F58]" office:value-type="string" office:string-value="i2" calcext:value-type="string">
            <text:p>i2</text:p>
          </table:table-cell>
          <table:table-cell table:style-name="ce6" table:formula="of:=[.G58]" office:value-type="float" office:value="1" calcext:value-type="float">
            <text:p>1</text:p>
          </table:table-cell>
          <table:table-cell table:formula="of:=[.H58]" office:value-type="float" office:value="26" calcext:value-type="float">
            <text:p>26</text:p>
          </table:table-cell>
          <table:table-cell office:value-type="string" calcext:value-type="string">
            <text:p>26*z@3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59]+1" office:value-type="float" office:value="49" calcext:value-type="float">
            <text:p>49</text:p>
          </table:table-cell>
          <table:table-cell table:style-name="ce3" office:value-type="string" calcext:value-type="string">
            <text:p>mul y 0</text:p>
          </table:table-cell>
          <table:table-cell table:formula="of:=[.F59]" office:value-type="string" office:string-value="i2" calcext:value-type="string">
            <text:p>i2</text:p>
          </table:table-cell>
          <table:table-cell table:style-name="ce6" table:formula="of:=[.G59]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I59]" office:value-type="string" office:string-value="26*z@36" calcext:value-type="string">
            <text:p>26*z@3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60]+1" office:value-type="float" office:value="50" calcext:value-type="float">
            <text:p>50</text:p>
          </table:table-cell>
          <table:table-cell table:style-name="ce3" office:value-type="string" calcext:value-type="string">
            <text:p>add y w</text:p>
          </table:table-cell>
          <table:table-cell table:formula="of:=[.F60]" office:value-type="string" office:string-value="i2" calcext:value-type="string">
            <text:p>i2</text:p>
          </table:table-cell>
          <table:table-cell table:style-name="ce6" table:formula="of:=[.G60]" office:value-type="float" office:value="1" calcext:value-type="float">
            <text:p>1</text:p>
          </table:table-cell>
          <table:table-cell table:style-name="ce7" office:value-type="string" calcext:value-type="string">
            <text:p>i2</text:p>
          </table:table-cell>
          <table:table-cell table:formula="of:=[.I60]" office:value-type="string" office:string-value="26*z@36" calcext:value-type="string">
            <text:p>26*z@3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61]+1" office:value-type="float" office:value="51" calcext:value-type="float">
            <text:p>51</text:p>
          </table:table-cell>
          <table:table-cell office:value-type="string" calcext:value-type="string">
            <text:p>add y 5</text:p>
          </table:table-cell>
          <table:table-cell table:formula="of:=[.F61]" office:value-type="string" office:string-value="i2" calcext:value-type="string">
            <text:p>i2</text:p>
          </table:table-cell>
          <table:table-cell table:style-name="ce6" table:formula="of:=[.G61]" office:value-type="float" office:value="1" calcext:value-type="float">
            <text:p>1</text:p>
          </table:table-cell>
          <table:table-cell table:style-name="ce7" office:value-type="string" calcext:value-type="string">
            <text:p>i2+5</text:p>
          </table:table-cell>
          <table:table-cell table:formula="of:=[.I61]" office:value-type="string" office:string-value="26*z@36" calcext:value-type="string">
            <text:p>26*z@3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62]+1" office:value-type="float" office:value="52" calcext:value-type="float">
            <text:p>52</text:p>
          </table:table-cell>
          <table:table-cell office:value-type="string" calcext:value-type="string">
            <text:p>mul y x</text:p>
          </table:table-cell>
          <table:table-cell table:formula="of:=[.F62]" office:value-type="string" office:string-value="i2" calcext:value-type="string">
            <text:p>i2</text:p>
          </table:table-cell>
          <table:table-cell table:style-name="ce6" table:formula="of:=[.G62]" office:value-type="float" office:value="1" calcext:value-type="float">
            <text:p>1</text:p>
          </table:table-cell>
          <table:table-cell table:formula="of:=[.H62]" office:value-type="string" office:string-value="i2+5" calcext:value-type="string">
            <text:p>i2+5</text:p>
          </table:table-cell>
          <table:table-cell table:formula="of:=[.I62]" office:value-type="string" office:string-value="26*z@36" calcext:value-type="string">
            <text:p>26*z@3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63]+1" office:value-type="float" office:value="53" calcext:value-type="float">
            <text:p>53</text:p>
          </table:table-cell>
          <table:table-cell office:value-type="string" calcext:value-type="string">
            <text:p>add z y</text:p>
          </table:table-cell>
          <table:table-cell table:formula="of:=[.F63]" office:value-type="string" office:string-value="i2" calcext:value-type="string">
            <text:p>i2</text:p>
          </table:table-cell>
          <table:table-cell table:style-name="ce6" table:formula="of:=[.G63]" office:value-type="float" office:value="1" calcext:value-type="float">
            <text:p>1</text:p>
          </table:table-cell>
          <table:table-cell table:formula="of:=[.H63]" office:value-type="string" office:string-value="i2+5" calcext:value-type="string">
            <text:p>i2+5</text:p>
          </table:table-cell>
          <table:table-cell table:formula="of:=[.I63]" office:value-type="string" office:string-value="26*z@36" calcext:value-type="string">
            <text:p>26*z@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table:number-columns-repeated="3"/>
          <table:table-cell table:formula="of:=[.D64]+1" office:value-type="float" office:value="54" calcext:value-type="float">
            <text:p>54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3</text:p>
          </table:table-cell>
          <table:table-cell table:style-name="ce6" table:formula="of:=[.G64]" office:value-type="float" office:value="1" calcext:value-type="float">
            <text:p>1</text:p>
          </table:table-cell>
          <table:table-cell table:formula="of:=[.H64]" office:value-type="string" office:string-value="i2+5" calcext:value-type="string">
            <text:p>i2+5</text:p>
          </table:table-cell>
          <table:table-cell table:style-name="ce7" office:value-type="string" calcext:value-type="string">
            <text:p>26*z@36 + i2 +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66]+1" office:value-type="float" office:value="55" calcext:value-type="float">
            <text:p>55</text:p>
          </table:table-cell>
          <table:table-cell table:style-name="ce3" office:value-type="string" calcext:value-type="string">
            <text:p>mul x 0</text:p>
          </table:table-cell>
          <table:table-cell table:formula="of:=[.F66]" office:value-type="string" office:string-value="i3" calcext:value-type="string">
            <text:p>i3</text:p>
          </table:table-cell>
          <table:table-cell table:style-name="ce7" office:value-type="float" office:value="0" calcext:value-type="float">
            <text:p>0</text:p>
          </table:table-cell>
          <table:table-cell table:formula="of:=[.H66]" office:value-type="string" office:string-value="i2+5" calcext:value-type="string">
            <text:p>i2+5</text:p>
          </table:table-cell>
          <table:table-cell table:formula="of:=[.I66]" office:value-type="string" office:string-value="26*z@36 + i2 + 5" calcext:value-type="string">
            <text:p>26*z@36 + i2 + 5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67]+1" office:value-type="float" office:value="56" calcext:value-type="float">
            <text:p>56</text:p>
          </table:table-cell>
          <table:table-cell table:style-name="ce3" office:value-type="string" calcext:value-type="string">
            <text:p>add x z</text:p>
          </table:table-cell>
          <table:table-cell table:formula="of:=[.F67]" office:value-type="string" office:string-value="i3" calcext:value-type="string">
            <text:p>i3</text:p>
          </table:table-cell>
          <table:table-cell table:style-name="ce7" office:value-type="string" calcext:value-type="string">
            <text:p>z@54</text:p>
          </table:table-cell>
          <table:table-cell table:formula="of:=[.H67]" office:value-type="string" office:string-value="i2+5" calcext:value-type="string">
            <text:p>i2+5</text:p>
          </table:table-cell>
          <table:table-cell table:formula="of:=[.I67]" office:value-type="string" office:string-value="26*z@36 + i2 + 5" calcext:value-type="string">
            <text:p>26*z@36 + i2 +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68]+1" office:value-type="float" office:value="57" calcext:value-type="float">
            <text:p>57</text:p>
          </table:table-cell>
          <table:table-cell office:value-type="string" calcext:value-type="string">
            <text:p>mod x 26</text:p>
          </table:table-cell>
          <table:table-cell table:formula="of:=[.F68]" office:value-type="string" office:string-value="i3" calcext:value-type="string">
            <text:p>i3</text:p>
          </table:table-cell>
          <table:table-cell table:style-name="ce7" office:value-type="string" calcext:value-type="string">
            <text:p>z@54 % 26</text:p>
          </table:table-cell>
          <table:table-cell table:formula="of:=[.H68]" office:value-type="string" office:string-value="i2+5" calcext:value-type="string">
            <text:p>i2+5</text:p>
          </table:table-cell>
          <table:table-cell table:formula="of:=[.I68]" office:value-type="string" office:string-value="26*z@36 + i2 + 5" calcext:value-type="string">
            <text:p>26*z@36 + i2 +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69]+1" office:value-type="float" office:value="58" calcext:value-type="float">
            <text:p>58</text:p>
          </table:table-cell>
          <table:table-cell table:style-name="ce4" office:value-type="string" calcext:value-type="string">
            <text:p>div z 1</text:p>
          </table:table-cell>
          <table:table-cell table:formula="of:=[.F69]" office:value-type="string" office:string-value="i3" calcext:value-type="string">
            <text:p>i3</text:p>
          </table:table-cell>
          <table:table-cell table:formula="of:=[.G69]" office:value-type="string" office:string-value="z@54 % 26" calcext:value-type="string">
            <text:p>z@54 % 26</text:p>
          </table:table-cell>
          <table:table-cell table:formula="of:=[.H69]" office:value-type="string" office:string-value="i2+5" calcext:value-type="string">
            <text:p>i2+5</text:p>
          </table:table-cell>
          <table:table-cell table:style-name="ce7" office:value-type="string" calcext:value-type="string">
            <text:p>z@54</text:p>
          </table:table-cell>
          <table:table-cell office:value-type="string" calcext:value-type="string">
            <text:p>Does nothin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70]+1" office:value-type="float" office:value="59" calcext:value-type="float">
            <text:p>59</text:p>
          </table:table-cell>
          <table:table-cell table:style-name="ce3" office:value-type="string" calcext:value-type="string">
            <text:p>add x 11</text:p>
          </table:table-cell>
          <table:table-cell table:formula="of:=[.F70]" office:value-type="string" office:string-value="i3" calcext:value-type="string">
            <text:p>i3</text:p>
          </table:table-cell>
          <table:table-cell table:style-name="ce7" office:value-type="string" calcext:value-type="string">
            <text:p>z@54 % 26 + 11</text:p>
          </table:table-cell>
          <table:table-cell table:formula="of:=[.H70]" office:value-type="string" office:string-value="i2+5" calcext:value-type="string">
            <text:p>i2+5</text:p>
          </table:table-cell>
          <table:table-cell table:formula="of:=[.I70]" office:value-type="string" office:string-value="z@54" calcext:value-type="string">
            <text:p>z@5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71]+1" office:value-type="float" office:value="60" calcext:value-type="float">
            <text:p>60</text:p>
          </table:table-cell>
          <table:table-cell office:value-type="string" calcext:value-type="string">
            <text:p>eql x w</text:p>
          </table:table-cell>
          <table:table-cell table:formula="of:=[.F71]" office:value-type="string" office:string-value="i3" calcext:value-type="string">
            <text:p>i3</text:p>
          </table:table-cell>
          <table:table-cell table:style-name="ce7" office:value-type="float" office:value="0" calcext:value-type="float">
            <text:p>0</text:p>
          </table:table-cell>
          <table:table-cell table:formula="of:=[.H71]" office:value-type="string" office:string-value="i2+5" calcext:value-type="string">
            <text:p>i2+5</text:p>
          </table:table-cell>
          <table:table-cell table:formula="of:=[.I71]" office:value-type="string" office:string-value="z@54" calcext:value-type="string">
            <text:p>z@54</text:p>
          </table:table-cell>
          <table:table-cell office:value-type="string" calcext:value-type="string">
            <text:p>True if (z@54 % 26) + 11 == i3. Can never be tru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72]+1" office:value-type="float" office:value="61" calcext:value-type="float">
            <text:p>61</text:p>
          </table:table-cell>
          <table:table-cell office:value-type="string" calcext:value-type="string">
            <text:p>eql x 0</text:p>
          </table:table-cell>
          <table:table-cell table:formula="of:=[.F72]" office:value-type="string" office:string-value="i3" calcext:value-type="string">
            <text:p>i3</text:p>
          </table:table-cell>
          <table:table-cell table:style-name="ce7" office:value-type="float" office:value="1" calcext:value-type="float">
            <text:p>1</text:p>
          </table:table-cell>
          <table:table-cell table:formula="of:=[.H72]" office:value-type="string" office:string-value="i2+5" calcext:value-type="string">
            <text:p>i2+5</text:p>
          </table:table-cell>
          <table:table-cell table:formula="of:=[.I72]" office:value-type="string" office:string-value="z@54" calcext:value-type="string">
            <text:p>z@54</text:p>
          </table:table-cell>
          <table:table-cell office:value-type="string" calcext:value-type="string">
            <text:p>x = !x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73]+1" office:value-type="float" office:value="62" calcext:value-type="float">
            <text:p>62</text:p>
          </table:table-cell>
          <table:table-cell table:style-name="ce3" office:value-type="string" calcext:value-type="string">
            <text:p>mul y 0</text:p>
          </table:table-cell>
          <table:table-cell table:formula="of:=[.F73]" office:value-type="string" office:string-value="i3" calcext:value-type="string">
            <text:p>i3</text:p>
          </table:table-cell>
          <table:table-cell table:formula="of:=[.G73]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I73]" office:value-type="string" office:string-value="z@54" calcext:value-type="string">
            <text:p>z@54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74]+1" office:value-type="float" office:value="63" calcext:value-type="float">
            <text:p>63</text:p>
          </table:table-cell>
          <table:table-cell office:value-type="string" calcext:value-type="string">
            <text:p>add y 25</text:p>
          </table:table-cell>
          <table:table-cell table:formula="of:=[.F74]" office:value-type="string" office:string-value="i3" calcext:value-type="string">
            <text:p>i3</text:p>
          </table:table-cell>
          <table:table-cell table:formula="of:=[.G74]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formula="of:=[.I74]" office:value-type="string" office:string-value="z@54" calcext:value-type="string">
            <text:p>z@54</text:p>
          </table:table-cell>
          <table:table-cell office:value-type="string" calcext:value-type="string">
            <text:p>y=2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75]+1" office:value-type="float" office:value="64" calcext:value-type="float">
            <text:p>64</text:p>
          </table:table-cell>
          <table:table-cell office:value-type="string" calcext:value-type="string">
            <text:p>mul y x</text:p>
          </table:table-cell>
          <table:table-cell table:formula="of:=[.F75]" office:value-type="string" office:string-value="i3" calcext:value-type="string">
            <text:p>i3</text:p>
          </table:table-cell>
          <table:table-cell table:formula="of:=[.G75]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formula="of:=[.I75]" office:value-type="string" office:string-value="z@54" calcext:value-type="string">
            <text:p>z@54</text:p>
          </table:table-cell>
          <table:table-cell office:value-type="string" calcext:value-type="string">
            <text:p>y = y*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76]+1" office:value-type="float" office:value="65" calcext:value-type="float">
            <text:p>65</text:p>
          </table:table-cell>
          <table:table-cell office:value-type="string" calcext:value-type="string">
            <text:p>add y 1</text:p>
          </table:table-cell>
          <table:table-cell table:formula="of:=[.F76]" office:value-type="string" office:string-value="i3" calcext:value-type="string">
            <text:p>i3</text:p>
          </table:table-cell>
          <table:table-cell table:formula="of:=[.G76]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formula="of:=[.I76]" office:value-type="string" office:string-value="z@54" calcext:value-type="string">
            <text:p>z@5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77]+1" office:value-type="float" office:value="66" calcext:value-type="float">
            <text:p>66</text:p>
          </table:table-cell>
          <table:table-cell table:style-name="ce3" office:value-type="string" calcext:value-type="string">
            <text:p>mul z y</text:p>
          </table:table-cell>
          <table:table-cell table:formula="of:=[.F77]" office:value-type="string" office:string-value="i3" calcext:value-type="string">
            <text:p>i3</text:p>
          </table:table-cell>
          <table:table-cell table:formula="of:=[.G77]" office:value-type="float" office:value="1" calcext:value-type="float">
            <text:p>1</text:p>
          </table:table-cell>
          <table:table-cell table:formula="of:=[.H77]" office:value-type="float" office:value="26" calcext:value-type="float">
            <text:p>26</text:p>
          </table:table-cell>
          <table:table-cell table:style-name="ce7" office:value-type="string" calcext:value-type="string">
            <text:p>z@54*26</text:p>
          </table:table-cell>
          <table:table-cell table:style-name="ce14" office:value-type="string" calcext:value-type="string">
            <text:p><text:span text:style-name="T1">z = z@54*26</text:span>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78]+1" office:value-type="float" office:value="67" calcext:value-type="float">
            <text:p>67</text:p>
          </table:table-cell>
          <table:table-cell table:style-name="ce3" office:value-type="string" calcext:value-type="string">
            <text:p>mul y 0</text:p>
          </table:table-cell>
          <table:table-cell table:formula="of:=[.F78]" office:value-type="string" office:string-value="i3" calcext:value-type="string">
            <text:p>i3</text:p>
          </table:table-cell>
          <table:table-cell table:formula="of:=[.G78]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I78]" office:value-type="string" office:string-value="z@54*26" calcext:value-type="string">
            <text:p>z@54*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79]+1" office:value-type="float" office:value="68" calcext:value-type="float">
            <text:p>68</text:p>
          </table:table-cell>
          <table:table-cell table:style-name="ce3" office:value-type="string" calcext:value-type="string">
            <text:p>add y w</text:p>
          </table:table-cell>
          <table:table-cell table:formula="of:=[.F79]" office:value-type="string" office:string-value="i3" calcext:value-type="string">
            <text:p>i3</text:p>
          </table:table-cell>
          <table:table-cell table:formula="of:=[.G79]" office:value-type="float" office:value="1" calcext:value-type="float">
            <text:p>1</text:p>
          </table:table-cell>
          <table:table-cell table:style-name="ce7" office:value-type="string" calcext:value-type="string">
            <text:p>i3</text:p>
          </table:table-cell>
          <table:table-cell table:formula="of:=[.I79]" office:value-type="string" office:string-value="z@54*26" calcext:value-type="string">
            <text:p>z@54*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80]+1" office:value-type="float" office:value="69" calcext:value-type="float">
            <text:p>69</text:p>
          </table:table-cell>
          <table:table-cell office:value-type="string" calcext:value-type="string">
            <text:p>add y 11</text:p>
          </table:table-cell>
          <table:table-cell table:formula="of:=[.F80]" office:value-type="string" office:string-value="i3" calcext:value-type="string">
            <text:p>i3</text:p>
          </table:table-cell>
          <table:table-cell table:formula="of:=[.G80]" office:value-type="float" office:value="1" calcext:value-type="float">
            <text:p>1</text:p>
          </table:table-cell>
          <table:table-cell table:style-name="ce7" office:value-type="string" calcext:value-type="string">
            <text:p>i3+11</text:p>
          </table:table-cell>
          <table:table-cell table:formula="of:=[.I80]" office:value-type="string" office:string-value="z@54*26" calcext:value-type="string">
            <text:p>z@54*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81]+1" office:value-type="float" office:value="70" calcext:value-type="float">
            <text:p>70</text:p>
          </table:table-cell>
          <table:table-cell office:value-type="string" calcext:value-type="string">
            <text:p>mul y x</text:p>
          </table:table-cell>
          <table:table-cell table:formula="of:=[.F81]" office:value-type="string" office:string-value="i3" calcext:value-type="string">
            <text:p>i3</text:p>
          </table:table-cell>
          <table:table-cell table:formula="of:=[.G81]" office:value-type="float" office:value="1" calcext:value-type="float">
            <text:p>1</text:p>
          </table:table-cell>
          <table:table-cell table:style-name="ce7" office:value-type="string" calcext:value-type="string">
            <text:p>i3+11</text:p>
          </table:table-cell>
          <table:table-cell table:formula="of:=[.I81]" office:value-type="string" office:string-value="z@54*26" calcext:value-type="string">
            <text:p>z@54*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82]+1" office:value-type="float" office:value="71" calcext:value-type="float">
            <text:p>71</text:p>
          </table:table-cell>
          <table:table-cell office:value-type="string" calcext:value-type="string">
            <text:p>add z y</text:p>
          </table:table-cell>
          <table:table-cell table:formula="of:=[.F82]" office:value-type="string" office:string-value="i3" calcext:value-type="string">
            <text:p>i3</text:p>
          </table:table-cell>
          <table:table-cell table:formula="of:=[.G82]" office:value-type="float" office:value="1" calcext:value-type="float">
            <text:p>1</text:p>
          </table:table-cell>
          <table:table-cell table:formula="of:=[.H82]" office:value-type="string" office:string-value="i3+11" calcext:value-type="string">
            <text:p>i3+11</text:p>
          </table:table-cell>
          <table:table-cell table:style-name="ce7" office:value-type="string" calcext:value-type="string">
            <text:p>z@54*26+i3+1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/>
          <table:table-cell table:number-columns-repeated="1015"/>
        </table:table-row>
        <table:table-row table:style-name="ro1">
          <table:table-cell table:number-columns-repeated="3"/>
          <table:table-cell table:formula="of:=[.D83]+1" office:value-type="float" office:value="72" calcext:value-type="float">
            <text:p>72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4</text:p>
          </table:table-cell>
          <table:table-cell table:formula="of:=[.G83]" office:value-type="float" office:value="1" calcext:value-type="float">
            <text:p>1</text:p>
          </table:table-cell>
          <table:table-cell table:formula="of:=[.H83]" office:value-type="string" office:string-value="i3+11" calcext:value-type="string">
            <text:p>i3+11</text:p>
          </table:table-cell>
          <table:table-cell table:style-name="ce7" office:value-type="string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85]+1" office:value-type="float" office:value="73" calcext:value-type="float">
            <text:p>73</text:p>
          </table:table-cell>
          <table:table-cell table:style-name="ce3" office:value-type="string" calcext:value-type="string">
            <text:p>mul x 0</text:p>
          </table:table-cell>
          <table:table-cell table:formula="of:=[.F85]" office:value-type="string" office:string-value="i4" calcext:value-type="string">
            <text:p>i4</text:p>
          </table:table-cell>
          <table:table-cell table:style-name="ce7" office:value-type="float" office:value="0" calcext:value-type="float">
            <text:p>0</text:p>
          </table:table-cell>
          <table:table-cell table:formula="of:=[.H85]" office:value-type="string" office:string-value="i3+11" calcext:value-type="string">
            <text:p>i3+11</text:p>
          </table:table-cell>
          <table:table-cell table:formula="of:=[.I85]" office:value-type="string" office:string-value="z@72" calcext:value-type="string">
            <text:p>z@72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86]+1" office:value-type="float" office:value="74" calcext:value-type="float">
            <text:p>74</text:p>
          </table:table-cell>
          <table:table-cell table:style-name="ce3" office:value-type="string" calcext:value-type="string">
            <text:p>add x z</text:p>
          </table:table-cell>
          <table:table-cell table:formula="of:=[.F86]" office:value-type="string" office:string-value="i4" calcext:value-type="string">
            <text:p>i4</text:p>
          </table:table-cell>
          <table:table-cell table:style-name="ce7" office:value-type="string" calcext:value-type="string">
            <text:p>z@72</text:p>
          </table:table-cell>
          <table:table-cell table:formula="of:=[.H86]" office:value-type="string" office:string-value="i3+11" calcext:value-type="string">
            <text:p>i3+11</text:p>
          </table:table-cell>
          <table:table-cell table:formula="of:=[.I86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87]+1" office:value-type="float" office:value="75" calcext:value-type="float">
            <text:p>75</text:p>
          </table:table-cell>
          <table:table-cell office:value-type="string" calcext:value-type="string">
            <text:p>mod x 26</text:p>
          </table:table-cell>
          <table:table-cell table:formula="of:=[.F87]" office:value-type="string" office:string-value="i4" calcext:value-type="string">
            <text:p>i4</text:p>
          </table:table-cell>
          <table:table-cell table:style-name="ce7" office:value-type="string" calcext:value-type="string">
            <text:p>z@72%26</text:p>
          </table:table-cell>
          <table:table-cell table:formula="of:=[.H87]" office:value-type="string" office:string-value="i3+11" calcext:value-type="string">
            <text:p>i3+11</text:p>
          </table:table-cell>
          <table:table-cell table:formula="of:=[.I87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88]+1" office:value-type="float" office:value="76" calcext:value-type="float">
            <text:p>76</text:p>
          </table:table-cell>
          <table:table-cell table:style-name="ce4" office:value-type="string" calcext:value-type="string">
            <text:p>div z 1</text:p>
          </table:table-cell>
          <table:table-cell table:formula="of:=[.F88]" office:value-type="string" office:string-value="i4" calcext:value-type="string">
            <text:p>i4</text:p>
          </table:table-cell>
          <table:table-cell table:formula="of:=[.G88]" office:value-type="string" office:string-value="z@72%26" calcext:value-type="string">
            <text:p>z@72%26</text:p>
          </table:table-cell>
          <table:table-cell table:formula="of:=[.H88]" office:value-type="string" office:string-value="i3+11" calcext:value-type="string">
            <text:p>i3+11</text:p>
          </table:table-cell>
          <table:table-cell office:value-type="string" calcext:value-type="string">
            <text:p>z@72</text:p>
          </table:table-cell>
          <table:table-cell office:value-type="string" calcext:value-type="string">
            <text:p>Does nothin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89]+1" office:value-type="float" office:value="77" calcext:value-type="float">
            <text:p>77</text:p>
          </table:table-cell>
          <table:table-cell table:style-name="ce3" office:value-type="string" calcext:value-type="string">
            <text:p>add x 14</text:p>
          </table:table-cell>
          <table:table-cell table:formula="of:=[.F89]" office:value-type="string" office:string-value="i4" calcext:value-type="string">
            <text:p>i4</text:p>
          </table:table-cell>
          <table:table-cell table:style-name="ce7" office:value-type="string" calcext:value-type="string">
            <text:p>z@72%26+14</text:p>
          </table:table-cell>
          <table:table-cell table:formula="of:=[.H89]" office:value-type="string" office:string-value="i3+11" calcext:value-type="string">
            <text:p>i3+11</text:p>
          </table:table-cell>
          <table:table-cell table:formula="of:=[.I89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90]+1" office:value-type="float" office:value="78" calcext:value-type="float">
            <text:p>78</text:p>
          </table:table-cell>
          <table:table-cell office:value-type="string" calcext:value-type="string">
            <text:p>eql x w</text:p>
          </table:table-cell>
          <table:table-cell table:formula="of:=[.F90]" office:value-type="string" office:string-value="i4" calcext:value-type="string">
            <text:p>i4</text:p>
          </table:table-cell>
          <table:table-cell table:style-name="ce7" office:value-type="string" calcext:value-type="string">
            <text:p>0 or 1</text:p>
          </table:table-cell>
          <table:table-cell table:formula="of:=[.H90]" office:value-type="string" office:string-value="i3+11" calcext:value-type="string">
            <text:p>i3+11</text:p>
          </table:table-cell>
          <table:table-cell table:formula="of:=[.I90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91]+1" office:value-type="float" office:value="79" calcext:value-type="float">
            <text:p>79</text:p>
          </table:table-cell>
          <table:table-cell office:value-type="string" calcext:value-type="string">
            <text:p>eql x 0</text:p>
          </table:table-cell>
          <table:table-cell table:formula="of:=[.F91]" office:value-type="string" office:string-value="i4" calcext:value-type="string">
            <text:p>i4</text:p>
          </table:table-cell>
          <table:table-cell table:style-name="ce7" office:value-type="string" calcext:value-type="string">
            <text:p>0 or 1</text:p>
          </table:table-cell>
          <table:table-cell table:formula="of:=[.H91]" office:value-type="string" office:string-value="i3+11" calcext:value-type="string">
            <text:p>i3+11</text:p>
          </table:table-cell>
          <table:table-cell table:formula="of:=[.I91]" office:value-type="string" office:string-value="z@72" calcext:value-type="string">
            <text:p>z@72</text:p>
          </table:table-cell>
          <table:table-cell office:value-type="string" calcext:value-type="string">
            <text:p>x = !x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92]+1" office:value-type="float" office:value="80" calcext:value-type="float">
            <text:p>80</text:p>
          </table:table-cell>
          <table:table-cell table:style-name="ce3" office:value-type="string" calcext:value-type="string">
            <text:p>mul y 0</text:p>
          </table:table-cell>
          <table:table-cell table:formula="of:=[.F92]" office:value-type="string" office:string-value="i4" calcext:value-type="string">
            <text:p>i4</text:p>
          </table:table-cell>
          <table:table-cell table:formula="of:=[.G92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92]" office:value-type="string" office:string-value="z@72" calcext:value-type="string">
            <text:p>z@72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93]+1" office:value-type="float" office:value="81" calcext:value-type="float">
            <text:p>81</text:p>
          </table:table-cell>
          <table:table-cell office:value-type="string" calcext:value-type="string">
            <text:p>add y 25</text:p>
          </table:table-cell>
          <table:table-cell table:formula="of:=[.F93]" office:value-type="string" office:string-value="i4" calcext:value-type="string">
            <text:p>i4</text:p>
          </table:table-cell>
          <table:table-cell table:formula="of:=[.G93]" office:value-type="string" office:string-value="0 or 1" calcext:value-type="string">
            <text:p>0 or 1</text:p>
          </table:table-cell>
          <table:table-cell table:style-name="ce7" office:value-type="float" office:value="25" calcext:value-type="float">
            <text:p>25</text:p>
          </table:table-cell>
          <table:table-cell table:formula="of:=[.I93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94]+1" office:value-type="float" office:value="82" calcext:value-type="float">
            <text:p>82</text:p>
          </table:table-cell>
          <table:table-cell office:value-type="string" calcext:value-type="string">
            <text:p>mul y x</text:p>
          </table:table-cell>
          <table:table-cell table:formula="of:=[.F94]" office:value-type="string" office:string-value="i4" calcext:value-type="string">
            <text:p>i4</text:p>
          </table:table-cell>
          <table:table-cell table:formula="of:=[.G94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0 or 25</text:p>
          </table:table-cell>
          <table:table-cell table:formula="of:=[.I94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95]+1" office:value-type="float" office:value="83" calcext:value-type="float">
            <text:p>83</text:p>
          </table:table-cell>
          <table:table-cell office:value-type="string" calcext:value-type="string">
            <text:p>add y 1</text:p>
          </table:table-cell>
          <table:table-cell table:formula="of:=[.F95]" office:value-type="string" office:string-value="i4" calcext:value-type="string">
            <text:p>i4</text:p>
          </table:table-cell>
          <table:table-cell table:formula="of:=[.G95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1 or 26</text:p>
          </table:table-cell>
          <table:table-cell table:formula="of:=[.I95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96]+1" office:value-type="float" office:value="84" calcext:value-type="float">
            <text:p>84</text:p>
          </table:table-cell>
          <table:table-cell table:style-name="ce3" office:value-type="string" calcext:value-type="string">
            <text:p>mul z y</text:p>
          </table:table-cell>
          <table:table-cell table:formula="of:=[.F96]" office:value-type="string" office:string-value="i4" calcext:value-type="string">
            <text:p>i4</text:p>
          </table:table-cell>
          <table:table-cell table:formula="of:=[.G96]" office:value-type="string" office:string-value="0 or 1" calcext:value-type="string">
            <text:p>0 or 1</text:p>
          </table:table-cell>
          <table:table-cell table:formula="of:=[.H96]" office:value-type="string" office:string-value="1 or 26" calcext:value-type="string">
            <text:p>1 or 26</text:p>
          </table:table-cell>
          <table:table-cell table:formula="of:=[.I96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97]+1" office:value-type="float" office:value="85" calcext:value-type="float">
            <text:p>85</text:p>
          </table:table-cell>
          <table:table-cell table:style-name="ce3" office:value-type="string" calcext:value-type="string">
            <text:p>mul y 0</text:p>
          </table:table-cell>
          <table:table-cell table:formula="of:=[.F97]" office:value-type="string" office:string-value="i4" calcext:value-type="string">
            <text:p>i4</text:p>
          </table:table-cell>
          <table:table-cell table:formula="of:=[.G97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97]" office:value-type="string" office:string-value="z@72" calcext:value-type="string">
            <text:p>z@72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98]+1" office:value-type="float" office:value="86" calcext:value-type="float">
            <text:p>86</text:p>
          </table:table-cell>
          <table:table-cell table:style-name="ce3" office:value-type="string" calcext:value-type="string">
            <text:p>add y w</text:p>
          </table:table-cell>
          <table:table-cell table:formula="of:=[.F98]" office:value-type="string" office:string-value="i4" calcext:value-type="string">
            <text:p>i4</text:p>
          </table:table-cell>
          <table:table-cell table:formula="of:=[.G98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4</text:p>
          </table:table-cell>
          <table:table-cell table:formula="of:=[.I98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99]+1" office:value-type="float" office:value="87" calcext:value-type="float">
            <text:p>87</text:p>
          </table:table-cell>
          <table:table-cell office:value-type="string" calcext:value-type="string">
            <text:p>add y 14</text:p>
          </table:table-cell>
          <table:table-cell table:formula="of:=[.F99]" office:value-type="string" office:string-value="i4" calcext:value-type="string">
            <text:p>i4</text:p>
          </table:table-cell>
          <table:table-cell table:formula="of:=[.G99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4+14</text:p>
          </table:table-cell>
          <table:table-cell table:formula="of:=[.I99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00]+1" office:value-type="float" office:value="88" calcext:value-type="float">
            <text:p>88</text:p>
          </table:table-cell>
          <table:table-cell office:value-type="string" calcext:value-type="string">
            <text:p>mul y x</text:p>
          </table:table-cell>
          <table:table-cell table:formula="of:=[.F100]" office:value-type="string" office:string-value="i4" calcext:value-type="string">
            <text:p>i4</text:p>
          </table:table-cell>
          <table:table-cell table:formula="of:=[.G100]" office:value-type="string" office:string-value="0 or 1" calcext:value-type="string">
            <text:p>0 or 1</text:p>
          </table:table-cell>
          <table:table-cell table:formula="of:=[.H100]" office:value-type="string" office:string-value="i4+14" calcext:value-type="string">
            <text:p>i4+14</text:p>
          </table:table-cell>
          <table:table-cell table:formula="of:=[.I100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01]+1" office:value-type="float" office:value="89" calcext:value-type="float">
            <text:p>89</text:p>
          </table:table-cell>
          <table:table-cell office:value-type="string" calcext:value-type="string">
            <text:p>add z y</text:p>
          </table:table-cell>
          <table:table-cell table:formula="of:=[.F101]" office:value-type="string" office:string-value="i4" calcext:value-type="string">
            <text:p>i4</text:p>
          </table:table-cell>
          <table:table-cell table:formula="of:=[.G101]" office:value-type="string" office:string-value="0 or 1" calcext:value-type="string">
            <text:p>0 or 1</text:p>
          </table:table-cell>
          <table:table-cell table:formula="of:=[.H101]" office:value-type="string" office:string-value="i4+14" calcext:value-type="string">
            <text:p>i4+14</text:p>
          </table:table-cell>
          <table:table-cell table:formula="of:=[.I101]" office:value-type="string" office:string-value="z@72" calcext:value-type="string">
            <text:p>z@7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102]+1" office:value-type="float" office:value="90" calcext:value-type="float">
            <text:p>90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5</text:p>
          </table:table-cell>
          <table:table-cell table:formula="of:=[.G102]" office:value-type="string" office:string-value="0 or 1" calcext:value-type="string">
            <text:p>0 or 1</text:p>
          </table:table-cell>
          <table:table-cell table:formula="of:=[.H102]" office:value-type="string" office:string-value="i4+14" calcext:value-type="string">
            <text:p>i4+14</text:p>
          </table:table-cell>
          <table:table-cell table:style-name="ce7" office:value-type="string" calcext:value-type="string">
            <text:p>z@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04]+1" office:value-type="float" office:value="91" calcext:value-type="float">
            <text:p>91</text:p>
          </table:table-cell>
          <table:table-cell table:style-name="ce3" office:value-type="string" calcext:value-type="string">
            <text:p>mul x 0</text:p>
          </table:table-cell>
          <table:table-cell table:formula="of:=[.F104]" office:value-type="string" office:string-value="i5" calcext:value-type="string">
            <text:p>i5</text:p>
          </table:table-cell>
          <table:table-cell table:style-name="ce7" office:value-type="float" office:value="0" calcext:value-type="float">
            <text:p>0</text:p>
          </table:table-cell>
          <table:table-cell table:formula="of:=[.H104]" office:value-type="string" office:string-value="i4+14" calcext:value-type="string">
            <text:p>i4+14</text:p>
          </table:table-cell>
          <table:table-cell table:formula="of:=[.I104]" office:value-type="string" office:string-value="z@90" calcext:value-type="string">
            <text:p>z@90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05]+1" office:value-type="float" office:value="92" calcext:value-type="float">
            <text:p>92</text:p>
          </table:table-cell>
          <table:table-cell table:style-name="ce3" office:value-type="string" calcext:value-type="string">
            <text:p>add x z</text:p>
          </table:table-cell>
          <table:table-cell table:formula="of:=[.F105]" office:value-type="string" office:string-value="i5" calcext:value-type="string">
            <text:p>i5</text:p>
          </table:table-cell>
          <table:table-cell table:style-name="ce7" office:value-type="string" calcext:value-type="string">
            <text:p>z@90 </text:p>
          </table:table-cell>
          <table:table-cell table:formula="of:=[.H105]" office:value-type="string" office:string-value="i4+14" calcext:value-type="string">
            <text:p>i4+14</text:p>
          </table:table-cell>
          <table:table-cell table:formula="of:=[.I105]" office:value-type="string" office:string-value="z@90" calcext:value-type="string">
            <text:p>z@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06]+1" office:value-type="float" office:value="93" calcext:value-type="float">
            <text:p>93</text:p>
          </table:table-cell>
          <table:table-cell office:value-type="string" calcext:value-type="string">
            <text:p>mod x 26</text:p>
          </table:table-cell>
          <table:table-cell table:formula="of:=[.F106]" office:value-type="string" office:string-value="i5" calcext:value-type="string">
            <text:p>i5</text:p>
          </table:table-cell>
          <table:table-cell table:style-name="ce7" office:value-type="string" calcext:value-type="string">
            <text:p>z@90 % 26</text:p>
          </table:table-cell>
          <table:table-cell table:formula="of:=[.H106]" office:value-type="string" office:string-value="i4+14" calcext:value-type="string">
            <text:p>i4+14</text:p>
          </table:table-cell>
          <table:table-cell table:formula="of:=[.I106]" office:value-type="string" office:string-value="z@90" calcext:value-type="string">
            <text:p>z@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07]+1" office:value-type="float" office:value="94" calcext:value-type="float">
            <text:p>94</text:p>
          </table:table-cell>
          <table:table-cell table:style-name="ce5" office:value-type="string" calcext:value-type="string">
            <text:p>div z 26</text:p>
          </table:table-cell>
          <table:table-cell table:formula="of:=[.F107]" office:value-type="string" office:string-value="i5" calcext:value-type="string">
            <text:p>i5</text:p>
          </table:table-cell>
          <table:table-cell table:formula="of:=[.G107]" office:value-type="string" office:string-value="z@90 % 26" calcext:value-type="string">
            <text:p>z@90 % 26</text:p>
          </table:table-cell>
          <table:table-cell table:formula="of:=[.H107]" office:value-type="string" office:string-value="i4+14" calcext:value-type="string">
            <text:p>i4+14</text:p>
          </table:table-cell>
          <table:table-cell table:style-name="ce7" office:value-type="string" calcext:value-type="string">
            <text:p>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08]+1" office:value-type="float" office:value="95" calcext:value-type="float">
            <text:p>95</text:p>
          </table:table-cell>
          <table:table-cell table:style-name="ce3" office:value-type="string" calcext:value-type="string">
            <text:p>add x -10</text:p>
          </table:table-cell>
          <table:table-cell table:formula="of:=[.F108]" office:value-type="string" office:string-value="i5" calcext:value-type="string">
            <text:p>i5</text:p>
          </table:table-cell>
          <table:table-cell table:style-name="ce7" office:value-type="string" calcext:value-type="string">
            <text:p>z@90 % 26 -10</text:p>
          </table:table-cell>
          <table:table-cell table:formula="of:=[.H108]" office:value-type="string" office:string-value="i4+14" calcext:value-type="string">
            <text:p>i4+14</text:p>
          </table:table-cell>
          <table:table-cell table:formula="of:=[.I108]" office:value-type="string" office:string-value="z@90/26" calcext:value-type="string">
            <text:p>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09]+1" office:value-type="float" office:value="96" calcext:value-type="float">
            <text:p>96</text:p>
          </table:table-cell>
          <table:table-cell office:value-type="string" calcext:value-type="string">
            <text:p>eql x w</text:p>
          </table:table-cell>
          <table:table-cell table:formula="of:=[.F109]" office:value-type="string" office:string-value="i5" calcext:value-type="string">
            <text:p>i5</text:p>
          </table:table-cell>
          <table:table-cell table:style-name="ce7" office:value-type="string" calcext:value-type="string">
            <text:p>0 or 1</text:p>
          </table:table-cell>
          <table:table-cell table:formula="of:=[.H109]" office:value-type="string" office:string-value="i4+14" calcext:value-type="string">
            <text:p>i4+14</text:p>
          </table:table-cell>
          <table:table-cell table:formula="of:=[.I109]" office:value-type="string" office:string-value="z@90/26" calcext:value-type="string">
            <text:p>z@90/26</text:p>
          </table:table-cell>
          <table:table-cell/>
          <table:table-cell office:value-type="string" calcext:value-type="string">
            <text:p>EQ-TEST input #5 + z-input to chunk #5.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10]+1" office:value-type="float" office:value="97" calcext:value-type="float">
            <text:p>97</text:p>
          </table:table-cell>
          <table:table-cell office:value-type="string" calcext:value-type="string">
            <text:p>eql x 0</text:p>
          </table:table-cell>
          <table:table-cell table:formula="of:=[.F110]" office:value-type="string" office:string-value="i5" calcext:value-type="string">
            <text:p>i5</text:p>
          </table:table-cell>
          <table:table-cell table:style-name="ce7" office:value-type="string" calcext:value-type="string">
            <text:p>0 or 1</text:p>
          </table:table-cell>
          <table:table-cell table:formula="of:=[.H110]" office:value-type="string" office:string-value="i4+14" calcext:value-type="string">
            <text:p>i4+14</text:p>
          </table:table-cell>
          <table:table-cell table:formula="of:=[.I110]" office:value-type="string" office:string-value="z@90/26" calcext:value-type="string">
            <text:p>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11]+1" office:value-type="float" office:value="98" calcext:value-type="float">
            <text:p>98</text:p>
          </table:table-cell>
          <table:table-cell table:style-name="ce3" office:value-type="string" calcext:value-type="string">
            <text:p>mul y 0</text:p>
          </table:table-cell>
          <table:table-cell table:formula="of:=[.F111]" office:value-type="string" office:string-value="i5" calcext:value-type="string">
            <text:p>i5</text:p>
          </table:table-cell>
          <table:table-cell table:formula="of:=[.G111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111]" office:value-type="string" office:string-value="z@90/26" calcext:value-type="string">
            <text:p>z@90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12]+1" office:value-type="float" office:value="99" calcext:value-type="float">
            <text:p>99</text:p>
          </table:table-cell>
          <table:table-cell office:value-type="string" calcext:value-type="string">
            <text:p>add y 25</text:p>
          </table:table-cell>
          <table:table-cell table:formula="of:=[.F112]" office:value-type="string" office:string-value="i5" calcext:value-type="string">
            <text:p>i5</text:p>
          </table:table-cell>
          <table:table-cell table:formula="of:=[.G112]" office:value-type="string" office:string-value="0 or 1" calcext:value-type="string">
            <text:p>0 or 1</text:p>
          </table:table-cell>
          <table:table-cell table:style-name="ce7" office:value-type="float" office:value="25" calcext:value-type="float">
            <text:p>25</text:p>
          </table:table-cell>
          <table:table-cell table:formula="of:=[.I112]" office:value-type="string" office:string-value="z@90/26" calcext:value-type="string">
            <text:p>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13]+1" office:value-type="float" office:value="100" calcext:value-type="float">
            <text:p>100</text:p>
          </table:table-cell>
          <table:table-cell office:value-type="string" calcext:value-type="string">
            <text:p>mul y x</text:p>
          </table:table-cell>
          <table:table-cell table:formula="of:=[.F113]" office:value-type="string" office:string-value="i5" calcext:value-type="string">
            <text:p>i5</text:p>
          </table:table-cell>
          <table:table-cell table:formula="of:=[.G113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0 or 25</text:p>
          </table:table-cell>
          <table:table-cell table:formula="of:=[.I113]" office:value-type="string" office:string-value="z@90/26" calcext:value-type="string">
            <text:p>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14]+1" office:value-type="float" office:value="101" calcext:value-type="float">
            <text:p>101</text:p>
          </table:table-cell>
          <table:table-cell office:value-type="string" calcext:value-type="string">
            <text:p>add y 1</text:p>
          </table:table-cell>
          <table:table-cell table:formula="of:=[.F114]" office:value-type="string" office:string-value="i5" calcext:value-type="string">
            <text:p>i5</text:p>
          </table:table-cell>
          <table:table-cell table:formula="of:=[.G114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1 or 26</text:p>
          </table:table-cell>
          <table:table-cell table:formula="of:=[.I114]" office:value-type="string" office:string-value="z@90/26" calcext:value-type="string">
            <text:p>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15]+1" office:value-type="float" office:value="102" calcext:value-type="float">
            <text:p>102</text:p>
          </table:table-cell>
          <table:table-cell table:style-name="ce3" office:value-type="string" calcext:value-type="string">
            <text:p>mul z y</text:p>
          </table:table-cell>
          <table:table-cell table:formula="of:=[.F115]" office:value-type="string" office:string-value="i5" calcext:value-type="string">
            <text:p>i5</text:p>
          </table:table-cell>
          <table:table-cell table:formula="of:=[.G115]" office:value-type="string" office:string-value="0 or 1" calcext:value-type="string">
            <text:p>0 or 1</text:p>
          </table:table-cell>
          <table:table-cell table:formula="of:=[.H115]" office:value-type="string" office:string-value="1 or 26" calcext:value-type="string">
            <text:p>1 or 26</text:p>
          </table:table-cell>
          <table:table-cell table:style-name="ce7" office:value-type="string" calcext:value-type="string">
            <text:p>z@90 OR 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16]+1" office:value-type="float" office:value="103" calcext:value-type="float">
            <text:p>103</text:p>
          </table:table-cell>
          <table:table-cell table:style-name="ce3" office:value-type="string" calcext:value-type="string">
            <text:p>mul y 0</text:p>
          </table:table-cell>
          <table:table-cell table:formula="of:=[.F116]" office:value-type="string" office:string-value="i5" calcext:value-type="string">
            <text:p>i5</text:p>
          </table:table-cell>
          <table:table-cell table:formula="of:=[.G116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116]" office:value-type="string" office:string-value="z@90 OR z@90/26" calcext:value-type="string">
            <text:p>z@90 OR z@90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17]+1" office:value-type="float" office:value="104" calcext:value-type="float">
            <text:p>104</text:p>
          </table:table-cell>
          <table:table-cell table:style-name="ce3" office:value-type="string" calcext:value-type="string">
            <text:p>add y w</text:p>
          </table:table-cell>
          <table:table-cell table:formula="of:=[.F117]" office:value-type="string" office:string-value="i5" calcext:value-type="string">
            <text:p>i5</text:p>
          </table:table-cell>
          <table:table-cell table:formula="of:=[.G117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5</text:p>
          </table:table-cell>
          <table:table-cell table:formula="of:=[.I117]" office:value-type="string" office:string-value="z@90 OR z@90/26" calcext:value-type="string">
            <text:p>z@90 OR 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18]+1" office:value-type="float" office:value="105" calcext:value-type="float">
            <text:p>105</text:p>
          </table:table-cell>
          <table:table-cell office:value-type="string" calcext:value-type="string">
            <text:p>add y 7</text:p>
          </table:table-cell>
          <table:table-cell table:formula="of:=[.F118]" office:value-type="string" office:string-value="i5" calcext:value-type="string">
            <text:p>i5</text:p>
          </table:table-cell>
          <table:table-cell table:formula="of:=[.G118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5+7</text:p>
          </table:table-cell>
          <table:table-cell table:formula="of:=[.I118]" office:value-type="string" office:string-value="z@90 OR z@90/26" calcext:value-type="string">
            <text:p>z@90 OR 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19]+1" office:value-type="float" office:value="106" calcext:value-type="float">
            <text:p>106</text:p>
          </table:table-cell>
          <table:table-cell office:value-type="string" calcext:value-type="string">
            <text:p>mul y x</text:p>
          </table:table-cell>
          <table:table-cell table:formula="of:=[.F119]" office:value-type="string" office:string-value="i5" calcext:value-type="string">
            <text:p>i5</text:p>
          </table:table-cell>
          <table:table-cell table:formula="of:=[.G119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0 OR i5+7</text:p>
          </table:table-cell>
          <table:table-cell table:formula="of:=[.I119]" office:value-type="string" office:string-value="z@90 OR z@90/26" calcext:value-type="string">
            <text:p>z@90 OR 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20]+1" office:value-type="float" office:value="107" calcext:value-type="float">
            <text:p>107</text:p>
          </table:table-cell>
          <table:table-cell office:value-type="string" calcext:value-type="string">
            <text:p>add z y</text:p>
          </table:table-cell>
          <table:table-cell table:formula="of:=[.F120]" office:value-type="string" office:string-value="i5" calcext:value-type="string">
            <text:p>i5</text:p>
          </table:table-cell>
          <table:table-cell table:formula="of:=[.G120]" office:value-type="string" office:string-value="0 or 1" calcext:value-type="string">
            <text:p>0 or 1</text:p>
          </table:table-cell>
          <table:table-cell table:formula="of:=[.H120]" office:value-type="string" office:string-value="0 OR i5+7" calcext:value-type="string">
            <text:p>0 OR i5+7</text:p>
          </table:table-cell>
          <table:table-cell table:formula="of:=[.I120]" office:value-type="string" office:string-value="z@90 OR z@90/26" calcext:value-type="string">
            <text:p>z@90 OR z@90/2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121]+1" office:value-type="float" office:value="108" calcext:value-type="float">
            <text:p>108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6</text:p>
          </table:table-cell>
          <table:table-cell table:formula="of:=[.G121]" office:value-type="string" office:string-value="0 or 1" calcext:value-type="string">
            <text:p>0 or 1</text:p>
          </table:table-cell>
          <table:table-cell table:formula="of:=[.H121]" office:value-type="string" office:string-value="0 OR i5+7" calcext:value-type="string">
            <text:p>0 OR i5+7</text:p>
          </table:table-cell>
          <table:table-cell table:formula="of:=[.I121]" office:value-type="string" office:string-value="z@90 OR z@90/26" calcext:value-type="string">
            <text:p>z@90 OR 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23]+1" office:value-type="float" office:value="109" calcext:value-type="float">
            <text:p>109</text:p>
          </table:table-cell>
          <table:table-cell table:style-name="ce3" office:value-type="string" calcext:value-type="string">
            <text:p>mul x 0</text:p>
          </table:table-cell>
          <table:table-cell table:formula="of:=[.F123]" office:value-type="string" office:string-value="i6" calcext:value-type="string">
            <text:p>i6</text:p>
          </table:table-cell>
          <table:table-cell table:style-name="ce7" office:value-type="float" office:value="0" calcext:value-type="float">
            <text:p>0</text:p>
          </table:table-cell>
          <table:table-cell table:formula="of:=[.H123]" office:value-type="string" office:string-value="0 OR i5+7" calcext:value-type="string">
            <text:p>0 OR i5+7</text:p>
          </table:table-cell>
          <table:table-cell table:formula="of:=[.I123]" office:value-type="string" office:string-value="z@90 OR z@90/26" calcext:value-type="string">
            <text:p>z@90 OR z@90/26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24]+1" office:value-type="float" office:value="110" calcext:value-type="float">
            <text:p>110</text:p>
          </table:table-cell>
          <table:table-cell table:style-name="ce3" office:value-type="string" calcext:value-type="string">
            <text:p>add x z</text:p>
          </table:table-cell>
          <table:table-cell table:formula="of:=[.F124]" office:value-type="string" office:string-value="i6" calcext:value-type="string">
            <text:p>i6</text:p>
          </table:table-cell>
          <table:table-cell table:formula="of:=[.G124]" office:value-type="float" office:value="0" calcext:value-type="float">
            <text:p>0</text:p>
          </table:table-cell>
          <table:table-cell table:formula="of:=[.H124]" office:value-type="string" office:string-value="0 OR i5+7" calcext:value-type="string">
            <text:p>0 OR i5+7</text:p>
          </table:table-cell>
          <table:table-cell table:formula="of:=[.I124]" office:value-type="string" office:string-value="z@90 OR z@90/26" calcext:value-type="string">
            <text:p>z@90 OR 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25]+1" office:value-type="float" office:value="111" calcext:value-type="float">
            <text:p>111</text:p>
          </table:table-cell>
          <table:table-cell office:value-type="string" calcext:value-type="string">
            <text:p>mod x 26</text:p>
          </table:table-cell>
          <table:table-cell table:formula="of:=[.F125]" office:value-type="string" office:string-value="i6" calcext:value-type="string">
            <text:p>i6</text:p>
          </table:table-cell>
          <table:table-cell table:formula="of:=[.G125]" office:value-type="float" office:value="0" calcext:value-type="float">
            <text:p>0</text:p>
          </table:table-cell>
          <table:table-cell table:formula="of:=[.H125]" office:value-type="string" office:string-value="0 OR i5+7" calcext:value-type="string">
            <text:p>0 OR i5+7</text:p>
          </table:table-cell>
          <table:table-cell table:formula="of:=[.I125]" office:value-type="string" office:string-value="z@90 OR z@90/26" calcext:value-type="string">
            <text:p>z@90 OR z@9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26]+1" office:value-type="float" office:value="112" calcext:value-type="float">
            <text:p>112</text:p>
          </table:table-cell>
          <table:table-cell table:style-name="ce4" office:value-type="string" calcext:value-type="string">
            <text:p>div z 1</text:p>
          </table:table-cell>
          <table:table-cell table:formula="of:=[.F126]" office:value-type="string" office:string-value="i6" calcext:value-type="string">
            <text:p>i6</text:p>
          </table:table-cell>
          <table:table-cell table:formula="of:=[.G126]" office:value-type="float" office:value="0" calcext:value-type="float">
            <text:p>0</text:p>
          </table:table-cell>
          <table:table-cell table:formula="of:=[.H126]" office:value-type="string" office:string-value="0 OR i5+7" calcext:value-type="string">
            <text:p>0 OR i5+7</text:p>
          </table:table-cell>
          <table:table-cell table:style-name="ce7" office:value-type="string" calcext:value-type="string">
            <text:p>z@108</text:p>
          </table:table-cell>
          <table:table-cell office:value-type="string" calcext:value-type="string">
            <text:p>Does nothin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27]+1" office:value-type="float" office:value="113" calcext:value-type="float">
            <text:p>113</text:p>
          </table:table-cell>
          <table:table-cell table:style-name="ce3" office:value-type="string" calcext:value-type="string">
            <text:p>add x 11</text:p>
          </table:table-cell>
          <table:table-cell table:formula="of:=[.F127]" office:value-type="string" office:string-value="i6" calcext:value-type="string">
            <text:p>i6</text:p>
          </table:table-cell>
          <table:table-cell table:formula="of:=[.G127]" office:value-type="float" office:value="0" calcext:value-type="float">
            <text:p>0</text:p>
          </table:table-cell>
          <table:table-cell table:formula="of:=[.H127]" office:value-type="string" office:string-value="0 OR i5+7" calcext:value-type="string">
            <text:p>0 OR i5+7</text:p>
          </table:table-cell>
          <table:table-cell table:formula="of:=[.I127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28]+1" office:value-type="float" office:value="114" calcext:value-type="float">
            <text:p>114</text:p>
          </table:table-cell>
          <table:table-cell office:value-type="string" calcext:value-type="string">
            <text:p>eql x w</text:p>
          </table:table-cell>
          <table:table-cell table:formula="of:=[.F128]" office:value-type="string" office:string-value="i6" calcext:value-type="string">
            <text:p>i6</text:p>
          </table:table-cell>
          <table:table-cell table:style-name="ce7" office:value-type="string" calcext:value-type="string">
            <text:p>0 or 1</text:p>
          </table:table-cell>
          <table:table-cell table:formula="of:=[.H128]" office:value-type="string" office:string-value="0 OR i5+7" calcext:value-type="string">
            <text:p>0 OR i5+7</text:p>
          </table:table-cell>
          <table:table-cell table:formula="of:=[.I128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29]+1" office:value-type="float" office:value="115" calcext:value-type="float">
            <text:p>115</text:p>
          </table:table-cell>
          <table:table-cell office:value-type="string" calcext:value-type="string">
            <text:p>eql x 0</text:p>
          </table:table-cell>
          <table:table-cell table:formula="of:=[.F129]" office:value-type="string" office:string-value="i6" calcext:value-type="string">
            <text:p>i6</text:p>
          </table:table-cell>
          <table:table-cell table:style-name="ce7" office:value-type="string" calcext:value-type="string">
            <text:p>0 or 1</text:p>
          </table:table-cell>
          <table:table-cell table:formula="of:=[.H129]" office:value-type="string" office:string-value="0 OR i5+7" calcext:value-type="string">
            <text:p>0 OR i5+7</text:p>
          </table:table-cell>
          <table:table-cell table:formula="of:=[.I129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30]+1" office:value-type="float" office:value="116" calcext:value-type="float">
            <text:p>116</text:p>
          </table:table-cell>
          <table:table-cell table:style-name="ce3" office:value-type="string" calcext:value-type="string">
            <text:p>mul y 0</text:p>
          </table:table-cell>
          <table:table-cell table:formula="of:=[.F130]" office:value-type="string" office:string-value="i6" calcext:value-type="string">
            <text:p>i6</text:p>
          </table:table-cell>
          <table:table-cell table:formula="of:=[.G130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130]" office:value-type="string" office:string-value="z@108" calcext:value-type="string">
            <text:p>z@108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31]+1" office:value-type="float" office:value="117" calcext:value-type="float">
            <text:p>117</text:p>
          </table:table-cell>
          <table:table-cell office:value-type="string" calcext:value-type="string">
            <text:p>add y 25</text:p>
          </table:table-cell>
          <table:table-cell table:formula="of:=[.F131]" office:value-type="string" office:string-value="i6" calcext:value-type="string">
            <text:p>i6</text:p>
          </table:table-cell>
          <table:table-cell table:formula="of:=[.G131]" office:value-type="string" office:string-value="0 or 1" calcext:value-type="string">
            <text:p>0 or 1</text:p>
          </table:table-cell>
          <table:table-cell table:style-name="ce7" office:value-type="float" office:value="25" calcext:value-type="float">
            <text:p>25</text:p>
          </table:table-cell>
          <table:table-cell table:formula="of:=[.I131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32]+1" office:value-type="float" office:value="118" calcext:value-type="float">
            <text:p>118</text:p>
          </table:table-cell>
          <table:table-cell office:value-type="string" calcext:value-type="string">
            <text:p>mul y x</text:p>
          </table:table-cell>
          <table:table-cell table:formula="of:=[.F132]" office:value-type="string" office:string-value="i6" calcext:value-type="string">
            <text:p>i6</text:p>
          </table:table-cell>
          <table:table-cell table:formula="of:=[.G132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0 or 25</text:p>
          </table:table-cell>
          <table:table-cell table:formula="of:=[.I132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33]+1" office:value-type="float" office:value="119" calcext:value-type="float">
            <text:p>119</text:p>
          </table:table-cell>
          <table:table-cell office:value-type="string" calcext:value-type="string">
            <text:p>add y 1</text:p>
          </table:table-cell>
          <table:table-cell table:formula="of:=[.F133]" office:value-type="string" office:string-value="i6" calcext:value-type="string">
            <text:p>i6</text:p>
          </table:table-cell>
          <table:table-cell table:formula="of:=[.G133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1 or 26</text:p>
          </table:table-cell>
          <table:table-cell table:formula="of:=[.I133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34]+1" office:value-type="float" office:value="120" calcext:value-type="float">
            <text:p>120</text:p>
          </table:table-cell>
          <table:table-cell table:style-name="ce3" office:value-type="string" calcext:value-type="string">
            <text:p>mul z y</text:p>
          </table:table-cell>
          <table:table-cell table:formula="of:=[.F134]" office:value-type="string" office:string-value="i6" calcext:value-type="string">
            <text:p>i6</text:p>
          </table:table-cell>
          <table:table-cell table:formula="of:=[.G134]" office:value-type="string" office:string-value="0 or 1" calcext:value-type="string">
            <text:p>0 or 1</text:p>
          </table:table-cell>
          <table:table-cell table:formula="of:=[.H134]" office:value-type="string" office:string-value="1 or 26" calcext:value-type="string">
            <text:p>1 or 26</text:p>
          </table:table-cell>
          <table:table-cell table:formula="of:=[.I134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35]+1" office:value-type="float" office:value="121" calcext:value-type="float">
            <text:p>121</text:p>
          </table:table-cell>
          <table:table-cell table:style-name="ce3" office:value-type="string" calcext:value-type="string">
            <text:p>mul y 0</text:p>
          </table:table-cell>
          <table:table-cell table:formula="of:=[.F135]" office:value-type="string" office:string-value="i6" calcext:value-type="string">
            <text:p>i6</text:p>
          </table:table-cell>
          <table:table-cell table:formula="of:=[.G135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135]" office:value-type="string" office:string-value="z@108" calcext:value-type="string">
            <text:p>z@108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36]+1" office:value-type="float" office:value="122" calcext:value-type="float">
            <text:p>122</text:p>
          </table:table-cell>
          <table:table-cell table:style-name="ce3" office:value-type="string" calcext:value-type="string">
            <text:p>add y w</text:p>
          </table:table-cell>
          <table:table-cell table:formula="of:=[.F136]" office:value-type="string" office:string-value="i6" calcext:value-type="string">
            <text:p>i6</text:p>
          </table:table-cell>
          <table:table-cell table:formula="of:=[.G136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6</text:p>
          </table:table-cell>
          <table:table-cell table:formula="of:=[.I136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37]+1" office:value-type="float" office:value="123" calcext:value-type="float">
            <text:p>123</text:p>
          </table:table-cell>
          <table:table-cell office:value-type="string" calcext:value-type="string">
            <text:p>add y 11</text:p>
          </table:table-cell>
          <table:table-cell table:formula="of:=[.F137]" office:value-type="string" office:string-value="i6" calcext:value-type="string">
            <text:p>i6</text:p>
          </table:table-cell>
          <table:table-cell table:formula="of:=[.G137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6+11</text:p>
          </table:table-cell>
          <table:table-cell table:formula="of:=[.I137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38]+1" office:value-type="float" office:value="124" calcext:value-type="float">
            <text:p>124</text:p>
          </table:table-cell>
          <table:table-cell office:value-type="string" calcext:value-type="string">
            <text:p>mul y x</text:p>
          </table:table-cell>
          <table:table-cell table:formula="of:=[.F138]" office:value-type="string" office:string-value="i6" calcext:value-type="string">
            <text:p>i6</text:p>
          </table:table-cell>
          <table:table-cell table:formula="of:=[.G138]" office:value-type="string" office:string-value="0 or 1" calcext:value-type="string">
            <text:p>0 or 1</text:p>
          </table:table-cell>
          <table:table-cell table:formula="of:=[.H138]" office:value-type="string" office:string-value="i6+11" calcext:value-type="string">
            <text:p>i6+11</text:p>
          </table:table-cell>
          <table:table-cell table:formula="of:=[.I138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39]+1" office:value-type="float" office:value="125" calcext:value-type="float">
            <text:p>125</text:p>
          </table:table-cell>
          <table:table-cell office:value-type="string" calcext:value-type="string">
            <text:p>add z y</text:p>
          </table:table-cell>
          <table:table-cell table:formula="of:=[.F139]" office:value-type="string" office:string-value="i6" calcext:value-type="string">
            <text:p>i6</text:p>
          </table:table-cell>
          <table:table-cell table:formula="of:=[.G139]" office:value-type="string" office:string-value="0 or 1" calcext:value-type="string">
            <text:p>0 or 1</text:p>
          </table:table-cell>
          <table:table-cell table:formula="of:=[.H139]" office:value-type="string" office:string-value="i6+11" calcext:value-type="string">
            <text:p>i6+11</text:p>
          </table:table-cell>
          <table:table-cell table:formula="of:=[.I139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140]+1" office:value-type="float" office:value="126" calcext:value-type="float">
            <text:p>126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7</text:p>
          </table:table-cell>
          <table:table-cell table:formula="of:=[.G140]" office:value-type="string" office:string-value="0 or 1" calcext:value-type="string">
            <text:p>0 or 1</text:p>
          </table:table-cell>
          <table:table-cell table:formula="of:=[.H140]" office:value-type="string" office:string-value="i6+11" calcext:value-type="string">
            <text:p>i6+11</text:p>
          </table:table-cell>
          <table:table-cell table:formula="of:=[.I140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42]+1" office:value-type="float" office:value="127" calcext:value-type="float">
            <text:p>127</text:p>
          </table:table-cell>
          <table:table-cell table:style-name="ce3" office:value-type="string" calcext:value-type="string">
            <text:p>mul x 0</text:p>
          </table:table-cell>
          <table:table-cell table:formula="of:=[.F142]" office:value-type="string" office:string-value="i7" calcext:value-type="string">
            <text:p>i7</text:p>
          </table:table-cell>
          <table:table-cell table:style-name="ce7" office:value-type="float" office:value="0" calcext:value-type="float">
            <text:p>0</text:p>
          </table:table-cell>
          <table:table-cell table:formula="of:=[.H142]" office:value-type="string" office:string-value="i6+11" calcext:value-type="string">
            <text:p>i6+11</text:p>
          </table:table-cell>
          <table:table-cell table:formula="of:=[.I142]" office:value-type="string" office:string-value="z@108" calcext:value-type="string">
            <text:p>z@108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43]+1" office:value-type="float" office:value="128" calcext:value-type="float">
            <text:p>128</text:p>
          </table:table-cell>
          <table:table-cell table:style-name="ce3" office:value-type="string" calcext:value-type="string">
            <text:p>add x z</text:p>
          </table:table-cell>
          <table:table-cell table:formula="of:=[.F143]" office:value-type="string" office:string-value="i7" calcext:value-type="string">
            <text:p>i7</text:p>
          </table:table-cell>
          <table:table-cell table:formula="of:=[.G143]" office:value-type="float" office:value="0" calcext:value-type="float">
            <text:p>0</text:p>
          </table:table-cell>
          <table:table-cell table:formula="of:=[.H143]" office:value-type="string" office:string-value="i6+11" calcext:value-type="string">
            <text:p>i6+11</text:p>
          </table:table-cell>
          <table:table-cell table:formula="of:=[.I143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44]+1" office:value-type="float" office:value="129" calcext:value-type="float">
            <text:p>129</text:p>
          </table:table-cell>
          <table:table-cell office:value-type="string" calcext:value-type="string">
            <text:p>mod x 26</text:p>
          </table:table-cell>
          <table:table-cell table:formula="of:=[.F144]" office:value-type="string" office:string-value="i7" calcext:value-type="string">
            <text:p>i7</text:p>
          </table:table-cell>
          <table:table-cell table:formula="of:=[.G144]" office:value-type="float" office:value="0" calcext:value-type="float">
            <text:p>0</text:p>
          </table:table-cell>
          <table:table-cell table:formula="of:=[.H144]" office:value-type="string" office:string-value="i6+11" calcext:value-type="string">
            <text:p>i6+11</text:p>
          </table:table-cell>
          <table:table-cell table:formula="of:=[.I144]" office:value-type="string" office:string-value="z@108" calcext:value-type="string">
            <text:p>z@10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45]+1" office:value-type="float" office:value="130" calcext:value-type="float">
            <text:p>130</text:p>
          </table:table-cell>
          <table:table-cell table:style-name="ce5" office:value-type="string" calcext:value-type="string">
            <text:p>div z 26</text:p>
          </table:table-cell>
          <table:table-cell table:formula="of:=[.F145]" office:value-type="string" office:string-value="i7" calcext:value-type="string">
            <text:p>i7</text:p>
          </table:table-cell>
          <table:table-cell table:formula="of:=[.G145]" office:value-type="float" office:value="0" calcext:value-type="float">
            <text:p>0</text:p>
          </table:table-cell>
          <table:table-cell table:formula="of:=[.H145]" office:value-type="string" office:string-value="i6+11" calcext:value-type="string">
            <text:p>i6+11</text:p>
          </table:table-cell>
          <table:table-cell table:style-name="ce7" office:value-type="string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46]+1" office:value-type="float" office:value="131" calcext:value-type="float">
            <text:p>131</text:p>
          </table:table-cell>
          <table:table-cell table:style-name="ce3" office:value-type="string" calcext:value-type="string">
            <text:p>add x -9</text:p>
          </table:table-cell>
          <table:table-cell table:formula="of:=[.F146]" office:value-type="string" office:string-value="i7" calcext:value-type="string">
            <text:p>i7</text:p>
          </table:table-cell>
          <table:table-cell table:formula="of:=[.G146]" office:value-type="float" office:value="0" calcext:value-type="float">
            <text:p>0</text:p>
          </table:table-cell>
          <table:table-cell table:formula="of:=[.H146]" office:value-type="string" office:string-value="i6+11" calcext:value-type="string">
            <text:p>i6+11</text:p>
          </table:table-cell>
          <table:table-cell table:formula="of:=[.I146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47]+1" office:value-type="float" office:value="132" calcext:value-type="float">
            <text:p>132</text:p>
          </table:table-cell>
          <table:table-cell office:value-type="string" calcext:value-type="string">
            <text:p>eql x w</text:p>
          </table:table-cell>
          <table:table-cell table:formula="of:=[.F147]" office:value-type="string" office:string-value="i7" calcext:value-type="string">
            <text:p>i7</text:p>
          </table:table-cell>
          <table:table-cell table:style-name="ce7" office:value-type="string" calcext:value-type="string">
            <text:p>0 or 1</text:p>
          </table:table-cell>
          <table:table-cell table:formula="of:=[.H147]" office:value-type="string" office:string-value="i6+11" calcext:value-type="string">
            <text:p>i6+11</text:p>
          </table:table-cell>
          <table:table-cell table:formula="of:=[.I147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48]+1" office:value-type="float" office:value="133" calcext:value-type="float">
            <text:p>133</text:p>
          </table:table-cell>
          <table:table-cell office:value-type="string" calcext:value-type="string">
            <text:p>eql x 0</text:p>
          </table:table-cell>
          <table:table-cell table:formula="of:=[.F148]" office:value-type="string" office:string-value="i7" calcext:value-type="string">
            <text:p>i7</text:p>
          </table:table-cell>
          <table:table-cell table:style-name="ce7" office:value-type="string" calcext:value-type="string">
            <text:p>0 or 1</text:p>
          </table:table-cell>
          <table:table-cell table:formula="of:=[.H148]" office:value-type="string" office:string-value="i6+11" calcext:value-type="string">
            <text:p>i6+11</text:p>
          </table:table-cell>
          <table:table-cell table:formula="of:=[.I148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49]+1" office:value-type="float" office:value="134" calcext:value-type="float">
            <text:p>134</text:p>
          </table:table-cell>
          <table:table-cell table:style-name="ce3" office:value-type="string" calcext:value-type="string">
            <text:p>mul y 0</text:p>
          </table:table-cell>
          <table:table-cell table:formula="of:=[.F149]" office:value-type="string" office:string-value="i7" calcext:value-type="string">
            <text:p>i7</text:p>
          </table:table-cell>
          <table:table-cell table:formula="of:=[.G149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149]" office:value-type="string" office:string-value="z@126/26" calcext:value-type="string">
            <text:p>z@126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50]+1" office:value-type="float" office:value="135" calcext:value-type="float">
            <text:p>135</text:p>
          </table:table-cell>
          <table:table-cell office:value-type="string" calcext:value-type="string">
            <text:p>add y 25</text:p>
          </table:table-cell>
          <table:table-cell table:formula="of:=[.F150]" office:value-type="string" office:string-value="i7" calcext:value-type="string">
            <text:p>i7</text:p>
          </table:table-cell>
          <table:table-cell table:formula="of:=[.G150]" office:value-type="string" office:string-value="0 or 1" calcext:value-type="string">
            <text:p>0 or 1</text:p>
          </table:table-cell>
          <table:table-cell table:style-name="ce7" office:value-type="float" office:value="25" calcext:value-type="float">
            <text:p>25</text:p>
          </table:table-cell>
          <table:table-cell table:formula="of:=[.I150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51]+1" office:value-type="float" office:value="136" calcext:value-type="float">
            <text:p>136</text:p>
          </table:table-cell>
          <table:table-cell office:value-type="string" calcext:value-type="string">
            <text:p>mul y x</text:p>
          </table:table-cell>
          <table:table-cell table:formula="of:=[.F151]" office:value-type="string" office:string-value="i7" calcext:value-type="string">
            <text:p>i7</text:p>
          </table:table-cell>
          <table:table-cell table:formula="of:=[.G151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0 or 25</text:p>
          </table:table-cell>
          <table:table-cell table:formula="of:=[.I151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52]+1" office:value-type="float" office:value="137" calcext:value-type="float">
            <text:p>137</text:p>
          </table:table-cell>
          <table:table-cell office:value-type="string" calcext:value-type="string">
            <text:p>add y 1</text:p>
          </table:table-cell>
          <table:table-cell table:formula="of:=[.F152]" office:value-type="string" office:string-value="i7" calcext:value-type="string">
            <text:p>i7</text:p>
          </table:table-cell>
          <table:table-cell table:formula="of:=[.G152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1 or 26</text:p>
          </table:table-cell>
          <table:table-cell table:formula="of:=[.I152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53]+1" office:value-type="float" office:value="138" calcext:value-type="float">
            <text:p>138</text:p>
          </table:table-cell>
          <table:table-cell table:style-name="ce3" office:value-type="string" calcext:value-type="string">
            <text:p>mul z y</text:p>
          </table:table-cell>
          <table:table-cell table:formula="of:=[.F153]" office:value-type="string" office:string-value="i7" calcext:value-type="string">
            <text:p>i7</text:p>
          </table:table-cell>
          <table:table-cell table:formula="of:=[.G153]" office:value-type="string" office:string-value="0 or 1" calcext:value-type="string">
            <text:p>0 or 1</text:p>
          </table:table-cell>
          <table:table-cell table:formula="of:=[.H153]" office:value-type="string" office:string-value="1 or 26" calcext:value-type="string">
            <text:p>1 or 26</text:p>
          </table:table-cell>
          <table:table-cell table:formula="of:=[.I153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54]+1" office:value-type="float" office:value="139" calcext:value-type="float">
            <text:p>139</text:p>
          </table:table-cell>
          <table:table-cell table:style-name="ce3" office:value-type="string" calcext:value-type="string">
            <text:p>mul y 0</text:p>
          </table:table-cell>
          <table:table-cell table:formula="of:=[.F154]" office:value-type="string" office:string-value="i7" calcext:value-type="string">
            <text:p>i7</text:p>
          </table:table-cell>
          <table:table-cell table:formula="of:=[.G154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154]" office:value-type="string" office:string-value="z@126/26" calcext:value-type="string">
            <text:p>z@126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55]+1" office:value-type="float" office:value="140" calcext:value-type="float">
            <text:p>140</text:p>
          </table:table-cell>
          <table:table-cell table:style-name="ce3" office:value-type="string" calcext:value-type="string">
            <text:p>add y w</text:p>
          </table:table-cell>
          <table:table-cell table:formula="of:=[.F155]" office:value-type="string" office:string-value="i7" calcext:value-type="string">
            <text:p>i7</text:p>
          </table:table-cell>
          <table:table-cell table:formula="of:=[.G155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7</text:p>
          </table:table-cell>
          <table:table-cell table:formula="of:=[.I155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56]+1" office:value-type="float" office:value="141" calcext:value-type="float">
            <text:p>141</text:p>
          </table:table-cell>
          <table:table-cell office:value-type="string" calcext:value-type="string">
            <text:p>add y 4</text:p>
          </table:table-cell>
          <table:table-cell table:formula="of:=[.F156]" office:value-type="string" office:string-value="i7" calcext:value-type="string">
            <text:p>i7</text:p>
          </table:table-cell>
          <table:table-cell table:formula="of:=[.G156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7+4</text:p>
          </table:table-cell>
          <table:table-cell table:formula="of:=[.I156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57]+1" office:value-type="float" office:value="142" calcext:value-type="float">
            <text:p>142</text:p>
          </table:table-cell>
          <table:table-cell office:value-type="string" calcext:value-type="string">
            <text:p>mul y x</text:p>
          </table:table-cell>
          <table:table-cell table:formula="of:=[.F157]" office:value-type="string" office:string-value="i7" calcext:value-type="string">
            <text:p>i7</text:p>
          </table:table-cell>
          <table:table-cell table:formula="of:=[.G157]" office:value-type="string" office:string-value="0 or 1" calcext:value-type="string">
            <text:p>0 or 1</text:p>
          </table:table-cell>
          <table:table-cell table:formula="of:=[.H157]" office:value-type="string" office:string-value="i7+4" calcext:value-type="string">
            <text:p>i7+4</text:p>
          </table:table-cell>
          <table:table-cell table:formula="of:=[.I157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58]+1" office:value-type="float" office:value="143" calcext:value-type="float">
            <text:p>143</text:p>
          </table:table-cell>
          <table:table-cell office:value-type="string" calcext:value-type="string">
            <text:p>add z y</text:p>
          </table:table-cell>
          <table:table-cell table:formula="of:=[.F158]" office:value-type="string" office:string-value="i7" calcext:value-type="string">
            <text:p>i7</text:p>
          </table:table-cell>
          <table:table-cell table:formula="of:=[.G158]" office:value-type="string" office:string-value="0 or 1" calcext:value-type="string">
            <text:p>0 or 1</text:p>
          </table:table-cell>
          <table:table-cell table:formula="of:=[.H158]" office:value-type="string" office:string-value="i7+4" calcext:value-type="string">
            <text:p>i7+4</text:p>
          </table:table-cell>
          <table:table-cell table:formula="of:=[.I158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159]+1" office:value-type="float" office:value="144" calcext:value-type="float">
            <text:p>144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8</text:p>
          </table:table-cell>
          <table:table-cell table:formula="of:=[.G159]" office:value-type="string" office:string-value="0 or 1" calcext:value-type="string">
            <text:p>0 or 1</text:p>
          </table:table-cell>
          <table:table-cell table:formula="of:=[.H159]" office:value-type="string" office:string-value="i7+4" calcext:value-type="string">
            <text:p>i7+4</text:p>
          </table:table-cell>
          <table:table-cell table:formula="of:=[.I159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61]+1" office:value-type="float" office:value="145" calcext:value-type="float">
            <text:p>145</text:p>
          </table:table-cell>
          <table:table-cell table:style-name="ce3" office:value-type="string" calcext:value-type="string">
            <text:p>mul x 0</text:p>
          </table:table-cell>
          <table:table-cell table:formula="of:=[.F161]" office:value-type="string" office:string-value="i8" calcext:value-type="string">
            <text:p>i8</text:p>
          </table:table-cell>
          <table:table-cell table:style-name="ce7" office:value-type="float" office:value="0" calcext:value-type="float">
            <text:p>0</text:p>
          </table:table-cell>
          <table:table-cell table:formula="of:=[.H161]" office:value-type="string" office:string-value="i7+4" calcext:value-type="string">
            <text:p>i7+4</text:p>
          </table:table-cell>
          <table:table-cell table:formula="of:=[.I161]" office:value-type="string" office:string-value="z@126/26" calcext:value-type="string">
            <text:p>z@126/26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62]+1" office:value-type="float" office:value="146" calcext:value-type="float">
            <text:p>146</text:p>
          </table:table-cell>
          <table:table-cell table:style-name="ce3" office:value-type="string" calcext:value-type="string">
            <text:p>add x z</text:p>
          </table:table-cell>
          <table:table-cell table:formula="of:=[.F162]" office:value-type="string" office:string-value="i8" calcext:value-type="string">
            <text:p>i8</text:p>
          </table:table-cell>
          <table:table-cell table:formula="of:=[.G162]" office:value-type="float" office:value="0" calcext:value-type="float">
            <text:p>0</text:p>
          </table:table-cell>
          <table:table-cell table:formula="of:=[.H162]" office:value-type="string" office:string-value="i7+4" calcext:value-type="string">
            <text:p>i7+4</text:p>
          </table:table-cell>
          <table:table-cell table:formula="of:=[.I162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63]+1" office:value-type="float" office:value="147" calcext:value-type="float">
            <text:p>147</text:p>
          </table:table-cell>
          <table:table-cell office:value-type="string" calcext:value-type="string">
            <text:p>mod x 26</text:p>
          </table:table-cell>
          <table:table-cell table:formula="of:=[.F163]" office:value-type="string" office:string-value="i8" calcext:value-type="string">
            <text:p>i8</text:p>
          </table:table-cell>
          <table:table-cell table:formula="of:=[.G163]" office:value-type="float" office:value="0" calcext:value-type="float">
            <text:p>0</text:p>
          </table:table-cell>
          <table:table-cell table:formula="of:=[.H163]" office:value-type="string" office:string-value="i7+4" calcext:value-type="string">
            <text:p>i7+4</text:p>
          </table:table-cell>
          <table:table-cell table:formula="of:=[.I163]" office:value-type="string" office:string-value="z@126/26" calcext:value-type="string">
            <text:p>z@12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64]+1" office:value-type="float" office:value="148" calcext:value-type="float">
            <text:p>148</text:p>
          </table:table-cell>
          <table:table-cell table:style-name="ce5" office:value-type="string" calcext:value-type="string">
            <text:p>div z 26</text:p>
          </table:table-cell>
          <table:table-cell table:formula="of:=[.F164]" office:value-type="string" office:string-value="i8" calcext:value-type="string">
            <text:p>i8</text:p>
          </table:table-cell>
          <table:table-cell table:formula="of:=[.G164]" office:value-type="float" office:value="0" calcext:value-type="float">
            <text:p>0</text:p>
          </table:table-cell>
          <table:table-cell table:formula="of:=[.H164]" office:value-type="string" office:string-value="i7+4" calcext:value-type="string">
            <text:p>i7+4</text:p>
          </table:table-cell>
          <table:table-cell table:style-name="ce7" office:value-type="string" calcext:value-type="string">
            <text:p>z@14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65]+1" office:value-type="float" office:value="149" calcext:value-type="float">
            <text:p>149</text:p>
          </table:table-cell>
          <table:table-cell table:style-name="ce3" office:value-type="string" calcext:value-type="string">
            <text:p>add x -3</text:p>
          </table:table-cell>
          <table:table-cell table:formula="of:=[.F165]" office:value-type="string" office:string-value="i8" calcext:value-type="string">
            <text:p>i8</text:p>
          </table:table-cell>
          <table:table-cell table:formula="of:=[.G165]" office:value-type="float" office:value="0" calcext:value-type="float">
            <text:p>0</text:p>
          </table:table-cell>
          <table:table-cell table:formula="of:=[.H165]" office:value-type="string" office:string-value="i7+4" calcext:value-type="string">
            <text:p>i7+4</text:p>
          </table:table-cell>
          <table:table-cell table:formula="of:=[.I165]" office:value-type="string" office:string-value="z@144/26" calcext:value-type="string">
            <text:p>z@14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66]+1" office:value-type="float" office:value="150" calcext:value-type="float">
            <text:p>150</text:p>
          </table:table-cell>
          <table:table-cell office:value-type="string" calcext:value-type="string">
            <text:p>eql x w</text:p>
          </table:table-cell>
          <table:table-cell table:formula="of:=[.F166]" office:value-type="string" office:string-value="i8" calcext:value-type="string">
            <text:p>i8</text:p>
          </table:table-cell>
          <table:table-cell table:style-name="ce7" office:value-type="string" calcext:value-type="string">
            <text:p>0 or 1</text:p>
          </table:table-cell>
          <table:table-cell table:formula="of:=[.H166]" office:value-type="string" office:string-value="i7+4" calcext:value-type="string">
            <text:p>i7+4</text:p>
          </table:table-cell>
          <table:table-cell table:formula="of:=[.I166]" office:value-type="string" office:string-value="z@144/26" calcext:value-type="string">
            <text:p>z@14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67]+1" office:value-type="float" office:value="151" calcext:value-type="float">
            <text:p>151</text:p>
          </table:table-cell>
          <table:table-cell office:value-type="string" calcext:value-type="string">
            <text:p>eql x 0</text:p>
          </table:table-cell>
          <table:table-cell table:formula="of:=[.F167]" office:value-type="string" office:string-value="i8" calcext:value-type="string">
            <text:p>i8</text:p>
          </table:table-cell>
          <table:table-cell table:style-name="ce7" office:value-type="string" calcext:value-type="string">
            <text:p>0 or 1</text:p>
          </table:table-cell>
          <table:table-cell table:formula="of:=[.H167]" office:value-type="string" office:string-value="i7+4" calcext:value-type="string">
            <text:p>i7+4</text:p>
          </table:table-cell>
          <table:table-cell table:formula="of:=[.I167]" office:value-type="string" office:string-value="z@144/26" calcext:value-type="string">
            <text:p>z@144/26</text:p>
          </table:table-cell>
          <table:table-cell office:value-type="string" calcext:value-type="string">
            <text:p>x = !x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68]+1" office:value-type="float" office:value="152" calcext:value-type="float">
            <text:p>152</text:p>
          </table:table-cell>
          <table:table-cell table:style-name="ce3" office:value-type="string" calcext:value-type="string">
            <text:p>mul y 0</text:p>
          </table:table-cell>
          <table:table-cell table:formula="of:=[.F168]" office:value-type="string" office:string-value="i8" calcext:value-type="string">
            <text:p>i8</text:p>
          </table:table-cell>
          <table:table-cell table:formula="of:=[.G168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168]" office:value-type="string" office:string-value="z@144/26" calcext:value-type="string">
            <text:p>z@144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69]+1" office:value-type="float" office:value="153" calcext:value-type="float">
            <text:p>153</text:p>
          </table:table-cell>
          <table:table-cell office:value-type="string" calcext:value-type="string">
            <text:p>add y 25</text:p>
          </table:table-cell>
          <table:table-cell table:formula="of:=[.F169]" office:value-type="string" office:string-value="i8" calcext:value-type="string">
            <text:p>i8</text:p>
          </table:table-cell>
          <table:table-cell table:formula="of:=[.G169]" office:value-type="string" office:string-value="0 or 1" calcext:value-type="string">
            <text:p>0 or 1</text:p>
          </table:table-cell>
          <table:table-cell table:style-name="ce7" office:value-type="float" office:value="25" calcext:value-type="float">
            <text:p>25</text:p>
          </table:table-cell>
          <table:table-cell table:formula="of:=[.I169]" office:value-type="string" office:string-value="z@144/26" calcext:value-type="string">
            <text:p>z@14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70]+1" office:value-type="float" office:value="154" calcext:value-type="float">
            <text:p>154</text:p>
          </table:table-cell>
          <table:table-cell office:value-type="string" calcext:value-type="string">
            <text:p>mul y x</text:p>
          </table:table-cell>
          <table:table-cell table:formula="of:=[.F170]" office:value-type="string" office:string-value="i8" calcext:value-type="string">
            <text:p>i8</text:p>
          </table:table-cell>
          <table:table-cell table:formula="of:=[.G170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0 or 25</text:p>
          </table:table-cell>
          <table:table-cell table:formula="of:=[.I170]" office:value-type="string" office:string-value="z@144/26" calcext:value-type="string">
            <text:p>z@14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71]+1" office:value-type="float" office:value="155" calcext:value-type="float">
            <text:p>155</text:p>
          </table:table-cell>
          <table:table-cell office:value-type="string" calcext:value-type="string">
            <text:p>add y 1</text:p>
          </table:table-cell>
          <table:table-cell table:formula="of:=[.F171]" office:value-type="string" office:string-value="i8" calcext:value-type="string">
            <text:p>i8</text:p>
          </table:table-cell>
          <table:table-cell table:formula="of:=[.G171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1 or 26</text:p>
          </table:table-cell>
          <table:table-cell table:formula="of:=[.I171]" office:value-type="string" office:string-value="z@144/26" calcext:value-type="string">
            <text:p>z@14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72]+1" office:value-type="float" office:value="156" calcext:value-type="float">
            <text:p>156</text:p>
          </table:table-cell>
          <table:table-cell table:style-name="ce3" office:value-type="string" calcext:value-type="string">
            <text:p>mul z y</text:p>
          </table:table-cell>
          <table:table-cell table:formula="of:=[.F172]" office:value-type="string" office:string-value="i8" calcext:value-type="string">
            <text:p>i8</text:p>
          </table:table-cell>
          <table:table-cell table:formula="of:=[.G172]" office:value-type="string" office:string-value="0 or 1" calcext:value-type="string">
            <text:p>0 or 1</text:p>
          </table:table-cell>
          <table:table-cell table:formula="of:=[.H172]" office:value-type="string" office:string-value="1 or 26" calcext:value-type="string">
            <text:p>1 or 26</text:p>
          </table:table-cell>
          <table:table-cell table:formula="of:=[.I172]" office:value-type="string" office:string-value="z@144/26" calcext:value-type="string">
            <text:p>z@14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73]+1" office:value-type="float" office:value="157" calcext:value-type="float">
            <text:p>157</text:p>
          </table:table-cell>
          <table:table-cell table:style-name="ce3" office:value-type="string" calcext:value-type="string">
            <text:p>mul y 0</text:p>
          </table:table-cell>
          <table:table-cell table:formula="of:=[.F173]" office:value-type="string" office:string-value="i8" calcext:value-type="string">
            <text:p>i8</text:p>
          </table:table-cell>
          <table:table-cell table:formula="of:=[.G173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173]" office:value-type="string" office:string-value="z@144/26" calcext:value-type="string">
            <text:p>z@144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74]+1" office:value-type="float" office:value="158" calcext:value-type="float">
            <text:p>158</text:p>
          </table:table-cell>
          <table:table-cell table:style-name="ce3" office:value-type="string" calcext:value-type="string">
            <text:p>add y w</text:p>
          </table:table-cell>
          <table:table-cell table:formula="of:=[.F174]" office:value-type="string" office:string-value="i8" calcext:value-type="string">
            <text:p>i8</text:p>
          </table:table-cell>
          <table:table-cell table:formula="of:=[.G174]" office:value-type="string" office:string-value="0 or 1" calcext:value-type="string">
            <text:p>0 or 1</text:p>
          </table:table-cell>
          <table:table-cell table:style-name="ce11" office:value-type="string" calcext:value-type="string">
            <text:p>i8</text:p>
          </table:table-cell>
          <table:table-cell table:formula="of:=[.I174]" office:value-type="string" office:string-value="z@144/26" calcext:value-type="string">
            <text:p>z@14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75]+1" office:value-type="float" office:value="159" calcext:value-type="float">
            <text:p>159</text:p>
          </table:table-cell>
          <table:table-cell office:value-type="string" calcext:value-type="string">
            <text:p>add y 6</text:p>
          </table:table-cell>
          <table:table-cell table:formula="of:=[.F175]" office:value-type="string" office:string-value="i8" calcext:value-type="string">
            <text:p>i8</text:p>
          </table:table-cell>
          <table:table-cell table:formula="of:=[.G175]" office:value-type="string" office:string-value="0 or 1" calcext:value-type="string">
            <text:p>0 or 1</text:p>
          </table:table-cell>
          <table:table-cell table:style-name="ce11" office:value-type="string" calcext:value-type="string">
            <text:p>i8+6</text:p>
          </table:table-cell>
          <table:table-cell table:formula="of:=[.I175]" office:value-type="string" office:string-value="z@144/26" calcext:value-type="string">
            <text:p>z@14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76]+1" office:value-type="float" office:value="160" calcext:value-type="float">
            <text:p>160</text:p>
          </table:table-cell>
          <table:table-cell office:value-type="string" calcext:value-type="string">
            <text:p>mul y x</text:p>
          </table:table-cell>
          <table:table-cell table:formula="of:=[.F176]" office:value-type="string" office:string-value="i8" calcext:value-type="string">
            <text:p>i8</text:p>
          </table:table-cell>
          <table:table-cell table:formula="of:=[.G176]" office:value-type="string" office:string-value="0 or 1" calcext:value-type="string">
            <text:p>0 or 1</text:p>
          </table:table-cell>
          <table:table-cell table:formula="of:=[.H176]" office:value-type="string" office:string-value="i8+6" calcext:value-type="string">
            <text:p>i8+6</text:p>
          </table:table-cell>
          <table:table-cell table:formula="of:=[.I176]" office:value-type="string" office:string-value="z@144/26" calcext:value-type="string">
            <text:p>z@14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77]+1" office:value-type="float" office:value="161" calcext:value-type="float">
            <text:p>161</text:p>
          </table:table-cell>
          <table:table-cell office:value-type="string" calcext:value-type="string">
            <text:p>add z y</text:p>
          </table:table-cell>
          <table:table-cell table:formula="of:=[.F177]" office:value-type="string" office:string-value="i8" calcext:value-type="string">
            <text:p>i8</text:p>
          </table:table-cell>
          <table:table-cell table:formula="of:=[.G177]" office:value-type="string" office:string-value="0 or 1" calcext:value-type="string">
            <text:p>0 or 1</text:p>
          </table:table-cell>
          <table:table-cell table:formula="of:=[.H177]" office:value-type="string" office:string-value="i8+6" calcext:value-type="string">
            <text:p>i8+6</text:p>
          </table:table-cell>
          <table:table-cell table:formula="of:=[.I177]" office:value-type="string" office:string-value="z@144/26" calcext:value-type="string">
            <text:p>z@144/2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178]+1" office:value-type="float" office:value="162" calcext:value-type="float">
            <text:p>162</text:p>
          </table:table-cell>
          <table:table-cell table:style-name="ce2" office:value-type="string" calcext:value-type="string">
            <text:p>inp w</text:p>
          </table:table-cell>
          <table:table-cell table:style-name="ce7" office:value-type="string" calcext:value-type="string">
            <text:p>i9</text:p>
          </table:table-cell>
          <table:table-cell table:formula="of:=[.G178]" office:value-type="string" office:string-value="0 or 1" calcext:value-type="string">
            <text:p>0 or 1</text:p>
          </table:table-cell>
          <table:table-cell table:formula="of:=[.H178]" office:value-type="string" office:string-value="i8+6" calcext:value-type="string">
            <text:p>i8+6</text:p>
          </table:table-cell>
          <table:table-cell table:style-name="ce13" office:value-type="string" calcext:value-type="string">
            <text:p>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80]+1" office:value-type="float" office:value="163" calcext:value-type="float">
            <text:p>163</text:p>
          </table:table-cell>
          <table:table-cell table:style-name="ce3" office:value-type="string" calcext:value-type="string">
            <text:p>mul x 0</text:p>
          </table:table-cell>
          <table:table-cell table:formula="of:=[.F180]" office:value-type="string" office:string-value="i9" calcext:value-type="string">
            <text:p>i9</text:p>
          </table:table-cell>
          <table:table-cell table:style-name="ce7" office:value-type="float" office:value="0" calcext:value-type="float">
            <text:p>0</text:p>
          </table:table-cell>
          <table:table-cell table:formula="of:=[.H180]" office:value-type="string" office:string-value="i8+6" calcext:value-type="string">
            <text:p>i8+6</text:p>
          </table:table-cell>
          <table:table-cell table:formula="of:=[.I180]" office:value-type="string" office:string-value="z@162" calcext:value-type="string">
            <text:p>z@162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81]+1" office:value-type="float" office:value="164" calcext:value-type="float">
            <text:p>164</text:p>
          </table:table-cell>
          <table:table-cell table:style-name="ce3" office:value-type="string" calcext:value-type="string">
            <text:p>add x z</text:p>
          </table:table-cell>
          <table:table-cell table:formula="of:=[.F181]" office:value-type="string" office:string-value="i9" calcext:value-type="string">
            <text:p>i9</text:p>
          </table:table-cell>
          <table:table-cell table:style-name="ce7" office:value-type="string" calcext:value-type="string">
            <text:p>z@162</text:p>
          </table:table-cell>
          <table:table-cell table:formula="of:=[.H181]" office:value-type="string" office:string-value="i8+6" calcext:value-type="string">
            <text:p>i8+6</text:p>
          </table:table-cell>
          <table:table-cell table:formula="of:=[.I181]" office:value-type="string" office:string-value="z@162" calcext:value-type="string">
            <text:p>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82]+1" office:value-type="float" office:value="165" calcext:value-type="float">
            <text:p>165</text:p>
          </table:table-cell>
          <table:table-cell office:value-type="string" calcext:value-type="string">
            <text:p>mod x 26</text:p>
          </table:table-cell>
          <table:table-cell table:formula="of:=[.F182]" office:value-type="string" office:string-value="i9" calcext:value-type="string">
            <text:p>i9</text:p>
          </table:table-cell>
          <table:table-cell table:style-name="ce7" office:value-type="string" calcext:value-type="string">
            <text:p>z@162 % 26</text:p>
          </table:table-cell>
          <table:table-cell table:formula="of:=[.H182]" office:value-type="string" office:string-value="i8+6" calcext:value-type="string">
            <text:p>i8+6</text:p>
          </table:table-cell>
          <table:table-cell table:formula="of:=[.I182]" office:value-type="string" office:string-value="z@162" calcext:value-type="string">
            <text:p>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83]+1" office:value-type="float" office:value="166" calcext:value-type="float">
            <text:p>166</text:p>
          </table:table-cell>
          <table:table-cell table:style-name="ce4" office:value-type="string" calcext:value-type="string">
            <text:p>div z 1</text:p>
          </table:table-cell>
          <table:table-cell table:formula="of:=[.F183]" office:value-type="string" office:string-value="i9" calcext:value-type="string">
            <text:p>i9</text:p>
          </table:table-cell>
          <table:table-cell table:formula="of:=[.G183]" office:value-type="string" office:string-value="z@162 % 26" calcext:value-type="string">
            <text:p>z@162 % 26</text:p>
          </table:table-cell>
          <table:table-cell table:formula="of:=[.H183]" office:value-type="string" office:string-value="i8+6" calcext:value-type="string">
            <text:p>i8+6</text:p>
          </table:table-cell>
          <table:table-cell table:style-name="ce7" office:value-type="string" calcext:value-type="string">
            <text:p>z@162</text:p>
          </table:table-cell>
          <table:table-cell office:value-type="string" calcext:value-type="string">
            <text:p>Does nothin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84]+1" office:value-type="float" office:value="167" calcext:value-type="float">
            <text:p>167</text:p>
          </table:table-cell>
          <table:table-cell table:style-name="ce3" office:value-type="string" calcext:value-type="string">
            <text:p>add x 13</text:p>
          </table:table-cell>
          <table:table-cell table:formula="of:=[.F184]" office:value-type="string" office:string-value="i9" calcext:value-type="string">
            <text:p>i9</text:p>
          </table:table-cell>
          <table:table-cell office:value-type="string" calcext:value-type="string">
            <text:p>z@162 % 26 + 13</text:p>
          </table:table-cell>
          <table:table-cell table:formula="of:=[.H184]" office:value-type="string" office:string-value="i8+6" calcext:value-type="string">
            <text:p>i8+6</text:p>
          </table:table-cell>
          <table:table-cell table:style-name="ce6" table:formula="of:=[.I184]" office:value-type="string" office:string-value="z@162" calcext:value-type="string">
            <text:p>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85]+1" office:value-type="float" office:value="168" calcext:value-type="float">
            <text:p>168</text:p>
          </table:table-cell>
          <table:table-cell office:value-type="string" calcext:value-type="string">
            <text:p>eql x w</text:p>
          </table:table-cell>
          <table:table-cell table:formula="of:=[.F185]" office:value-type="string" office:string-value="i9" calcext:value-type="string">
            <text:p>i9</text:p>
          </table:table-cell>
          <table:table-cell table:style-name="ce7" office:value-type="string" calcext:value-type="string">
            <text:p>0 or 1</text:p>
          </table:table-cell>
          <table:table-cell table:formula="of:=[.H185]" office:value-type="string" office:string-value="i8+6" calcext:value-type="string">
            <text:p>i8+6</text:p>
          </table:table-cell>
          <table:table-cell table:style-name="ce6" table:formula="of:=[.I185]" office:value-type="string" office:string-value="z@162" calcext:value-type="string">
            <text:p>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86]+1" office:value-type="float" office:value="169" calcext:value-type="float">
            <text:p>169</text:p>
          </table:table-cell>
          <table:table-cell office:value-type="string" calcext:value-type="string">
            <text:p>eql x 0</text:p>
          </table:table-cell>
          <table:table-cell table:formula="of:=[.F186]" office:value-type="string" office:string-value="i9" calcext:value-type="string">
            <text:p>i9</text:p>
          </table:table-cell>
          <table:table-cell table:style-name="ce7" office:value-type="string" calcext:value-type="string">
            <text:p>0 or 1</text:p>
          </table:table-cell>
          <table:table-cell table:formula="of:=[.H186]" office:value-type="string" office:string-value="i8+6" calcext:value-type="string">
            <text:p>i8+6</text:p>
          </table:table-cell>
          <table:table-cell table:style-name="ce6" table:formula="of:=[.I186]" office:value-type="string" office:string-value="z@162" calcext:value-type="string">
            <text:p>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87]+1" office:value-type="float" office:value="170" calcext:value-type="float">
            <text:p>170</text:p>
          </table:table-cell>
          <table:table-cell table:style-name="ce3" office:value-type="string" calcext:value-type="string">
            <text:p>mul y 0</text:p>
          </table:table-cell>
          <table:table-cell table:formula="of:=[.F187]" office:value-type="string" office:string-value="i9" calcext:value-type="string">
            <text:p>i9</text:p>
          </table:table-cell>
          <table:table-cell table:formula="of:=[.G187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formula="of:=[.I187]" office:value-type="string" office:string-value="z@162" calcext:value-type="string">
            <text:p>z@162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88]+1" office:value-type="float" office:value="171" calcext:value-type="float">
            <text:p>171</text:p>
          </table:table-cell>
          <table:table-cell office:value-type="string" calcext:value-type="string">
            <text:p>add y 25</text:p>
          </table:table-cell>
          <table:table-cell table:formula="of:=[.F188]" office:value-type="string" office:string-value="i9" calcext:value-type="string">
            <text:p>i9</text:p>
          </table:table-cell>
          <table:table-cell table:formula="of:=[.G188]" office:value-type="string" office:string-value="0 or 1" calcext:value-type="string">
            <text:p>0 or 1</text:p>
          </table:table-cell>
          <table:table-cell table:style-name="ce7" office:value-type="float" office:value="25" calcext:value-type="float">
            <text:p>25</text:p>
          </table:table-cell>
          <table:table-cell table:style-name="ce6" table:formula="of:=[.I188]" office:value-type="string" office:string-value="z@162" calcext:value-type="string">
            <text:p>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89]+1" office:value-type="float" office:value="172" calcext:value-type="float">
            <text:p>172</text:p>
          </table:table-cell>
          <table:table-cell office:value-type="string" calcext:value-type="string">
            <text:p>mul y x</text:p>
          </table:table-cell>
          <table:table-cell table:formula="of:=[.F189]" office:value-type="string" office:string-value="i9" calcext:value-type="string">
            <text:p>i9</text:p>
          </table:table-cell>
          <table:table-cell table:formula="of:=[.G189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0 or 25</text:p>
          </table:table-cell>
          <table:table-cell table:style-name="ce6" table:formula="of:=[.I189]" office:value-type="string" office:string-value="z@162" calcext:value-type="string">
            <text:p>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90]+1" office:value-type="float" office:value="173" calcext:value-type="float">
            <text:p>173</text:p>
          </table:table-cell>
          <table:table-cell office:value-type="string" calcext:value-type="string">
            <text:p>add y 1</text:p>
          </table:table-cell>
          <table:table-cell table:formula="of:=[.F190]" office:value-type="string" office:string-value="i9" calcext:value-type="string">
            <text:p>i9</text:p>
          </table:table-cell>
          <table:table-cell table:formula="of:=[.G190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1 or 26</text:p>
          </table:table-cell>
          <table:table-cell table:style-name="ce6" table:formula="of:=[.I190]" office:value-type="string" office:string-value="z@162" calcext:value-type="string">
            <text:p>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91]+1" office:value-type="float" office:value="174" calcext:value-type="float">
            <text:p>174</text:p>
          </table:table-cell>
          <table:table-cell table:style-name="ce3" office:value-type="string" calcext:value-type="string">
            <text:p>mul z y</text:p>
          </table:table-cell>
          <table:table-cell table:formula="of:=[.F191]" office:value-type="string" office:string-value="i9" calcext:value-type="string">
            <text:p>i9</text:p>
          </table:table-cell>
          <table:table-cell table:formula="of:=[.G191]" office:value-type="string" office:string-value="0 or 1" calcext:value-type="string">
            <text:p>0 or 1</text:p>
          </table:table-cell>
          <table:table-cell table:formula="of:=[.H191]" office:value-type="string" office:string-value="1 or 26" calcext:value-type="string">
            <text:p>1 or 26</text:p>
          </table:table-cell>
          <table:table-cell table:style-name="ce7" office:value-type="string" calcext:value-type="string">
            <text:p>z@162 OR 26 * 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92]+1" office:value-type="float" office:value="175" calcext:value-type="float">
            <text:p>175</text:p>
          </table:table-cell>
          <table:table-cell table:style-name="ce3" office:value-type="string" calcext:value-type="string">
            <text:p>mul y 0</text:p>
          </table:table-cell>
          <table:table-cell table:formula="of:=[.F192]" office:value-type="string" office:string-value="i9" calcext:value-type="string">
            <text:p>i9</text:p>
          </table:table-cell>
          <table:table-cell table:formula="of:=[.G192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192]" office:value-type="string" office:string-value="z@162 OR 26 * z@162" calcext:value-type="string">
            <text:p>z@162 OR 26 * z@162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93]+1" office:value-type="float" office:value="176" calcext:value-type="float">
            <text:p>176</text:p>
          </table:table-cell>
          <table:table-cell table:style-name="ce3" office:value-type="string" calcext:value-type="string">
            <text:p>add y w</text:p>
          </table:table-cell>
          <table:table-cell table:formula="of:=[.F193]" office:value-type="string" office:string-value="i9" calcext:value-type="string">
            <text:p>i9</text:p>
          </table:table-cell>
          <table:table-cell table:formula="of:=[.G193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9</text:p>
          </table:table-cell>
          <table:table-cell table:formula="of:=[.I193]" office:value-type="string" office:string-value="z@162 OR 26 * z@162" calcext:value-type="string">
            <text:p>z@162 OR 26 * 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94]+1" office:value-type="float" office:value="177" calcext:value-type="float">
            <text:p>177</text:p>
          </table:table-cell>
          <table:table-cell office:value-type="string" calcext:value-type="string">
            <text:p>add y 5</text:p>
          </table:table-cell>
          <table:table-cell table:formula="of:=[.F194]" office:value-type="string" office:string-value="i9" calcext:value-type="string">
            <text:p>i9</text:p>
          </table:table-cell>
          <table:table-cell table:formula="of:=[.G194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9+5</text:p>
          </table:table-cell>
          <table:table-cell table:formula="of:=[.I194]" office:value-type="string" office:string-value="z@162 OR 26 * z@162" calcext:value-type="string">
            <text:p>z@162 OR 26 * 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95]+1" office:value-type="float" office:value="178" calcext:value-type="float">
            <text:p>178</text:p>
          </table:table-cell>
          <table:table-cell office:value-type="string" calcext:value-type="string">
            <text:p>mul y x</text:p>
          </table:table-cell>
          <table:table-cell table:formula="of:=[.F195]" office:value-type="string" office:string-value="i9" calcext:value-type="string">
            <text:p>i9</text:p>
          </table:table-cell>
          <table:table-cell table:formula="of:=[.G195]" office:value-type="string" office:string-value="0 or 1" calcext:value-type="string">
            <text:p>0 or 1</text:p>
          </table:table-cell>
          <table:table-cell office:value-type="string" calcext:value-type="string">
            <text:p>0 or i9+5</text:p>
          </table:table-cell>
          <table:table-cell table:formula="of:=[.I195]" office:value-type="string" office:string-value="z@162 OR 26 * z@162" calcext:value-type="string">
            <text:p>z@162 OR 26 * 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96]+1" office:value-type="float" office:value="179" calcext:value-type="float">
            <text:p>179</text:p>
          </table:table-cell>
          <table:table-cell office:value-type="string" calcext:value-type="string">
            <text:p>add z y</text:p>
          </table:table-cell>
          <table:table-cell table:formula="of:=[.F196]" office:value-type="string" office:string-value="i9" calcext:value-type="string">
            <text:p>i9</text:p>
          </table:table-cell>
          <table:table-cell table:formula="of:=[.G196]" office:value-type="string" office:string-value="0 or 1" calcext:value-type="string">
            <text:p>0 or 1</text:p>
          </table:table-cell>
          <table:table-cell table:formula="of:=[.H196]" office:value-type="string" office:string-value="0 or i9+5" calcext:value-type="string">
            <text:p>0 or i9+5</text:p>
          </table:table-cell>
          <table:table-cell table:formula="of:=[.I196]" office:value-type="string" office:string-value="z@162 OR 26 * z@162" calcext:value-type="string">
            <text:p>z@162 OR 26 * z@16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197]+1" office:value-type="float" office:value="180" calcext:value-type="float">
            <text:p>180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10</text:p>
          </table:table-cell>
          <table:table-cell table:formula="of:=[.G197]" office:value-type="string" office:string-value="0 or 1" calcext:value-type="string">
            <text:p>0 or 1</text:p>
          </table:table-cell>
          <table:table-cell table:formula="of:=[.H197]" office:value-type="string" office:string-value="0 or i9+5" calcext:value-type="string">
            <text:p>0 or i9+5</text:p>
          </table:table-cell>
          <table:table-cell table:formula="of:=[.I197]" office:value-type="string" office:string-value="z@162 OR 26 * z@162" calcext:value-type="string">
            <text:p>z@162 OR 26 * 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199]+1" office:value-type="float" office:value="181" calcext:value-type="float">
            <text:p>181</text:p>
          </table:table-cell>
          <table:table-cell table:style-name="ce3" office:value-type="string" calcext:value-type="string">
            <text:p>mul x 0</text:p>
          </table:table-cell>
          <table:table-cell table:formula="of:=[.F199]" office:value-type="string" office:string-value="i10" calcext:value-type="string">
            <text:p>i10</text:p>
          </table:table-cell>
          <table:table-cell table:style-name="ce7" office:value-type="float" office:value="0" calcext:value-type="float">
            <text:p>0</text:p>
          </table:table-cell>
          <table:table-cell table:formula="of:=[.H199]" office:value-type="string" office:string-value="0 or i9+5" calcext:value-type="string">
            <text:p>0 or i9+5</text:p>
          </table:table-cell>
          <table:table-cell table:formula="of:=[.I199]" office:value-type="string" office:string-value="z@162 OR 26 * z@162" calcext:value-type="string">
            <text:p>z@162 OR 26 * z@162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00]+1" office:value-type="float" office:value="182" calcext:value-type="float">
            <text:p>182</text:p>
          </table:table-cell>
          <table:table-cell table:style-name="ce3" office:value-type="string" calcext:value-type="string">
            <text:p>add x z</text:p>
          </table:table-cell>
          <table:table-cell table:formula="of:=[.F200]" office:value-type="string" office:string-value="i10" calcext:value-type="string">
            <text:p>i10</text:p>
          </table:table-cell>
          <table:table-cell table:style-name="ce6" office:value-type="string" calcext:value-type="string">
            <text:p>z@180</text:p>
          </table:table-cell>
          <table:table-cell table:formula="of:=[.H200]" office:value-type="string" office:string-value="0 or i9+5" calcext:value-type="string">
            <text:p>0 or i9+5</text:p>
          </table:table-cell>
          <table:table-cell table:formula="of:=[.I200]" office:value-type="string" office:string-value="z@162 OR 26 * z@162" calcext:value-type="string">
            <text:p>z@162 OR 26 * 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01]+1" office:value-type="float" office:value="183" calcext:value-type="float">
            <text:p>183</text:p>
          </table:table-cell>
          <table:table-cell office:value-type="string" calcext:value-type="string">
            <text:p>mod x 26</text:p>
          </table:table-cell>
          <table:table-cell table:formula="of:=[.F201]" office:value-type="string" office:string-value="i10" calcext:value-type="string">
            <text:p>i10</text:p>
          </table:table-cell>
          <table:table-cell table:style-name="ce6" office:value-type="string" calcext:value-type="string">
            <text:p>z@180%26</text:p>
          </table:table-cell>
          <table:table-cell table:formula="of:=[.H201]" office:value-type="string" office:string-value="0 or i9+5" calcext:value-type="string">
            <text:p>0 or i9+5</text:p>
          </table:table-cell>
          <table:table-cell table:formula="of:=[.I201]" office:value-type="string" office:string-value="z@162 OR 26 * z@162" calcext:value-type="string">
            <text:p>z@162 OR 26 * z@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02]+1" office:value-type="float" office:value="184" calcext:value-type="float">
            <text:p>184</text:p>
          </table:table-cell>
          <table:table-cell table:style-name="ce5" office:value-type="string" calcext:value-type="string">
            <text:p>div z 26</text:p>
          </table:table-cell>
          <table:table-cell table:formula="of:=[.F202]" office:value-type="string" office:string-value="i10" calcext:value-type="string">
            <text:p>i10</text:p>
          </table:table-cell>
          <table:table-cell table:style-name="ce6" table:formula="of:=[.G202]" office:value-type="string" office:string-value="z@180%26" calcext:value-type="string">
            <text:p>z@180%26</text:p>
          </table:table-cell>
          <table:table-cell table:formula="of:=[.H202]" office:value-type="string" office:string-value="0 or i9+5" calcext:value-type="string">
            <text:p>0 or i9+5</text:p>
          </table:table-cell>
          <table:table-cell table:style-name="ce7" office:value-type="string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03]+1" office:value-type="float" office:value="185" calcext:value-type="float">
            <text:p>185</text:p>
          </table:table-cell>
          <table:table-cell table:style-name="ce3" office:value-type="string" calcext:value-type="string">
            <text:p>add x -5</text:p>
          </table:table-cell>
          <table:table-cell table:formula="of:=[.F203]" office:value-type="string" office:string-value="i10" calcext:value-type="string">
            <text:p>i10</text:p>
          </table:table-cell>
          <table:table-cell table:style-name="ce6" office:value-type="string" calcext:value-type="string">
            <text:p>z@180%26-5</text:p>
          </table:table-cell>
          <table:table-cell table:formula="of:=[.H203]" office:value-type="string" office:string-value="0 or i9+5" calcext:value-type="string">
            <text:p>0 or i9+5</text:p>
          </table:table-cell>
          <table:table-cell table:formula="of:=[.I203]" office:value-type="string" office:string-value="z@180/26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04]+1" office:value-type="float" office:value="186" calcext:value-type="float">
            <text:p>186</text:p>
          </table:table-cell>
          <table:table-cell office:value-type="string" calcext:value-type="string">
            <text:p>eql x w</text:p>
          </table:table-cell>
          <table:table-cell table:formula="of:=[.F204]" office:value-type="string" office:string-value="i10" calcext:value-type="string">
            <text:p>i10</text:p>
          </table:table-cell>
          <table:table-cell table:style-name="ce7" office:value-type="string" calcext:value-type="string">
            <text:p>0 or 1</text:p>
          </table:table-cell>
          <table:table-cell table:formula="of:=[.H204]" office:value-type="string" office:string-value="0 or i9+5" calcext:value-type="string">
            <text:p>0 or i9+5</text:p>
          </table:table-cell>
          <table:table-cell table:formula="of:=[.I204]" office:value-type="string" office:string-value="z@180/26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05]+1" office:value-type="float" office:value="187" calcext:value-type="float">
            <text:p>187</text:p>
          </table:table-cell>
          <table:table-cell office:value-type="string" calcext:value-type="string">
            <text:p>eql x 0</text:p>
          </table:table-cell>
          <table:table-cell table:formula="of:=[.F205]" office:value-type="string" office:string-value="i10" calcext:value-type="string">
            <text:p>i10</text:p>
          </table:table-cell>
          <table:table-cell table:style-name="ce7" office:value-type="string" calcext:value-type="string">
            <text:p>0 or 1</text:p>
          </table:table-cell>
          <table:table-cell table:formula="of:=[.H205]" office:value-type="string" office:string-value="0 or i9+5" calcext:value-type="string">
            <text:p>0 or i9+5</text:p>
          </table:table-cell>
          <table:table-cell table:formula="of:=[.I205]" office:value-type="string" office:string-value="z@180/26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06]+1" office:value-type="float" office:value="188" calcext:value-type="float">
            <text:p>188</text:p>
          </table:table-cell>
          <table:table-cell table:style-name="ce3" office:value-type="string" calcext:value-type="string">
            <text:p>mul y 0</text:p>
          </table:table-cell>
          <table:table-cell table:formula="of:=[.F206]" office:value-type="string" office:string-value="i10" calcext:value-type="string">
            <text:p>i10</text:p>
          </table:table-cell>
          <table:table-cell table:formula="of:=[.G206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206]" office:value-type="string" office:string-value="z@180/26" calcext:value-type="string">
            <text:p>z@180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07]+1" office:value-type="float" office:value="189" calcext:value-type="float">
            <text:p>189</text:p>
          </table:table-cell>
          <table:table-cell office:value-type="string" calcext:value-type="string">
            <text:p>add y 25</text:p>
          </table:table-cell>
          <table:table-cell table:formula="of:=[.F207]" office:value-type="string" office:string-value="i10" calcext:value-type="string">
            <text:p>i10</text:p>
          </table:table-cell>
          <table:table-cell table:formula="of:=[.G207]" office:value-type="string" office:string-value="0 or 1" calcext:value-type="string">
            <text:p>0 or 1</text:p>
          </table:table-cell>
          <table:table-cell table:style-name="ce7" office:value-type="float" office:value="25" calcext:value-type="float">
            <text:p>25</text:p>
          </table:table-cell>
          <table:table-cell table:formula="of:=[.I207]" office:value-type="string" office:string-value="z@180/26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08]+1" office:value-type="float" office:value="190" calcext:value-type="float">
            <text:p>190</text:p>
          </table:table-cell>
          <table:table-cell office:value-type="string" calcext:value-type="string">
            <text:p>mul y x</text:p>
          </table:table-cell>
          <table:table-cell table:formula="of:=[.F208]" office:value-type="string" office:string-value="i10" calcext:value-type="string">
            <text:p>i10</text:p>
          </table:table-cell>
          <table:table-cell table:formula="of:=[.G208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0 or 25</text:p>
          </table:table-cell>
          <table:table-cell table:formula="of:=[.I208]" office:value-type="string" office:string-value="z@180/26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09]+1" office:value-type="float" office:value="191" calcext:value-type="float">
            <text:p>191</text:p>
          </table:table-cell>
          <table:table-cell office:value-type="string" calcext:value-type="string">
            <text:p>add y 1</text:p>
          </table:table-cell>
          <table:table-cell table:formula="of:=[.F209]" office:value-type="string" office:string-value="i10" calcext:value-type="string">
            <text:p>i10</text:p>
          </table:table-cell>
          <table:table-cell table:formula="of:=[.G209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1 or 26</text:p>
          </table:table-cell>
          <table:table-cell table:formula="of:=[.I209]" office:value-type="string" office:string-value="z@180/26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10]+1" office:value-type="float" office:value="192" calcext:value-type="float">
            <text:p>192</text:p>
          </table:table-cell>
          <table:table-cell table:style-name="ce3" office:value-type="string" calcext:value-type="string">
            <text:p>mul z y</text:p>
          </table:table-cell>
          <table:table-cell table:formula="of:=[.F210]" office:value-type="string" office:string-value="i10" calcext:value-type="string">
            <text:p>i10</text:p>
          </table:table-cell>
          <table:table-cell table:formula="of:=[.G210]" office:value-type="string" office:string-value="0 or 1" calcext:value-type="string">
            <text:p>0 or 1</text:p>
          </table:table-cell>
          <table:table-cell table:formula="of:=[.H210]" office:value-type="string" office:string-value="1 or 26" calcext:value-type="string">
            <text:p>1 or 26</text:p>
          </table:table-cell>
          <table:table-cell table:formula="of:=[.I210]" office:value-type="string" office:string-value="z@180/26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11]+1" office:value-type="float" office:value="193" calcext:value-type="float">
            <text:p>193</text:p>
          </table:table-cell>
          <table:table-cell table:style-name="ce3" office:value-type="string" calcext:value-type="string">
            <text:p>mul y 0</text:p>
          </table:table-cell>
          <table:table-cell table:formula="of:=[.F211]" office:value-type="string" office:string-value="i10" calcext:value-type="string">
            <text:p>i10</text:p>
          </table:table-cell>
          <table:table-cell table:formula="of:=[.G211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211]" office:value-type="string" office:string-value="z@180/26" calcext:value-type="string">
            <text:p>z@180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12]+1" office:value-type="float" office:value="194" calcext:value-type="float">
            <text:p>194</text:p>
          </table:table-cell>
          <table:table-cell table:style-name="ce3" office:value-type="string" calcext:value-type="string">
            <text:p>add y w</text:p>
          </table:table-cell>
          <table:table-cell table:formula="of:=[.F212]" office:value-type="string" office:string-value="i10" calcext:value-type="string">
            <text:p>i10</text:p>
          </table:table-cell>
          <table:table-cell table:formula="of:=[.G212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10</text:p>
          </table:table-cell>
          <table:table-cell table:formula="of:=[.I212]" office:value-type="string" office:string-value="z@180/26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13]+1" office:value-type="float" office:value="195" calcext:value-type="float">
            <text:p>195</text:p>
          </table:table-cell>
          <table:table-cell office:value-type="string" calcext:value-type="string">
            <text:p>add y 9</text:p>
          </table:table-cell>
          <table:table-cell table:formula="of:=[.F213]" office:value-type="string" office:string-value="i10" calcext:value-type="string">
            <text:p>i10</text:p>
          </table:table-cell>
          <table:table-cell table:formula="of:=[.G213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10+9</text:p>
          </table:table-cell>
          <table:table-cell table:formula="of:=[.I213]" office:value-type="string" office:string-value="z@180/26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14]+1" office:value-type="float" office:value="196" calcext:value-type="float">
            <text:p>196</text:p>
          </table:table-cell>
          <table:table-cell office:value-type="string" calcext:value-type="string">
            <text:p>mul y x</text:p>
          </table:table-cell>
          <table:table-cell table:formula="of:=[.F214]" office:value-type="string" office:string-value="i10" calcext:value-type="string">
            <text:p>i10</text:p>
          </table:table-cell>
          <table:table-cell table:formula="of:=[.G214]" office:value-type="string" office:string-value="0 or 1" calcext:value-type="string">
            <text:p>0 or 1</text:p>
          </table:table-cell>
          <table:table-cell table:formula="of:=[.H214]" office:value-type="string" office:string-value="i10+9" calcext:value-type="string">
            <text:p>i10+9</text:p>
          </table:table-cell>
          <table:table-cell table:formula="of:=[.I214]" office:value-type="string" office:string-value="z@180/26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15]+1" office:value-type="float" office:value="197" calcext:value-type="float">
            <text:p>197</text:p>
          </table:table-cell>
          <table:table-cell office:value-type="string" calcext:value-type="string">
            <text:p>add z y</text:p>
          </table:table-cell>
          <table:table-cell table:formula="of:=[.F215]" office:value-type="string" office:string-value="i10" calcext:value-type="string">
            <text:p>i10</text:p>
          </table:table-cell>
          <table:table-cell table:formula="of:=[.G215]" office:value-type="string" office:string-value="0 or 1" calcext:value-type="string">
            <text:p>0 or 1</text:p>
          </table:table-cell>
          <table:table-cell table:formula="of:=[.H215]" office:value-type="string" office:string-value="i10+9" calcext:value-type="string">
            <text:p>i10+9</text:p>
          </table:table-cell>
          <table:table-cell table:formula="of:=[.I215]" office:value-type="string" office:string-value="z@180/26" calcext:value-type="string">
            <text:p>z@180/2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216]+1" office:value-type="float" office:value="198" calcext:value-type="float">
            <text:p>198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11</text:p>
          </table:table-cell>
          <table:table-cell table:formula="of:=[.G216]" office:value-type="string" office:string-value="0 or 1" calcext:value-type="string">
            <text:p>0 or 1</text:p>
          </table:table-cell>
          <table:table-cell table:formula="of:=[.H216]" office:value-type="string" office:string-value="i10+9" calcext:value-type="string">
            <text:p>i10+9</text:p>
          </table:table-cell>
          <table:table-cell table:style-name="ce6" office:value-type="string" calcext:value-type="string">
            <text:p>z@19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18]+1" office:value-type="float" office:value="199" calcext:value-type="float">
            <text:p>199</text:p>
          </table:table-cell>
          <table:table-cell table:style-name="ce3" office:value-type="string" calcext:value-type="string">
            <text:p>mul x 0</text:p>
          </table:table-cell>
          <table:table-cell table:formula="of:=[.F218]" office:value-type="string" office:string-value="i11" calcext:value-type="string">
            <text:p>i11</text:p>
          </table:table-cell>
          <table:table-cell table:style-name="ce7" office:value-type="float" office:value="0" calcext:value-type="float">
            <text:p>0</text:p>
          </table:table-cell>
          <table:table-cell table:formula="of:=[.H218]" office:value-type="string" office:string-value="i10+9" calcext:value-type="string">
            <text:p>i10+9</text:p>
          </table:table-cell>
          <table:table-cell table:formula="of:=[.I218]" office:value-type="string" office:string-value="z@198" calcext:value-type="string">
            <text:p>z@198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19]+1" office:value-type="float" office:value="200" calcext:value-type="float">
            <text:p>200</text:p>
          </table:table-cell>
          <table:table-cell table:style-name="ce3" office:value-type="string" calcext:value-type="string">
            <text:p>add x z</text:p>
          </table:table-cell>
          <table:table-cell table:formula="of:=[.F219]" office:value-type="string" office:string-value="i11" calcext:value-type="string">
            <text:p>i11</text:p>
          </table:table-cell>
          <table:table-cell table:style-name="ce7" office:value-type="string" calcext:value-type="string">
            <text:p>z@198</text:p>
          </table:table-cell>
          <table:table-cell table:formula="of:=[.H219]" office:value-type="string" office:string-value="i10+9" calcext:value-type="string">
            <text:p>i10+9</text:p>
          </table:table-cell>
          <table:table-cell table:formula="of:=[.I219]" office:value-type="string" office:string-value="z@198" calcext:value-type="string">
            <text:p>z@19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20]+1" office:value-type="float" office:value="201" calcext:value-type="float">
            <text:p>201</text:p>
          </table:table-cell>
          <table:table-cell office:value-type="string" calcext:value-type="string">
            <text:p>mod x 26</text:p>
          </table:table-cell>
          <table:table-cell table:formula="of:=[.F220]" office:value-type="string" office:string-value="i11" calcext:value-type="string">
            <text:p>i11</text:p>
          </table:table-cell>
          <table:table-cell table:style-name="ce7" office:value-type="string" calcext:value-type="string">
            <text:p>z@198 % 26</text:p>
          </table:table-cell>
          <table:table-cell table:formula="of:=[.H220]" office:value-type="string" office:string-value="i10+9" calcext:value-type="string">
            <text:p>i10+9</text:p>
          </table:table-cell>
          <table:table-cell table:formula="of:=[.I220]" office:value-type="string" office:string-value="z@198" calcext:value-type="string">
            <text:p>z@19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21]+1" office:value-type="float" office:value="202" calcext:value-type="float">
            <text:p>202</text:p>
          </table:table-cell>
          <table:table-cell table:style-name="ce5" office:value-type="string" calcext:value-type="string">
            <text:p>div z 26</text:p>
          </table:table-cell>
          <table:table-cell table:formula="of:=[.F221]" office:value-type="string" office:string-value="i11" calcext:value-type="string">
            <text:p>i11</text:p>
          </table:table-cell>
          <table:table-cell table:formula="of:=[.G221]" office:value-type="string" office:string-value="z@198 % 26" calcext:value-type="string">
            <text:p>z@198 % 26</text:p>
          </table:table-cell>
          <table:table-cell table:formula="of:=[.H221]" office:value-type="string" office:string-value="i10+9" calcext:value-type="string">
            <text:p>i10+9</text:p>
          </table:table-cell>
          <table:table-cell table:style-name="ce7" office:value-type="string" calcext:value-type="string">
            <text:p>z@198/26</text:p>
          </table:table-cell>
          <table:table-cell/>
          <table:table-cell office:value-type="string" calcext:value-type="string">
            <text:p>z going into chunk has been split up but is re-createable. x = z@198%26, z=z@198/2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222]+1" office:value-type="float" office:value="203" calcext:value-type="float">
            <text:p>203</text:p>
          </table:table-cell>
          <table:table-cell table:style-name="ce3" office:value-type="string" calcext:value-type="string">
            <text:p>add x -10</text:p>
          </table:table-cell>
          <table:table-cell table:formula="of:=[.F222]" office:value-type="string" office:string-value="i11" calcext:value-type="string">
            <text:p>i11</text:p>
          </table:table-cell>
          <table:table-cell table:style-name="ce7" office:value-type="string" calcext:value-type="string">
            <text:p>z@198 % 26 - 10</text:p>
          </table:table-cell>
          <table:table-cell table:formula="of:=[.H222]" office:value-type="string" office:string-value="i10+9" calcext:value-type="string">
            <text:p>i10+9</text:p>
          </table:table-cell>
          <table:table-cell table:formula="of:=[.I222]" office:value-type="string" office:string-value="z@198/26" calcext:value-type="string">
            <text:p>z@198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23]+1" office:value-type="float" office:value="204" calcext:value-type="float">
            <text:p>204</text:p>
          </table:table-cell>
          <table:table-cell office:value-type="string" calcext:value-type="string">
            <text:p>eql x w</text:p>
          </table:table-cell>
          <table:table-cell table:formula="of:=[.F223]" office:value-type="string" office:string-value="i11" calcext:value-type="string">
            <text:p>i11</text:p>
          </table:table-cell>
          <table:table-cell table:style-name="ce7" office:value-type="string" calcext:value-type="string">
            <text:p>0 or 1</text:p>
          </table:table-cell>
          <table:table-cell table:formula="of:=[.H223]" office:value-type="string" office:string-value="i10+9" calcext:value-type="string">
            <text:p>i10+9</text:p>
          </table:table-cell>
          <table:table-cell table:formula="of:=[.I223]" office:value-type="string" office:string-value="z@198/26" calcext:value-type="string">
            <text:p>z@198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24]+1" office:value-type="float" office:value="205" calcext:value-type="float">
            <text:p>205</text:p>
          </table:table-cell>
          <table:table-cell office:value-type="string" calcext:value-type="string">
            <text:p>eql x 0</text:p>
          </table:table-cell>
          <table:table-cell table:formula="of:=[.F224]" office:value-type="string" office:string-value="i11" calcext:value-type="string">
            <text:p>i11</text:p>
          </table:table-cell>
          <table:table-cell table:style-name="ce7" office:value-type="string" calcext:value-type="string">
            <text:p>0 or 1</text:p>
          </table:table-cell>
          <table:table-cell table:formula="of:=[.H224]" office:value-type="string" office:string-value="i10+9" calcext:value-type="string">
            <text:p>i10+9</text:p>
          </table:table-cell>
          <table:table-cell table:formula="of:=[.I224]" office:value-type="string" office:string-value="z@198/26" calcext:value-type="string">
            <text:p>z@198/26</text:p>
          </table:table-cell>
          <table:table-cell office:value-type="string" calcext:value-type="string">
            <text:p>x = !x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25]+1" office:value-type="float" office:value="206" calcext:value-type="float">
            <text:p>206</text:p>
          </table:table-cell>
          <table:table-cell table:style-name="ce3" office:value-type="string" calcext:value-type="string">
            <text:p>mul y 0</text:p>
          </table:table-cell>
          <table:table-cell table:formula="of:=[.F225]" office:value-type="string" office:string-value="i11" calcext:value-type="string">
            <text:p>i11</text:p>
          </table:table-cell>
          <table:table-cell table:formula="of:=[.G225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225]" office:value-type="string" office:string-value="z@198/26" calcext:value-type="string">
            <text:p>z@198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26]+1" office:value-type="float" office:value="207" calcext:value-type="float">
            <text:p>207</text:p>
          </table:table-cell>
          <table:table-cell office:value-type="string" calcext:value-type="string">
            <text:p>add y 25</text:p>
          </table:table-cell>
          <table:table-cell table:formula="of:=[.F226]" office:value-type="string" office:string-value="i11" calcext:value-type="string">
            <text:p>i11</text:p>
          </table:table-cell>
          <table:table-cell table:formula="of:=[.G226]" office:value-type="string" office:string-value="0 or 1" calcext:value-type="string">
            <text:p>0 or 1</text:p>
          </table:table-cell>
          <table:table-cell table:style-name="ce7" office:value-type="float" office:value="25" calcext:value-type="float">
            <text:p>25</text:p>
          </table:table-cell>
          <table:table-cell table:formula="of:=[.I226]" office:value-type="string" office:string-value="z@198/26" calcext:value-type="string">
            <text:p>z@198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27]+1" office:value-type="float" office:value="208" calcext:value-type="float">
            <text:p>208</text:p>
          </table:table-cell>
          <table:table-cell office:value-type="string" calcext:value-type="string">
            <text:p>mul y x</text:p>
          </table:table-cell>
          <table:table-cell table:formula="of:=[.F227]" office:value-type="string" office:string-value="i11" calcext:value-type="string">
            <text:p>i11</text:p>
          </table:table-cell>
          <table:table-cell table:formula="of:=[.G227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0 or 25</text:p>
          </table:table-cell>
          <table:table-cell table:formula="of:=[.I227]" office:value-type="string" office:string-value="z@198/26" calcext:value-type="string">
            <text:p>z@198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28]+1" office:value-type="float" office:value="209" calcext:value-type="float">
            <text:p>209</text:p>
          </table:table-cell>
          <table:table-cell office:value-type="string" calcext:value-type="string">
            <text:p>add y 1</text:p>
          </table:table-cell>
          <table:table-cell table:formula="of:=[.F228]" office:value-type="string" office:string-value="i11" calcext:value-type="string">
            <text:p>i11</text:p>
          </table:table-cell>
          <table:table-cell table:formula="of:=[.G228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1 or 26</text:p>
          </table:table-cell>
          <table:table-cell table:formula="of:=[.I228]" office:value-type="string" office:string-value="z@198/26" calcext:value-type="string">
            <text:p>z@198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29]+1" office:value-type="float" office:value="210" calcext:value-type="float">
            <text:p>210</text:p>
          </table:table-cell>
          <table:table-cell table:style-name="ce3" office:value-type="string" calcext:value-type="string">
            <text:p>mul z y</text:p>
          </table:table-cell>
          <table:table-cell table:formula="of:=[.F229]" office:value-type="string" office:string-value="i11" calcext:value-type="string">
            <text:p>i11</text:p>
          </table:table-cell>
          <table:table-cell table:formula="of:=[.G229]" office:value-type="string" office:string-value="0 or 1" calcext:value-type="string">
            <text:p>0 or 1</text:p>
          </table:table-cell>
          <table:table-cell table:formula="of:=[.H229]" office:value-type="string" office:string-value="1 or 26" calcext:value-type="string">
            <text:p>1 or 26</text:p>
          </table:table-cell>
          <table:table-cell table:style-name="ce7" office:value-type="string" calcext:value-type="string">
            <text:p>z@198 OR z@198/26</text:p>
          </table:table-cell>
          <table:table-cell/>
          <table:table-cell office:value-type="string" calcext:value-type="string">
            <text:p><text:span text:style-name="T1">&lt;- HERE! z after this step is z@198/26 * (1 or 26).  I.e. </text:span><text:span text:style-name="T2">z@198 OR 0</text:span>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230]+1" office:value-type="float" office:value="211" calcext:value-type="float">
            <text:p>211</text:p>
          </table:table-cell>
          <table:table-cell table:style-name="ce3" office:value-type="string" calcext:value-type="string">
            <text:p>mul y 0</text:p>
          </table:table-cell>
          <table:table-cell table:formula="of:=[.F230]" office:value-type="string" office:string-value="i11" calcext:value-type="string">
            <text:p>i11</text:p>
          </table:table-cell>
          <table:table-cell table:formula="of:=[.G230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230]" office:value-type="string" office:string-value="z@198 OR z@198/26" calcext:value-type="string">
            <text:p>z@198 OR z@198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31]+1" office:value-type="float" office:value="212" calcext:value-type="float">
            <text:p>212</text:p>
          </table:table-cell>
          <table:table-cell table:style-name="ce3" office:value-type="string" calcext:value-type="string">
            <text:p>add y w</text:p>
          </table:table-cell>
          <table:table-cell table:formula="of:=[.F231]" office:value-type="string" office:string-value="i11" calcext:value-type="string">
            <text:p>i11</text:p>
          </table:table-cell>
          <table:table-cell table:formula="of:=[.G231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11</text:p>
          </table:table-cell>
          <table:table-cell table:formula="of:=[.I231]" office:value-type="string" office:string-value="z@198 OR z@198/26" calcext:value-type="string">
            <text:p>z@198 OR z@198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32]+1" office:value-type="float" office:value="213" calcext:value-type="float">
            <text:p>213</text:p>
          </table:table-cell>
          <table:table-cell office:value-type="string" calcext:value-type="string">
            <text:p>add y 12</text:p>
          </table:table-cell>
          <table:table-cell table:formula="of:=[.F232]" office:value-type="string" office:string-value="i11" calcext:value-type="string">
            <text:p>i11</text:p>
          </table:table-cell>
          <table:table-cell table:formula="of:=[.G232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11+12</text:p>
          </table:table-cell>
          <table:table-cell table:formula="of:=[.I232]" office:value-type="string" office:string-value="z@198 OR z@198/26" calcext:value-type="string">
            <text:p>z@198 OR z@198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33]+1" office:value-type="float" office:value="214" calcext:value-type="float">
            <text:p>214</text:p>
          </table:table-cell>
          <table:table-cell office:value-type="string" calcext:value-type="string">
            <text:p>mul y x</text:p>
          </table:table-cell>
          <table:table-cell table:formula="of:=[.F233]" office:value-type="string" office:string-value="i11" calcext:value-type="string">
            <text:p>i11</text:p>
          </table:table-cell>
          <table:table-cell table:formula="of:=[.G233]" office:value-type="string" office:string-value="0 or 1" calcext:value-type="string">
            <text:p>0 or 1</text:p>
          </table:table-cell>
          <table:table-cell table:formula="of:=[.H233]" office:value-type="string" office:string-value="i11+12" calcext:value-type="string">
            <text:p>i11+12</text:p>
          </table:table-cell>
          <table:table-cell table:formula="of:=[.I233]" office:value-type="string" office:string-value="z@198 OR z@198/26" calcext:value-type="string">
            <text:p>z@198 OR z@198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34]+1" office:value-type="float" office:value="215" calcext:value-type="float">
            <text:p>215</text:p>
          </table:table-cell>
          <table:table-cell office:value-type="string" calcext:value-type="string">
            <text:p>add z y</text:p>
          </table:table-cell>
          <table:table-cell table:formula="of:=[.F234]" office:value-type="string" office:string-value="i11" calcext:value-type="string">
            <text:p>i11</text:p>
          </table:table-cell>
          <table:table-cell table:formula="of:=[.G234]" office:value-type="string" office:string-value="0 or 1" calcext:value-type="string">
            <text:p>0 or 1</text:p>
          </table:table-cell>
          <table:table-cell table:formula="of:=[.H234]" office:value-type="string" office:string-value="i11+12" calcext:value-type="string">
            <text:p>i11+12</text:p>
          </table:table-cell>
          <table:table-cell table:formula="of:=[.I234]" office:value-type="string" office:string-value="z@198 OR z@198/26" calcext:value-type="string">
            <text:p>z@198 OR z@198/2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235]+1" office:value-type="float" office:value="216" calcext:value-type="float">
            <text:p>216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12</text:p>
          </table:table-cell>
          <table:table-cell table:formula="of:=[.G235]" office:value-type="string" office:string-value="0 or 1" calcext:value-type="string">
            <text:p>0 or 1</text:p>
          </table:table-cell>
          <table:table-cell table:formula="of:=[.H235]" office:value-type="string" office:string-value="i11+12" calcext:value-type="string">
            <text:p>i11+12</text:p>
          </table:table-cell>
          <table:table-cell table:formula="of:=[.I235]" office:value-type="string" office:string-value="z@198 OR z@198/26" calcext:value-type="string">
            <text:p>z@198 OR z@198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37]+1" office:value-type="float" office:value="217" calcext:value-type="float">
            <text:p>217</text:p>
          </table:table-cell>
          <table:table-cell table:style-name="ce3" office:value-type="string" calcext:value-type="string">
            <text:p>mul x 0</text:p>
          </table:table-cell>
          <table:table-cell table:formula="of:=[.F237]" office:value-type="string" office:string-value="i12" calcext:value-type="string">
            <text:p>i12</text:p>
          </table:table-cell>
          <table:table-cell table:style-name="ce7" office:value-type="float" office:value="0" calcext:value-type="float">
            <text:p>0</text:p>
          </table:table-cell>
          <table:table-cell table:formula="of:=[.H237]" office:value-type="string" office:string-value="i11+12" calcext:value-type="string">
            <text:p>i11+12</text:p>
          </table:table-cell>
          <table:table-cell table:formula="of:=[.I237]" office:value-type="string" office:string-value="z@198 OR z@198/26" calcext:value-type="string">
            <text:p>z@198 OR z@198/26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38]+1" office:value-type="float" office:value="218" calcext:value-type="float">
            <text:p>218</text:p>
          </table:table-cell>
          <table:table-cell table:style-name="ce3" office:value-type="string" calcext:value-type="string">
            <text:p>add x z</text:p>
          </table:table-cell>
          <table:table-cell table:formula="of:=[.F238]" office:value-type="string" office:string-value="i12" calcext:value-type="string">
            <text:p>i12</text:p>
          </table:table-cell>
          <table:table-cell table:style-name="ce7" office:value-type="string" calcext:value-type="string">
            <text:p>z@216</text:p>
          </table:table-cell>
          <table:table-cell table:formula="of:=[.H238]" office:value-type="string" office:string-value="i11+12" calcext:value-type="string">
            <text:p>i11+12</text:p>
          </table:table-cell>
          <table:table-cell table:formula="of:=[.I238]" office:value-type="string" office:string-value="z@198 OR z@198/26" calcext:value-type="string">
            <text:p>z@198 OR z@198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39]+1" office:value-type="float" office:value="219" calcext:value-type="float">
            <text:p>219</text:p>
          </table:table-cell>
          <table:table-cell office:value-type="string" calcext:value-type="string">
            <text:p>mod x 26</text:p>
          </table:table-cell>
          <table:table-cell table:formula="of:=[.F239]" office:value-type="string" office:string-value="i12" calcext:value-type="string">
            <text:p>i12</text:p>
          </table:table-cell>
          <table:table-cell table:style-name="ce9" office:value-type="string" calcext:value-type="string">
            <text:p>z@216%26</text:p>
          </table:table-cell>
          <table:table-cell table:formula="of:=[.H239]" office:value-type="string" office:string-value="i11+12" calcext:value-type="string">
            <text:p>i11+12</text:p>
          </table:table-cell>
          <table:table-cell table:formula="of:=[.I239]" office:value-type="string" office:string-value="z@198 OR z@198/26" calcext:value-type="string">
            <text:p>z@198 OR z@198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40]+1" office:value-type="float" office:value="220" calcext:value-type="float">
            <text:p>220</text:p>
          </table:table-cell>
          <table:table-cell table:style-name="ce5" office:value-type="string" calcext:value-type="string">
            <text:p>div z 26</text:p>
          </table:table-cell>
          <table:table-cell table:formula="of:=[.F240]" office:value-type="string" office:string-value="i12" calcext:value-type="string">
            <text:p>i12</text:p>
          </table:table-cell>
          <table:table-cell table:formula="of:=[.G240]" office:value-type="string" office:string-value="z@216%26" calcext:value-type="string">
            <text:p>z@216%26</text:p>
          </table:table-cell>
          <table:table-cell table:formula="of:=[.H240]" office:value-type="string" office:string-value="i11+12" calcext:value-type="string">
            <text:p>i11+12</text:p>
          </table:table-cell>
          <table:table-cell table:style-name="ce7" office:value-type="string" calcext:value-type="string">
            <text:p>z@21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41]+1" office:value-type="float" office:value="221" calcext:value-type="float">
            <text:p>221</text:p>
          </table:table-cell>
          <table:table-cell table:style-name="ce3" office:value-type="string" calcext:value-type="string">
            <text:p>add x -4</text:p>
          </table:table-cell>
          <table:table-cell table:formula="of:=[.F241]" office:value-type="string" office:string-value="i12" calcext:value-type="string">
            <text:p>i12</text:p>
          </table:table-cell>
          <table:table-cell table:style-name="ce9" office:value-type="string" calcext:value-type="string">
            <text:p>z@216%26-4</text:p>
          </table:table-cell>
          <table:table-cell table:formula="of:=[.H241]" office:value-type="string" office:string-value="i11+12" calcext:value-type="string">
            <text:p>i11+12</text:p>
          </table:table-cell>
          <table:table-cell table:formula="of:=[.I241]" office:value-type="string" office:string-value="z@216/26" calcext:value-type="string">
            <text:p>z@21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42]+1" office:value-type="float" office:value="222" calcext:value-type="float">
            <text:p>222</text:p>
          </table:table-cell>
          <table:table-cell office:value-type="string" calcext:value-type="string">
            <text:p>eql x w</text:p>
          </table:table-cell>
          <table:table-cell table:formula="of:=[.F242]" office:value-type="string" office:string-value="i12" calcext:value-type="string">
            <text:p>i12</text:p>
          </table:table-cell>
          <table:table-cell table:style-name="ce7" office:value-type="string" calcext:value-type="string">
            <text:p>0 or 1</text:p>
          </table:table-cell>
          <table:table-cell table:formula="of:=[.H242]" office:value-type="string" office:string-value="i11+12" calcext:value-type="string">
            <text:p>i11+12</text:p>
          </table:table-cell>
          <table:table-cell table:formula="of:=[.I242]" office:value-type="string" office:string-value="z@216/26" calcext:value-type="string">
            <text:p>z@21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43]+1" office:value-type="float" office:value="223" calcext:value-type="float">
            <text:p>223</text:p>
          </table:table-cell>
          <table:table-cell office:value-type="string" calcext:value-type="string">
            <text:p>eql x 0</text:p>
          </table:table-cell>
          <table:table-cell table:formula="of:=[.F243]" office:value-type="string" office:string-value="i12" calcext:value-type="string">
            <text:p>i12</text:p>
          </table:table-cell>
          <table:table-cell table:style-name="ce7" office:value-type="string" calcext:value-type="string">
            <text:p>0 or 1</text:p>
          </table:table-cell>
          <table:table-cell table:formula="of:=[.H243]" office:value-type="string" office:string-value="i11+12" calcext:value-type="string">
            <text:p>i11+12</text:p>
          </table:table-cell>
          <table:table-cell table:formula="of:=[.I243]" office:value-type="string" office:string-value="z@216/26" calcext:value-type="string">
            <text:p>z@216/26</text:p>
          </table:table-cell>
          <table:table-cell office:value-type="string" calcext:value-type="string">
            <text:p>x = !x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44]+1" office:value-type="float" office:value="224" calcext:value-type="float">
            <text:p>224</text:p>
          </table:table-cell>
          <table:table-cell table:style-name="ce3" office:value-type="string" calcext:value-type="string">
            <text:p>mul y 0</text:p>
          </table:table-cell>
          <table:table-cell table:formula="of:=[.F244]" office:value-type="string" office:string-value="i12" calcext:value-type="string">
            <text:p>i12</text:p>
          </table:table-cell>
          <table:table-cell table:formula="of:=[.G244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244]" office:value-type="string" office:string-value="z@216/26" calcext:value-type="string">
            <text:p>z@216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45]+1" office:value-type="float" office:value="225" calcext:value-type="float">
            <text:p>225</text:p>
          </table:table-cell>
          <table:table-cell office:value-type="string" calcext:value-type="string">
            <text:p>add y 25</text:p>
          </table:table-cell>
          <table:table-cell table:formula="of:=[.F245]" office:value-type="string" office:string-value="i12" calcext:value-type="string">
            <text:p>i12</text:p>
          </table:table-cell>
          <table:table-cell table:formula="of:=[.G245]" office:value-type="string" office:string-value="0 or 1" calcext:value-type="string">
            <text:p>0 or 1</text:p>
          </table:table-cell>
          <table:table-cell table:style-name="ce7" office:value-type="float" office:value="25" calcext:value-type="float">
            <text:p>25</text:p>
          </table:table-cell>
          <table:table-cell table:formula="of:=[.I245]" office:value-type="string" office:string-value="z@216/26" calcext:value-type="string">
            <text:p>z@216/26</text:p>
          </table:table-cell>
          <table:table-cell office:value-type="string" calcext:value-type="string">
            <text:p>y=2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46]+1" office:value-type="float" office:value="226" calcext:value-type="float">
            <text:p>226</text:p>
          </table:table-cell>
          <table:table-cell office:value-type="string" calcext:value-type="string">
            <text:p>mul y x</text:p>
          </table:table-cell>
          <table:table-cell table:formula="of:=[.F246]" office:value-type="string" office:string-value="i12" calcext:value-type="string">
            <text:p>i12</text:p>
          </table:table-cell>
          <table:table-cell table:formula="of:=[.G246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0 or 25</text:p>
          </table:table-cell>
          <table:table-cell table:formula="of:=[.I246]" office:value-type="string" office:string-value="z@216/26" calcext:value-type="string">
            <text:p>z@216/26</text:p>
          </table:table-cell>
          <table:table-cell/>
          <table:table-cell office:value-type="string" calcext:value-type="string">
            <text:p>y = either 0 or 25 after thi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247]+1" office:value-type="float" office:value="227" calcext:value-type="float">
            <text:p>227</text:p>
          </table:table-cell>
          <table:table-cell office:value-type="string" calcext:value-type="string">
            <text:p>add y 1</text:p>
          </table:table-cell>
          <table:table-cell table:formula="of:=[.F247]" office:value-type="string" office:string-value="i12" calcext:value-type="string">
            <text:p>i12</text:p>
          </table:table-cell>
          <table:table-cell table:formula="of:=[.G247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1 or 26</text:p>
          </table:table-cell>
          <table:table-cell table:formula="of:=[.I247]" office:value-type="string" office:string-value="z@216/26" calcext:value-type="string">
            <text:p>z@216/26</text:p>
          </table:table-cell>
          <table:table-cell/>
          <table:table-cell office:value-type="string" calcext:value-type="string">
            <text:p>y = either 1 or 26 after thi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248]+1" office:value-type="float" office:value="228" calcext:value-type="float">
            <text:p>228</text:p>
          </table:table-cell>
          <table:table-cell table:style-name="ce3" office:value-type="string" calcext:value-type="string">
            <text:p>mul z y</text:p>
          </table:table-cell>
          <table:table-cell table:formula="of:=[.F248]" office:value-type="string" office:string-value="i12" calcext:value-type="string">
            <text:p>i12</text:p>
          </table:table-cell>
          <table:table-cell table:formula="of:=[.G248]" office:value-type="string" office:string-value="0 or 1" calcext:value-type="string">
            <text:p>0 or 1</text:p>
          </table:table-cell>
          <table:table-cell table:formula="of:=[.H248]" office:value-type="string" office:string-value="1 or 26" calcext:value-type="string">
            <text:p>1 or 26</text:p>
          </table:table-cell>
          <table:table-cell table:style-name="ce7" office:value-type="string" calcext:value-type="string">
            <text:p>z@216 OR z@21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49]+1" office:value-type="float" office:value="229" calcext:value-type="float">
            <text:p>229</text:p>
          </table:table-cell>
          <table:table-cell table:style-name="ce3" office:value-type="string" calcext:value-type="string">
            <text:p>mul y 0</text:p>
          </table:table-cell>
          <table:table-cell table:formula="of:=[.F249]" office:value-type="string" office:string-value="i12" calcext:value-type="string">
            <text:p>i12</text:p>
          </table:table-cell>
          <table:table-cell table:formula="of:=[.G249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249]" office:value-type="string" office:string-value="z@216 OR z@216/26" calcext:value-type="string">
            <text:p>z@216 OR z@216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50]+1" office:value-type="float" office:value="230" calcext:value-type="float">
            <text:p>230</text:p>
          </table:table-cell>
          <table:table-cell table:style-name="ce3" office:value-type="string" calcext:value-type="string">
            <text:p>add y w</text:p>
          </table:table-cell>
          <table:table-cell table:formula="of:=[.F250]" office:value-type="string" office:string-value="i12" calcext:value-type="string">
            <text:p>i12</text:p>
          </table:table-cell>
          <table:table-cell table:formula="of:=[.G250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12</text:p>
          </table:table-cell>
          <table:table-cell table:formula="of:=[.I250]" office:value-type="string" office:string-value="z@216 OR z@216/26" calcext:value-type="string">
            <text:p>z@216 OR z@21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51]+1" office:value-type="float" office:value="231" calcext:value-type="float">
            <text:p>231</text:p>
          </table:table-cell>
          <table:table-cell office:value-type="string" calcext:value-type="string">
            <text:p>add y 14</text:p>
          </table:table-cell>
          <table:table-cell table:formula="of:=[.F251]" office:value-type="string" office:string-value="i12" calcext:value-type="string">
            <text:p>i12</text:p>
          </table:table-cell>
          <table:table-cell table:formula="of:=[.G251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12+14</text:p>
          </table:table-cell>
          <table:table-cell table:formula="of:=[.I251]" office:value-type="string" office:string-value="z@216 OR z@216/26" calcext:value-type="string">
            <text:p>z@216 OR z@21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52]+1" office:value-type="float" office:value="232" calcext:value-type="float">
            <text:p>232</text:p>
          </table:table-cell>
          <table:table-cell office:value-type="string" calcext:value-type="string">
            <text:p>mul y x</text:p>
          </table:table-cell>
          <table:table-cell table:formula="of:=[.F252]" office:value-type="string" office:string-value="i12" calcext:value-type="string">
            <text:p>i12</text:p>
          </table:table-cell>
          <table:table-cell table:formula="of:=[.G252]" office:value-type="string" office:string-value="0 or 1" calcext:value-type="string">
            <text:p>0 or 1</text:p>
          </table:table-cell>
          <table:table-cell table:formula="of:=[.H252]" office:value-type="string" office:string-value="i12+14" calcext:value-type="string">
            <text:p>i12+14</text:p>
          </table:table-cell>
          <table:table-cell table:formula="of:=[.I252]" office:value-type="string" office:string-value="z@216 OR z@216/26" calcext:value-type="string">
            <text:p>z@216 OR z@216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53]+1" office:value-type="float" office:value="233" calcext:value-type="float">
            <text:p>233</text:p>
          </table:table-cell>
          <table:table-cell office:value-type="string" calcext:value-type="string">
            <text:p>add z y</text:p>
          </table:table-cell>
          <table:table-cell table:formula="of:=[.F253]" office:value-type="string" office:string-value="i12" calcext:value-type="string">
            <text:p>i12</text:p>
          </table:table-cell>
          <table:table-cell table:formula="of:=[.G253]" office:value-type="string" office:string-value="0 or 1" calcext:value-type="string">
            <text:p>0 or 1</text:p>
          </table:table-cell>
          <table:table-cell table:formula="of:=[.H253]" office:value-type="string" office:string-value="i12+14" calcext:value-type="string">
            <text:p>i12+14</text:p>
          </table:table-cell>
          <table:table-cell table:formula="of:=[.I253]" office:value-type="string" office:string-value="z@216 OR z@216/26" calcext:value-type="string">
            <text:p>z@216 OR z@216/2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254]+1" office:value-type="float" office:value="234" calcext:value-type="float">
            <text:p>234</text:p>
          </table:table-cell>
          <table:table-cell table:style-name="ce2" office:value-type="string" calcext:value-type="string">
            <text:p>inp w</text:p>
          </table:table-cell>
          <table:table-cell office:value-type="string" calcext:value-type="string">
            <text:p>i13</text:p>
          </table:table-cell>
          <table:table-cell table:formula="of:=[.G254]" office:value-type="string" office:string-value="0 or 1" calcext:value-type="string">
            <text:p>0 or 1</text:p>
          </table:table-cell>
          <table:table-cell table:formula="of:=[.H254]" office:value-type="string" office:string-value="i12+14" calcext:value-type="string">
            <text:p>i12+14</text:p>
          </table:table-cell>
          <table:table-cell table:style-name="ce7" office:value-type="string" calcext:value-type="string">
            <text:p>z@23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56]+1" office:value-type="float" office:value="235" calcext:value-type="float">
            <text:p>235</text:p>
          </table:table-cell>
          <table:table-cell table:style-name="ce3" office:value-type="string" calcext:value-type="string">
            <text:p>mul x 0</text:p>
          </table:table-cell>
          <table:table-cell table:formula="of:=[.F256]" office:value-type="string" office:string-value="i13" calcext:value-type="string">
            <text:p>i13</text:p>
          </table:table-cell>
          <table:table-cell table:style-name="ce7" office:value-type="float" office:value="0" calcext:value-type="float">
            <text:p>0</text:p>
          </table:table-cell>
          <table:table-cell table:formula="of:=[.H256]" office:value-type="string" office:string-value="i12+14" calcext:value-type="string">
            <text:p>i12+14</text:p>
          </table:table-cell>
          <table:table-cell table:formula="of:=[.I256]" office:value-type="string" office:string-value="z@234" calcext:value-type="string">
            <text:p>z@234</text:p>
          </table:table-cell>
          <table:table-cell office:value-type="string" calcext:value-type="string">
            <text:p>x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57]+1" office:value-type="float" office:value="236" calcext:value-type="float">
            <text:p>236</text:p>
          </table:table-cell>
          <table:table-cell table:style-name="ce3" office:value-type="string" calcext:value-type="string">
            <text:p>add x z</text:p>
          </table:table-cell>
          <table:table-cell table:formula="of:=[.F257]" office:value-type="string" office:string-value="i13" calcext:value-type="string">
            <text:p>i13</text:p>
          </table:table-cell>
          <table:table-cell table:style-name="ce7" office:value-type="string" calcext:value-type="string">
            <text:p>z@234</text:p>
          </table:table-cell>
          <table:table-cell table:formula="of:=[.H257]" office:value-type="string" office:string-value="i12+14" calcext:value-type="string">
            <text:p>i12+14</text:p>
          </table:table-cell>
          <table:table-cell table:formula="of:=[.I257]" office:value-type="string" office:string-value="z@234" calcext:value-type="string">
            <text:p>z@23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58]+1" office:value-type="float" office:value="237" calcext:value-type="float">
            <text:p>237</text:p>
          </table:table-cell>
          <table:table-cell office:value-type="string" calcext:value-type="string">
            <text:p>mod x 26</text:p>
          </table:table-cell>
          <table:table-cell table:formula="of:=[.F258]" office:value-type="string" office:string-value="i13" calcext:value-type="string">
            <text:p>i13</text:p>
          </table:table-cell>
          <table:table-cell table:style-name="ce7" office:value-type="string" calcext:value-type="string">
            <text:p>z@234 % 26</text:p>
          </table:table-cell>
          <table:table-cell table:formula="of:=[.H258]" office:value-type="string" office:string-value="i12+14" calcext:value-type="string">
            <text:p>i12+14</text:p>
          </table:table-cell>
          <table:table-cell table:formula="of:=[.I258]" office:value-type="string" office:string-value="z@234" calcext:value-type="string">
            <text:p>z@23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59]+1" office:value-type="float" office:value="238" calcext:value-type="float">
            <text:p>238</text:p>
          </table:table-cell>
          <table:table-cell table:style-name="ce5" office:value-type="string" calcext:value-type="string">
            <text:p>div z 26</text:p>
          </table:table-cell>
          <table:table-cell table:formula="of:=[.F259]" office:value-type="string" office:string-value="i13" calcext:value-type="string">
            <text:p>i13</text:p>
          </table:table-cell>
          <table:table-cell table:style-name="ce9" office:value-type="string" calcext:value-type="string">
            <text:p>z@234 % 26</text:p>
          </table:table-cell>
          <table:table-cell table:formula="of:=[.H259]" office:value-type="string" office:string-value="i12+14" calcext:value-type="string">
            <text:p>i12+14</text:p>
          </table:table-cell>
          <table:table-cell table:style-name="ce7" office:value-type="string" calcext:value-type="string">
            <text:p>z@23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60]+1" office:value-type="float" office:value="239" calcext:value-type="float">
            <text:p>239</text:p>
          </table:table-cell>
          <table:table-cell table:style-name="ce3" office:value-type="string" calcext:value-type="string">
            <text:p>add x -5</text:p>
          </table:table-cell>
          <table:table-cell table:formula="of:=[.F260]" office:value-type="string" office:string-value="i13" calcext:value-type="string">
            <text:p>i13</text:p>
          </table:table-cell>
          <table:table-cell table:style-name="ce10" office:value-type="string" calcext:value-type="string">
            <text:p>z@234 % 26 - 5</text:p>
          </table:table-cell>
          <table:table-cell table:formula="of:=[.H260]" office:value-type="string" office:string-value="i12+14" calcext:value-type="string">
            <text:p>i12+14</text:p>
          </table:table-cell>
          <table:table-cell table:formula="of:=[.I260]" office:value-type="string" office:string-value="z@234/26" calcext:value-type="string">
            <text:p>z@23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61]+1" office:value-type="float" office:value="240" calcext:value-type="float">
            <text:p>240</text:p>
          </table:table-cell>
          <table:table-cell office:value-type="string" calcext:value-type="string">
            <text:p>eql x w</text:p>
          </table:table-cell>
          <table:table-cell table:formula="of:=[.F261]" office:value-type="string" office:string-value="i13" calcext:value-type="string">
            <text:p>i13</text:p>
          </table:table-cell>
          <table:table-cell table:style-name="ce7" office:value-type="string" calcext:value-type="string">
            <text:p>0 or 1</text:p>
          </table:table-cell>
          <table:table-cell table:formula="of:=[.H261]" office:value-type="string" office:string-value="i12+14" calcext:value-type="string">
            <text:p>i12+14</text:p>
          </table:table-cell>
          <table:table-cell table:formula="of:=[.I261]" office:value-type="string" office:string-value="z@234/26" calcext:value-type="string">
            <text:p>z@234/26</text:p>
          </table:table-cell>
          <table:table-cell/>
          <table:table-cell office:value-type="string" calcext:value-type="string">
            <text:p>x = i13 == z@234 % 26 - 5 <text:s text:c="2"/>-&gt; <text:s text:c="3"/>i13 + 5 == z@234 % 26.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262]+1" office:value-type="float" office:value="241" calcext:value-type="float">
            <text:p>241</text:p>
          </table:table-cell>
          <table:table-cell office:value-type="string" calcext:value-type="string">
            <text:p>eql x 0</text:p>
          </table:table-cell>
          <table:table-cell table:formula="of:=[.F262]" office:value-type="string" office:string-value="i13" calcext:value-type="string">
            <text:p>i13</text:p>
          </table:table-cell>
          <table:table-cell table:style-name="ce7" office:value-type="string" calcext:value-type="string">
            <text:p>0 or 1</text:p>
          </table:table-cell>
          <table:table-cell table:formula="of:=[.H262]" office:value-type="string" office:string-value="i12+14" calcext:value-type="string">
            <text:p>i12+14</text:p>
          </table:table-cell>
          <table:table-cell table:formula="of:=[.I262]" office:value-type="string" office:string-value="z@234/26" calcext:value-type="string">
            <text:p>z@234/26</text:p>
          </table:table-cell>
          <table:table-cell office:value-type="string" calcext:value-type="string">
            <text:p>x = !x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63]+1" office:value-type="float" office:value="242" calcext:value-type="float">
            <text:p>242</text:p>
          </table:table-cell>
          <table:table-cell table:style-name="ce3" office:value-type="string" calcext:value-type="string">
            <text:p>mul y 0</text:p>
          </table:table-cell>
          <table:table-cell table:formula="of:=[.F263]" office:value-type="string" office:string-value="i13" calcext:value-type="string">
            <text:p>i13</text:p>
          </table:table-cell>
          <table:table-cell table:formula="of:=[.G263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263]" office:value-type="string" office:string-value="z@234/26" calcext:value-type="string">
            <text:p>z@234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64]+1" office:value-type="float" office:value="243" calcext:value-type="float">
            <text:p>243</text:p>
          </table:table-cell>
          <table:table-cell office:value-type="string" calcext:value-type="string">
            <text:p>add y 25</text:p>
          </table:table-cell>
          <table:table-cell table:formula="of:=[.F264]" office:value-type="string" office:string-value="i13" calcext:value-type="string">
            <text:p>i13</text:p>
          </table:table-cell>
          <table:table-cell table:formula="of:=[.G264]" office:value-type="string" office:string-value="0 or 1" calcext:value-type="string">
            <text:p>0 or 1</text:p>
          </table:table-cell>
          <table:table-cell table:style-name="ce7" office:value-type="float" office:value="25" calcext:value-type="float">
            <text:p>25</text:p>
          </table:table-cell>
          <table:table-cell table:formula="of:=[.I264]" office:value-type="string" office:string-value="z@234/26" calcext:value-type="string">
            <text:p>z@234/26</text:p>
          </table:table-cell>
          <table:table-cell office:value-type="string" calcext:value-type="string">
            <text:p>y=2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65]+1" office:value-type="float" office:value="244" calcext:value-type="float">
            <text:p>244</text:p>
          </table:table-cell>
          <table:table-cell office:value-type="string" calcext:value-type="string">
            <text:p>mul y x</text:p>
          </table:table-cell>
          <table:table-cell table:formula="of:=[.F265]" office:value-type="string" office:string-value="i13" calcext:value-type="string">
            <text:p>i13</text:p>
          </table:table-cell>
          <table:table-cell table:formula="of:=[.G265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0 or 25</text:p>
          </table:table-cell>
          <table:table-cell table:formula="of:=[.I265]" office:value-type="string" office:string-value="z@234/26" calcext:value-type="string">
            <text:p>z@234/26</text:p>
          </table:table-cell>
          <table:table-cell/>
          <table:table-cell office:value-type="string" calcext:value-type="string">
            <text:p>y = either 0 or 25 after thi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266]+1" office:value-type="float" office:value="245" calcext:value-type="float">
            <text:p>245</text:p>
          </table:table-cell>
          <table:table-cell office:value-type="string" calcext:value-type="string">
            <text:p>add y 1</text:p>
          </table:table-cell>
          <table:table-cell table:formula="of:=[.F266]" office:value-type="string" office:string-value="i13" calcext:value-type="string">
            <text:p>i13</text:p>
          </table:table-cell>
          <table:table-cell table:formula="of:=[.G266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1 or 26</text:p>
          </table:table-cell>
          <table:table-cell table:formula="of:=[.I266]" office:value-type="string" office:string-value="z@234/26" calcext:value-type="string">
            <text:p>z@234/26</text:p>
          </table:table-cell>
          <table:table-cell/>
          <table:table-cell office:value-type="string" calcext:value-type="string">
            <text:p>y = either 1 or 26 after thi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267]+1" office:value-type="float" office:value="246" calcext:value-type="float">
            <text:p>246</text:p>
          </table:table-cell>
          <table:table-cell table:style-name="ce3" office:value-type="string" calcext:value-type="string">
            <text:p>mul z y</text:p>
          </table:table-cell>
          <table:table-cell table:formula="of:=[.F267]" office:value-type="string" office:string-value="i13" calcext:value-type="string">
            <text:p>i13</text:p>
          </table:table-cell>
          <table:table-cell table:formula="of:=[.G267]" office:value-type="string" office:string-value="0 or 1" calcext:value-type="string">
            <text:p>0 or 1</text:p>
          </table:table-cell>
          <table:table-cell table:formula="of:=[.H267]" office:value-type="string" office:string-value="1 or 26" calcext:value-type="string">
            <text:p>1 or 26</text:p>
          </table:table-cell>
          <table:table-cell table:style-name="ce7" office:value-type="string" calcext:value-type="string">
            <text:p>z@234 OR z@234/26</text:p>
          </table:table-cell>
          <table:table-cell/>
          <table:table-cell office:value-type="string" calcext:value-type="string">
            <text:p>&lt;- HERE! z after this step is z@234/26 * (1 or 26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268]+1" office:value-type="float" office:value="247" calcext:value-type="float">
            <text:p>247</text:p>
          </table:table-cell>
          <table:table-cell table:style-name="ce3" office:value-type="string" calcext:value-type="string">
            <text:p>mul y 0</text:p>
          </table:table-cell>
          <table:table-cell table:formula="of:=[.F268]" office:value-type="string" office:string-value="i13" calcext:value-type="string">
            <text:p>i13</text:p>
          </table:table-cell>
          <table:table-cell table:formula="of:=[.G268]" office:value-type="string" office:string-value="0 or 1" calcext:value-type="string">
            <text:p>0 or 1</text:p>
          </table:table-cell>
          <table:table-cell table:style-name="ce7" office:value-type="float" office:value="0" calcext:value-type="float">
            <text:p>0</text:p>
          </table:table-cell>
          <table:table-cell table:formula="of:=[.I268]" office:value-type="string" office:string-value="z@234 OR z@234/26" calcext:value-type="string">
            <text:p>z@234 OR z@234/26</text:p>
          </table:table-cell>
          <table:table-cell office:value-type="string" calcext:value-type="string">
            <text:p>y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269]+1" office:value-type="float" office:value="248" calcext:value-type="float">
            <text:p>248</text:p>
          </table:table-cell>
          <table:table-cell table:style-name="ce3" office:value-type="string" calcext:value-type="string">
            <text:p>add y w</text:p>
          </table:table-cell>
          <table:table-cell table:formula="of:=[.F269]" office:value-type="string" office:string-value="i13" calcext:value-type="string">
            <text:p>i13</text:p>
          </table:table-cell>
          <table:table-cell table:formula="of:=[.G269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13</text:p>
          </table:table-cell>
          <table:table-cell table:formula="of:=[.I269]" office:value-type="string" office:string-value="z@234 OR z@234/26" calcext:value-type="string">
            <text:p>z@234 OR z@23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70]+1" office:value-type="float" office:value="249" calcext:value-type="float">
            <text:p>249</text:p>
          </table:table-cell>
          <table:table-cell office:value-type="string" calcext:value-type="string">
            <text:p>add y 14</text:p>
          </table:table-cell>
          <table:table-cell table:formula="of:=[.F270]" office:value-type="string" office:string-value="i13" calcext:value-type="string">
            <text:p>i13</text:p>
          </table:table-cell>
          <table:table-cell table:formula="of:=[.G270]" office:value-type="string" office:string-value="0 or 1" calcext:value-type="string">
            <text:p>0 or 1</text:p>
          </table:table-cell>
          <table:table-cell table:style-name="ce7" office:value-type="string" calcext:value-type="string">
            <text:p>i13+14</text:p>
          </table:table-cell>
          <table:table-cell table:formula="of:=[.I270]" office:value-type="string" office:string-value="z@234 OR z@234/26" calcext:value-type="string">
            <text:p>z@234 OR z@23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71]+1" office:value-type="float" office:value="250" calcext:value-type="float">
            <text:p>250</text:p>
          </table:table-cell>
          <table:table-cell office:value-type="string" calcext:value-type="string">
            <text:p>mul y x</text:p>
          </table:table-cell>
          <table:table-cell table:formula="of:=[.F271]" office:value-type="string" office:string-value="i13" calcext:value-type="string">
            <text:p>i13</text:p>
          </table:table-cell>
          <table:table-cell table:formula="of:=[.G271]" office:value-type="string" office:string-value="0 or 1" calcext:value-type="string">
            <text:p>0 or 1</text:p>
          </table:table-cell>
          <table:table-cell table:formula="of:=[.H271]" office:value-type="string" office:string-value="i13+14" calcext:value-type="string">
            <text:p>i13+14</text:p>
          </table:table-cell>
          <table:table-cell table:formula="of:=[.I271]" office:value-type="string" office:string-value="z@234 OR z@234/26" calcext:value-type="string">
            <text:p>z@234 OR z@234/2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[.D272]+1" office:value-type="float" office:value="251" calcext:value-type="float">
            <text:p>251</text:p>
          </table:table-cell>
          <table:table-cell office:value-type="string" calcext:value-type="string">
            <text:p>add z y</text:p>
          </table:table-cell>
          <table:table-cell table:formula="of:=[.F272]" office:value-type="string" office:string-value="i13" calcext:value-type="string">
            <text:p>i13</text:p>
          </table:table-cell>
          <table:table-cell table:formula="of:=[.G272]" office:value-type="string" office:string-value="0 or 1" calcext:value-type="string">
            <text:p>0 or 1</text:p>
          </table:table-cell>
          <table:table-cell table:formula="of:=[.H272]" office:value-type="string" office:string-value="i13+14" calcext:value-type="string">
            <text:p>i13+14</text:p>
          </table:table-cell>
          <table:table-cell table:formula="of:=[.I272]" office:value-type="string" office:string-value="z@234 OR z@234/26" calcext:value-type="string">
            <text:p>z@234 OR z@234/2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5T10:33:27.428381675</meta:creation-date>
    <dc:date>2021-12-25T19:36:12.504658054</dc:date>
    <meta:editing-duration>PT6H57M3S</meta:editing-duration>
    <meta:editing-cycles>100</meta:editing-cycles>
    <meta:generator>LibreOffice/7.2.3.2$Linux_X86_64 LibreOffice_project/20$Build-2</meta:generator>
    <meta:document-statistic meta:table-count="1" meta:cell-count="1631" meta:object-count="0"/>
  </office:meta>
</office:document-meta>
</file>